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ebasNeue" svg:font-family="BebasNeue" style:font-pitch="variable"/>
    <style:font-face style:name="BebasNeue1" svg:font-family="BebasNeu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438cm" fo:min-width="6.931cm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solid" svg:stroke-width="0.019cm" svg:stroke-color="#ffffff" draw:stroke-linejoin="miter" svg:stroke-linecap="butt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none" draw:fill="solid" draw:fill-color="#ffffff"/>
    </style:style>
    <style:style style:name="gr5" style:family="graphic" style:parent-style-name="standard">
      <style:graphic-properties draw:stroke="solid" svg:stroke-width="0.019cm" svg:stroke-color="#231f20" draw:stroke-linejoin="miter" svg:stroke-linecap="butt" draw:fill="solid" draw:fill-color="#000000" fo:padding-top="0.009cm" fo:padding-bottom="0.009cm" fo:padding-left="0.009cm" fo:padding-right="0.009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76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9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83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38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6.44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42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solid" draw:fill-color="#a7a5a6"/>
    </style:style>
    <style:style style:name="gr13" style:family="graphic" style:parent-style-name="standard">
      <style:graphic-properties draw:stroke="none" draw:fill="solid" draw:fill-color="#4f4c4d"/>
    </style:style>
    <style:style style:name="gr14" style:family="graphic" style:parent-style-name="standard">
      <style:graphic-properties draw:stroke="none" draw:fill="solid" draw:fill-color="#d3d2d2"/>
    </style:style>
    <style:style style:name="gr15" style:family="graphic" style:parent-style-name="standard">
      <style:graphic-properties draw:stroke="none" draw:fill="solid" draw:fill-color="#393536"/>
    </style:style>
    <style:style style:name="gr16" style:family="graphic" style:parent-style-name="standard">
      <style:graphic-properties draw:stroke="none" draw:fill="solid" draw:fill-color="#7b7979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26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6.49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9.24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4.23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solid" svg:stroke-width="0.019cm" svg:stroke-color="#000000" draw:stroke-linejoin="miter" svg:stroke-linecap="butt" draw:fill="none" fo:padding-top="0.009cm" fo:padding-bottom="0.009cm" fo:padding-left="0.009cm" fo:padding-right="0.009cm"/>
    </style:style>
    <style:style style:name="gr22" style:family="graphic" style:parent-style-name="standard">
      <style:graphic-properties draw:stroke="solid" svg:stroke-width="0.019cm" svg:stroke-color="#000000" draw:stroke-linejoin="miter" svg:stroke-linecap="butt" draw:fill="solid" draw:fill-color="#000000" fo:padding-top="0.009cm" fo:padding-bottom="0.009cm" fo:padding-left="0.009cm" fo:padding-right="0.009cm"/>
    </style:style>
    <style:style style:name="gr23" style:family="graphic" style:parent-style-name="standard">
      <style:graphic-properties draw:stroke="solid" svg:stroke-width="0.019cm" svg:stroke-color="#231f20" draw:stroke-linejoin="miter" svg:stroke-linecap="butt" draw:fill="none" fo:padding-top="0.009cm" fo:padding-bottom="0.009cm" fo:padding-left="0.009cm" fo:padding-right="0.009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7.51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6.767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svg:stroke-color="#074ea2" draw:fill-color="#074ea2" draw:textarea-horizontal-align="justify" draw:textarea-vertical-align="middle" draw:auto-grow-height="false" fo:min-height="4.318cm" fo:min-width="5.567cm"/>
    </style:style>
    <style:style style:name="gr27" style:family="graphic" style:parent-style-name="standard">
      <style:graphic-properties draw:stroke="none" svg:stroke-color="#074ea2" draw:fill="solid" draw:fill-color="#ffffff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/>
    </style:style>
    <style:style style:name="P4" style:family="paragraph">
      <loext:graphic-properties draw:fill="solid" draw:fill-color="#ffffff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9.7999992370605pt" style:font-size-asian="19.7999992370605pt" style:font-size-complex="19.7999992370605pt"/>
    </style:style>
    <style:style style:name="P7" style:family="paragraph">
      <loext:graphic-properties draw:fill="solid" draw:fill-color="#a7a5a6"/>
    </style:style>
    <style:style style:name="P8" style:family="paragraph">
      <loext:graphic-properties draw:fill="solid" draw:fill-color="#4f4c4d"/>
    </style:style>
    <style:style style:name="P9" style:family="paragraph">
      <loext:graphic-properties draw:fill="solid" draw:fill-color="#d3d2d2"/>
    </style:style>
    <style:style style:name="P10" style:family="paragraph">
      <loext:graphic-properties draw:fill="solid" draw:fill-color="#393536"/>
    </style:style>
    <style:style style:name="P11" style:family="paragraph">
      <loext:graphic-properties draw:fill="solid" draw:fill-color="#7b7979"/>
    </style:style>
    <style:style style:name="P12" style:family="paragraph">
      <loext:graphic-properties draw:fill="none"/>
      <style:text-properties fo:font-size="16.3999996185303pt" style:font-size-asian="16.3999996185303pt" style:font-size-complex="16.3999996185303pt"/>
    </style:style>
    <style:style style:name="P13" style:family="paragraph">
      <loext:graphic-properties draw:fill="none"/>
      <style:text-properties fo:font-size="15.1000003814697pt" style:font-size-asian="15.1000003814697pt" style:font-size-complex="15.1000003814697pt"/>
    </style:style>
    <style:style style:name="P14" style:family="paragraph">
      <loext:graphic-properties draw:fill-color="#074ea2"/>
      <style:paragraph-properties fo:text-align="center"/>
    </style:style>
    <style:style style:name="T1" style:family="text">
      <style:text-properties fo:color="#ffffff" loext:opacity="100%" style:font-name="BebasNeue1" fo:font-size="19.7999992370605pt" fo:font-weight="bold" style:font-name-asian="BebasNeue1" style:font-size-asian="19.7999992370605pt" style:font-weight-asian="bold" style:font-name-complex="BebasNeue1" style:font-size-complex="19.7999992370605pt" style:font-weight-complex="bold"/>
    </style:style>
    <style:style style:name="T2" style:family="text">
      <style:text-properties fo:color="#ffffff" loext:opacity="100%" style:font-name="BebasNeue1" fo:font-size="16.3999996185303pt" fo:font-weight="bold" style:font-name-asian="BebasNeue1" style:font-size-asian="16.3999996185303pt" style:font-weight-asian="bold" style:font-name-complex="BebasNeue1" style:font-size-complex="16.3999996185303pt" style:font-weight-complex="bold"/>
    </style:style>
    <style:style style:name="T3" style:family="text">
      <style:text-properties fo:color="#ffffff" loext:opacity="100%" style:font-name="BebasNeue1" fo:font-size="15.1000003814697pt" fo:font-weight="normal" style:font-name-asian="BebasNeue1" style:font-size-asian="15.1000003814697pt" style:font-weight-asian="normal" style:font-name-complex="BebasNeue1" style:font-size-complex="15.1000003814697pt" style:font-weight-complex="normal"/>
    </style:style>
    <style:style style:name="T4" style:family="text">
      <style:text-properties fo:color="#000000" loext:opacity="100%" style:font-name="BebasNeue1" fo:font-size="19.7999992370605pt" fo:font-weight="bold" style:font-name-asian="BebasNeue1" style:font-size-asian="19.7999992370605pt" style:font-weight-asian="bold" style:font-name-complex="BebasNeue1" style:font-size-complex="19.7999992370605pt" style:font-weight-complex="bold"/>
    </style:style>
    <style:style style:name="T5" style:family="text">
      <style:text-properties fo:color="#000000" loext:opacity="100%" style:font-name="BebasNeue1" fo:font-size="16.3999996185303pt" fo:font-weight="bold" style:font-name-asian="BebasNeue1" style:font-size-asian="16.3999996185303pt" style:font-weight-asian="bold" style:font-name-complex="BebasNeue1" style:font-size-complex="16.399999618530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7.303cm" svg:height="3.81cm" svg:x="2.487cm" svg:y="8.5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2" draw:layer="layout" svg:width="9cm" svg:height="5.4cm" svg:x="10.971cm" svg:y="8.11cm" svg:viewBox="0 0 9001 5401" svg:d="M9001 0h-8338c-365 0-663 299-663 664v4737h8337c365 0 664-300 664-665z">
          <text:p/>
        </draw:path>
        <draw:line draw:style-name="gr3" draw:text-style-name="P3" draw:layer="layout" svg:x1="19.918cm" svg:y1="14.2cm" svg:x2="19.257cm" svg:y2="13.032cm">
          <text:p/>
        </draw:line>
        <draw:line draw:style-name="gr3" draw:text-style-name="P3" draw:layer="layout" svg:x1="15.485cm" svg:y1="13.087cm" svg:x2="15.809cm" svg:y2="11.922cm">
          <text:p/>
        </draw:line>
        <draw:line draw:style-name="gr3" draw:text-style-name="P3" draw:layer="layout" svg:x1="15.809cm" svg:y1="11.922cm" svg:x2="15.5cm" svg:y2="11.94cm">
          <text:p/>
        </draw:line>
        <draw:line draw:style-name="gr3" draw:text-style-name="P3" draw:layer="layout" svg:x1="15.289cm" svg:y1="13.577cm" svg:x2="14.454cm" svg:y2="12.215cm">
          <text:p/>
        </draw:line>
        <draw:line draw:style-name="gr3" draw:text-style-name="P3" draw:layer="layout" svg:x1="17.435cm" svg:y1="13.943cm" svg:x2="15.485cm" svg:y2="13.086cm">
          <text:p/>
        </draw:line>
        <draw:line draw:style-name="gr3" draw:text-style-name="P3" draw:layer="layout" svg:x1="14.455cm" svg:y1="12.216cm" svg:x2="13.452cm" svg:y2="11.083cm">
          <text:p/>
        </draw:line>
        <draw:line draw:style-name="gr3" draw:text-style-name="P3" draw:layer="layout" svg:x1="15.809cm" svg:y1="11.923cm" svg:x2="14.717cm" svg:y2="10.227cm">
          <text:p/>
        </draw:line>
        <draw:line draw:style-name="gr3" draw:text-style-name="P3" draw:layer="layout" svg:x1="11.847cm" svg:y1="10.554cm" svg:x2="14.012cm" svg:y2="8.147cm">
          <text:p/>
        </draw:line>
        <draw:line draw:style-name="gr3" draw:text-style-name="P3" draw:layer="layout" svg:x1="13.453cm" svg:y1="11.084cm" svg:x2="12.662cm" svg:y2="9.104cm">
          <text:p/>
        </draw:line>
        <draw:line draw:style-name="gr3" draw:text-style-name="P3" draw:layer="layout" svg:x1="10.259cm" svg:y1="9.817cm" svg:x2="10.498cm" svg:y2="8.78cm">
          <text:p/>
        </draw:line>
        <draw:line draw:style-name="gr3" draw:text-style-name="P3" draw:layer="layout" svg:x1="14.012cm" svg:y1="8.147cm" svg:x2="9.993cm" svg:y2="8.497cm">
          <text:p/>
        </draw:line>
        <draw:line draw:style-name="gr3" draw:text-style-name="P3" draw:layer="layout" svg:x1="13.015cm" svg:y1="13.736cm" svg:x2="10.259cm" svg:y2="9.816cm">
          <text:p/>
        </draw:line>
        <draw:line draw:style-name="gr3" draw:text-style-name="P3" draw:layer="layout" svg:x1="13.015cm" svg:y1="13.736cm" svg:x2="11.847cm" svg:y2="10.553cm">
          <text:p/>
        </draw:line>
        <draw:line draw:style-name="gr3" draw:text-style-name="P3" draw:layer="layout" svg:x1="12.662cm" svg:y1="9.105cm" svg:x2="14.976cm" svg:y2="9.033cm">
          <text:p/>
        </draw:line>
        <draw:line draw:style-name="gr3" draw:text-style-name="P3" draw:layer="layout" svg:x1="12.537cm" svg:y1="9.104cm" svg:x2="16.74cm" svg:y2="10.192cm">
          <text:p/>
        </draw:line>
        <draw:line draw:style-name="gr3" draw:text-style-name="P3" draw:layer="layout" svg:x1="14.717cm" svg:y1="10.227cm" svg:x2="18.5cm" svg:y2="10.757cm">
          <text:p/>
        </draw:line>
        <draw:line draw:style-name="gr3" draw:text-style-name="P3" draw:layer="layout" svg:x1="15.808cm" svg:y1="11.923cm" svg:x2="17.96cm" svg:y2="11.187cm">
          <text:p/>
        </draw:line>
        <draw:line draw:style-name="gr3" draw:text-style-name="P3" draw:layer="layout" svg:x1="18.499cm" svg:y1="10.757cm" svg:x2="19.334cm" svg:y2="9.925cm">
          <text:p/>
        </draw:line>
        <draw:line draw:style-name="gr3" draw:text-style-name="P3" draw:layer="layout" svg:x1="18.499cm" svg:y1="10.757cm" svg:x2="20.599cm" svg:y2="10.026cm">
          <text:p/>
        </draw:line>
        <draw:line draw:style-name="gr3" draw:text-style-name="P3" draw:layer="layout" svg:x1="16.739cm" svg:y1="10.192cm" svg:x2="20.127cm" svg:y2="8.969cm">
          <text:p/>
        </draw:line>
        <draw:line draw:style-name="gr3" draw:text-style-name="P3" draw:layer="layout" svg:x1="20.127cm" svg:y1="8.97cm" svg:x2="19.845cm" svg:y2="8.08cm">
          <text:p/>
        </draw:line>
        <draw:line draw:style-name="gr3" draw:text-style-name="P3" draw:layer="layout" svg:x1="18.499cm" svg:y1="10.757cm" svg:x2="18.845cm" svg:y2="8.159cm">
          <text:p/>
        </draw:line>
        <draw:line draw:style-name="gr3" draw:text-style-name="P3" draw:layer="layout" svg:x1="16.739cm" svg:y1="10.192cm" svg:x2="17.224cm" svg:y2="8.384cm">
          <text:p/>
        </draw:line>
        <draw:line draw:style-name="gr3" draw:text-style-name="P3" draw:layer="layout" svg:x1="14.975cm" svg:y1="9.034cm" svg:x2="17.637cm" svg:y2="8.746cm">
          <text:p/>
        </draw:line>
        <draw:line draw:style-name="gr3" draw:text-style-name="P3" draw:layer="layout" svg:x1="18.079cm" svg:y1="12.64cm" svg:x2="20.153cm" svg:y2="10.943cm">
          <text:p/>
        </draw:line>
        <draw:line draw:style-name="gr3" draw:text-style-name="P3" draw:layer="layout" svg:x1="17.959cm" svg:y1="11.187cm" svg:x2="19.516cm" svg:y2="12.399cm">
          <text:p/>
        </draw:line>
        <draw:line draw:style-name="gr3" draw:text-style-name="P3" draw:layer="layout" svg:x1="15.485cm" svg:y1="13.087cm" svg:x2="20.599cm" svg:y2="10.026cm">
          <text:p/>
        </draw:line>
        <draw:line draw:style-name="gr3" draw:text-style-name="P3" draw:layer="layout" svg:x1="20.153cm" svg:y1="10.944cm" svg:x2="19.333cm" svg:y2="9.925cm">
          <text:p/>
        </draw:line>
        <draw:line draw:style-name="gr3" draw:text-style-name="P3" draw:layer="layout" svg:x1="19.918cm" svg:y1="14.2cm" svg:x2="19.257cm" svg:y2="13.032cm">
          <text:p/>
        </draw:line>
        <draw:line draw:style-name="gr3" draw:text-style-name="P3" draw:layer="layout" svg:x1="14.717cm" svg:y1="10.227cm" svg:x2="17.96cm" svg:y2="11.188cm">
          <text:p/>
        </draw:line>
        <draw:line draw:style-name="gr3" draw:text-style-name="P3" draw:layer="layout" svg:x1="17.636cm" svg:y1="8.747cm" svg:x2="18.849cm" svg:y2="8.14cm">
          <text:p/>
        </draw:line>
        <draw:line draw:style-name="gr3" draw:text-style-name="P3" draw:layer="layout" svg:x1="17.223cm" svg:y1="8.384cm" svg:x2="17.637cm" svg:y2="8.747cm">
          <text:p/>
        </draw:line>
        <draw:line draw:style-name="gr3" draw:text-style-name="P3" draw:layer="layout" svg:x1="14.011cm" svg:y1="8.147cm" svg:x2="17.224cm" svg:y2="8.385cm">
          <text:p/>
        </draw:line>
        <draw:line draw:style-name="gr3" draw:text-style-name="P3" draw:layer="layout" svg:x1="14.011cm" svg:y1="8.147cm" svg:x2="14.976cm" svg:y2="9.034cm">
          <text:p/>
        </draw:line>
        <draw:line draw:style-name="gr3" draw:text-style-name="P3" draw:layer="layout" svg:x1="15.002cm" svg:y1="9.033cm" svg:x2="14.454cm" svg:y2="12.216cm">
          <text:p/>
        </draw:line>
        <draw:line draw:style-name="gr3" draw:text-style-name="P3" draw:layer="layout" svg:x1="17.224cm" svg:y1="8.384cm" svg:x2="14.975cm" svg:y2="9.034cm">
          <text:p/>
        </draw:line>
        <draw:line draw:style-name="gr3" draw:text-style-name="P3" draw:layer="layout" svg:x1="16.739cm" svg:y1="10.192cm" svg:x2="17.637cm" svg:y2="8.746cm">
          <text:p/>
        </draw:line>
        <draw:line draw:style-name="gr3" draw:text-style-name="P3" draw:layer="layout" svg:x1="14.717cm" svg:y1="10.228cm" svg:x2="18.005cm" svg:y2="9.335cm">
          <text:p/>
        </draw:line>
        <draw:line draw:style-name="gr3" draw:text-style-name="P3" draw:layer="layout" svg:x1="14.975cm" svg:y1="9.033cm" svg:x2="18.577cm" svg:y2="9.124cm">
          <text:p/>
        </draw:line>
        <draw:line draw:style-name="gr3" draw:text-style-name="P3" draw:layer="layout" svg:x1="18.576cm" svg:y1="9.124cm" svg:x2="18.845cm" svg:y2="8.159cm">
          <text:p/>
        </draw:line>
        <draw:line draw:style-name="gr3" draw:text-style-name="P3" draw:layer="layout" svg:x1="19.333cm" svg:y1="9.926cm" svg:x2="19.846cm" svg:y2="8.08cm">
          <text:p/>
        </draw:line>
        <draw:line draw:style-name="gr3" draw:text-style-name="P3" draw:layer="layout" svg:x1="18.576cm" svg:y1="9.124cm" svg:x2="20.127cm" svg:y2="8.969cm">
          <text:p/>
        </draw:line>
        <draw:line draw:style-name="gr3" draw:text-style-name="P3" draw:layer="layout" svg:x1="16.739cm" svg:y1="10.192cm" svg:x2="20.599cm" svg:y2="10.026cm">
          <text:p/>
        </draw:line>
        <draw:line draw:style-name="gr3" draw:text-style-name="P3" draw:layer="layout" svg:x1="18.499cm" svg:y1="10.757cm" svg:x2="19.334cm" svg:y2="9.925cm">
          <text:p/>
        </draw:line>
        <draw:line draw:style-name="gr3" draw:text-style-name="P3" draw:layer="layout" svg:x1="15.808cm" svg:y1="11.923cm" svg:x2="18.5cm" svg:y2="10.756cm">
          <text:p/>
        </draw:line>
        <draw:line draw:style-name="gr3" draw:text-style-name="P3" draw:layer="layout" svg:x1="18.08cm" svg:y1="12.64cm" svg:x2="17.959cm" svg:y2="11.187cm">
          <text:p/>
        </draw:line>
        <draw:line draw:style-name="gr3" draw:text-style-name="P3" draw:layer="layout" svg:x1="15.5cm" svg:y1="11.94cm" svg:x2="16.74cm" svg:y2="10.191cm">
          <text:p/>
        </draw:line>
        <draw:line draw:style-name="gr3" draw:text-style-name="P3" draw:layer="layout" svg:x1="13.452cm" svg:y1="11.084cm" svg:x2="14.718cm" svg:y2="10.227cm">
          <text:p/>
        </draw:line>
        <draw:line draw:style-name="gr3" draw:text-style-name="P3" draw:layer="layout" svg:x1="12.746cm" svg:y1="9.004cm" svg:x2="14.012cm" svg:y2="8.147cm">
          <text:p/>
        </draw:line>
        <draw:line draw:style-name="gr3" draw:text-style-name="P3" draw:layer="layout" svg:x1="14.718cm" svg:y1="10.228cm" svg:x2="12.662cm" svg:y2="9.104cm">
          <text:p/>
        </draw:line>
        <draw:line draw:style-name="gr3" draw:text-style-name="P3" draw:layer="layout" svg:x1="10.497cm" svg:y1="8.781cm" svg:x2="12.497cm" svg:y2="8.69cm">
          <text:p/>
        </draw:line>
        <draw:line draw:style-name="gr3" draw:text-style-name="P3" draw:layer="layout" svg:x1="11.848cm" svg:y1="10.554cm" svg:x2="10.497cm" svg:y2="8.78cm">
          <text:p/>
        </draw:line>
        <draw:line draw:style-name="gr3" draw:text-style-name="P3" draw:layer="layout" svg:x1="10.26cm" svg:y1="9.817cm" svg:x2="9.993cm" svg:y2="8.496cm">
          <text:p/>
        </draw:line>
        <draw:line draw:style-name="gr3" draw:text-style-name="P3" draw:layer="layout" svg:x1="10.617cm" svg:y1="13.677cm" svg:x2="10.259cm" svg:y2="9.816cm">
          <text:p/>
        </draw:line>
        <draw:line draw:style-name="gr3" draw:text-style-name="P3" draw:layer="layout" svg:x1="11.657cm" svg:y1="12.145cm" svg:x2="11.345cm" svg:y2="10.915cm">
          <text:p/>
        </draw:line>
        <draw:line draw:style-name="gr3" draw:text-style-name="P3" draw:layer="layout" svg:x1="13.453cm" svg:y1="11.084cm" svg:x2="11.847cm" svg:y2="10.553cm">
          <text:p/>
        </draw:line>
        <draw:line draw:style-name="gr3" draw:text-style-name="P3" draw:layer="layout" svg:x1="17.992cm" svg:y1="12.64cm" svg:x2="15.808cm" svg:y2="11.922cm">
          <text:p/>
        </draw:line>
        <draw:line draw:style-name="gr3" draw:text-style-name="P3" draw:layer="layout" svg:x1="17.434cm" svg:y1="13.943cm" svg:x2="19.516cm" svg:y2="12.398cm">
          <text:p/>
        </draw:line>
        <draw:line draw:style-name="gr3" draw:text-style-name="P3" draw:layer="layout" svg:x1="15.485cm" svg:y1="13.087cm" svg:x2="18.08cm" svg:y2="12.639cm">
          <text:p/>
        </draw:line>
        <draw:line draw:style-name="gr3" draw:text-style-name="P3" draw:layer="layout" svg:x1="17.434cm" svg:y1="13.943cm" svg:x2="19.258cm" svg:y2="13.032cm">
          <text:p/>
        </draw:line>
        <draw:line draw:style-name="gr3" draw:text-style-name="P3" draw:layer="layout" svg:x1="19.515cm" svg:y1="12.399cm" svg:x2="20.153cm" svg:y2="10.943cm">
          <text:p/>
        </draw:line>
        <draw:line draw:style-name="gr3" draw:text-style-name="P3" draw:layer="layout" svg:x1="18.136cm" svg:y1="12.707cm" svg:x2="19.918cm" svg:y2="14.137cm">
          <text:p/>
        </draw:line>
        <draw:line draw:style-name="gr3" draw:text-style-name="P3" draw:layer="layout" svg:x1="15.288cm" svg:y1="13.576cm" svg:x2="17.435cm" svg:y2="13.943cm">
          <text:p/>
        </draw:line>
        <draw:line draw:style-name="gr3" draw:text-style-name="P3" draw:layer="layout" svg:x1="13.063cm" svg:y1="13.736cm" svg:x2="15.289cm" svg:y2="13.576cm">
          <text:p/>
        </draw:line>
        <draw:line draw:style-name="gr3" draw:text-style-name="P3" draw:layer="layout" svg:x1="15.288cm" svg:y1="13.577cm" svg:x2="15.486cm" svg:y2="13.086cm">
          <text:p/>
        </draw:line>
        <draw:line draw:style-name="gr3" draw:text-style-name="P3" draw:layer="layout" svg:x1="13.063cm" svg:y1="13.736cm" svg:x2="15.501cm" svg:y2="11.939cm">
          <text:p/>
        </draw:line>
        <draw:line draw:style-name="gr3" draw:text-style-name="P3" draw:layer="layout" svg:x1="11.656cm" svg:y1="12.144cm" svg:x2="14.455cm" svg:y2="12.216cm">
          <text:p/>
        </draw:line>
        <draw:line draw:style-name="gr3" draw:text-style-name="P3" draw:layer="layout" svg:x1="10.718cm" svg:y1="13.735cm" svg:x2="13.063cm" svg:y2="13.735cm">
          <text:p/>
        </draw:line>
        <draw:line draw:style-name="gr3" draw:text-style-name="P3" draw:layer="layout" svg:x1="11.657cm" svg:y1="12.144cm" svg:x2="10.593cm" svg:y2="13.736cm">
          <text:p/>
        </draw:line>
        <draw:line draw:style-name="gr3" draw:text-style-name="P3" draw:layer="layout" svg:x1="13.063cm" svg:y1="13.736cm" svg:x2="13.453cm" svg:y2="11.172cm">
          <text:p/>
        </draw:line>
        <draw:path draw:style-name="gr4" draw:text-style-name="P4" draw:layer="layout" svg:width="0.177cm" svg:height="0.176cm" svg:x="19.245cm" svg:y="9.837cm" svg:viewBox="0 0 178 177" svg:d="M89 0c-49 0-89 39-89 88 0 50 40 89 89 89s89-39 89-89c0-49-40-88-89-88z">
          <text:p/>
        </draw:path>
        <draw:path draw:style-name="gr4" draw:text-style-name="P4" draw:layer="layout" svg:width="0.176cm" svg:height="0.177cm" svg:x="18.488cm" svg:y="9.034cm" svg:viewBox="0 0 177 178" svg:d="M89 0c-50 0-89 41-89 90s39 88 89 88c49 0 88-39 88-88s-39-90-88-90z">
          <text:p/>
        </draw:path>
        <draw:path draw:style-name="gr4" draw:text-style-name="P4" draw:layer="layout" svg:width="0.177cm" svg:height="0.176cm" svg:x="17.915cm" svg:y="9.247cm" svg:viewBox="0 0 178 177" svg:d="M89 0c-49 0-89 39-89 88s40 89 89 89c50 0 89-40 89-89s-39-88-89-88z">
          <text:p/>
        </draw:path>
        <draw:path draw:style-name="gr4" draw:text-style-name="P4" draw:layer="layout" svg:width="0.251cm" svg:height="0.251cm" svg:x="18.373cm" svg:y="10.631cm" svg:viewBox="0 0 252 252" svg:d="M127 0c-69 0-127 56-127 125s58 127 127 127 125-58 125-127-56-125-125-125z">
          <text:p/>
        </draw:path>
        <draw:path draw:style-name="gr4" draw:text-style-name="P4" draw:layer="layout" svg:width="0.177cm" svg:height="0.176cm" svg:x="17.87cm" svg:y="11.099cm" svg:viewBox="0 0 178 177" svg:d="M89 0c-49 0-89 39-89 89 0 49 40 88 89 88s89-39 89-88c0-50-40-89-89-89z">
          <text:p/>
        </draw:path>
        <draw:path draw:style-name="gr4" draw:text-style-name="P4" draw:layer="layout" svg:width="0.127cm" svg:height="0.127cm" svg:x="14.654cm" svg:y="10.164cm" svg:viewBox="0 0 128 128" svg:d="M64 0c-35 0-64 28-64 64s29 64 64 64 64-28 64-64-29-64-64-64z">
          <text:p/>
        </draw:path>
        <draw:path draw:style-name="gr4" draw:text-style-name="P4" draw:layer="layout" svg:width="0.25cm" svg:height="0.251cm" svg:x="14.85cm" svg:y="8.907cm" svg:viewBox="0 0 251 252" svg:d="M126 0c-69 0-126 57-126 126s57 126 126 126 125-57 125-126-56-126-125-126z">
          <text:p/>
        </draw:path>
        <draw:path draw:style-name="gr4" draw:text-style-name="P4" draw:layer="layout" svg:width="0.128cm" svg:height="0.127cm" svg:x="15.437cm" svg:y="11.875cm" svg:viewBox="0 0 129 128" svg:d="M64 0c-36 0-64 28-64 64 0 35 28 64 64 64s65-29 65-64c0-36-29-64-65-64z">
          <text:p/>
        </draw:path>
        <draw:path draw:style-name="gr4" draw:text-style-name="P4" draw:layer="layout" svg:width="0.177cm" svg:height="0.177cm" svg:x="15.719cm" svg:y="11.833cm" svg:viewBox="0 0 178 178" svg:d="M90 0c-49 0-90 40-90 90 0 49 41 88 90 88 48 0 88-39 88-88 0-50-40-90-88-90z">
          <text:p/>
        </draw:path>
        <draw:path draw:style-name="gr4" draw:text-style-name="P4" draw:layer="layout" svg:width="0.251cm" svg:height="0.251cm" svg:x="17.097cm" svg:y="8.259cm" svg:viewBox="0 0 252 252" svg:d="M127 0c-69 0-127 56-127 126 0 69 58 126 127 126s125-57 125-126c0-70-56-126-125-126z">
          <text:p/>
        </draw:path>
        <draw:path draw:style-name="gr4" draw:text-style-name="P4" draw:layer="layout" svg:width="0.251cm" svg:height="0.251cm" svg:x="18.718cm" svg:y="8.033cm" svg:viewBox="0 0 252 252" svg:d="M126 0c-69 0-126 56-126 127 0 69 57 125 126 125 70 0 126-56 126-125 0-71-56-127-126-127z">
          <text:p/>
        </draw:path>
        <draw:path draw:style-name="gr4" draw:text-style-name="P4" draw:layer="layout" svg:width="0.177cm" svg:height="0.177cm" svg:x="19.756cm" svg:y="7.992cm" svg:viewBox="0 0 178 178" svg:d="M90 0c-50 0-90 40-90 89s40 89 90 89c49 0 88-40 88-89s-39-89-88-89z">
          <text:p/>
        </draw:path>
        <draw:path draw:style-name="gr4" draw:text-style-name="P4" draw:layer="layout" svg:width="0.176cm" svg:height="0.177cm" svg:x="17.548cm" svg:y="8.657cm" svg:viewBox="0 0 177 178" svg:d="M88 0c-49 0-88 40-88 90 0 49 39 88 88 88s89-39 89-88c0-50-40-90-89-90z">
          <text:p/>
        </draw:path>
        <draw:path draw:style-name="gr4" draw:text-style-name="P4" draw:layer="layout" svg:width="0.176cm" svg:height="0.177cm" svg:x="17.991cm" svg:y="12.551cm" svg:viewBox="0 0 177 178" svg:d="M89 0c-50 0-89 41-89 89 0 49 39 89 89 89 49 0 88-40 88-89 0-48-39-89-88-89z">
          <text:p/>
        </draw:path>
        <draw:path draw:style-name="gr4" draw:text-style-name="P4" draw:layer="layout" svg:width="0.251cm" svg:height="0.251cm" svg:x="19.389cm" svg:y="12.273cm" svg:viewBox="0 0 252 252" svg:d="M126 0c-70 0-126 56-126 126s56 126 126 126c69 0 126-56 126-126s-57-126-126-126z">
          <text:p/>
        </draw:path>
        <draw:path draw:style-name="gr4" draw:text-style-name="P4" draw:layer="layout" svg:width="0.177cm" svg:height="0.177cm" svg:x="19.169cm" svg:y="12.943cm" svg:viewBox="0 0 178 178" svg:d="M88 0c-48 0-88 40-88 89s40 89 88 89c50 0 90-40 90-89s-40-89-90-89z">
          <text:p/>
        </draw:path>
        <draw:path draw:style-name="gr4" draw:text-style-name="P4" draw:layer="layout" svg:width="0.177cm" svg:height="0.176cm" svg:x="15.397cm" svg:y="12.998cm" svg:viewBox="0 0 178 177" svg:d="M89 0c-48 0-89 39-89 88 0 50 41 89 89 89 49 0 89-39 89-89 0-49-40-88-89-88z">
          <text:p/>
        </draw:path>
        <draw:path draw:style-name="gr4" draw:text-style-name="P4" draw:layer="layout" svg:width="0.127cm" svg:height="0.127cm" svg:x="14.39cm" svg:y="12.152cm" svg:viewBox="0 0 128 128" svg:d="M65 0c-35 0-65 28-65 63s30 65 65 65 63-30 63-65-28-63-63-63z">
          <text:p/>
        </draw:path>
        <draw:path draw:style-name="gr4" draw:text-style-name="P4" draw:layer="layout" svg:width="0.251cm" svg:height="0.251cm" svg:x="12.537cm" svg:y="8.979cm" svg:viewBox="0 0 252 252" svg:d="M126 0c-70 0-126 56-126 125 0 71 56 127 126 127 69 0 126-56 126-127 0-69-57-125-126-125z">
          <text:p/>
        </draw:path>
        <draw:path draw:style-name="gr4" draw:text-style-name="P4" draw:layer="layout" svg:width="0.251cm" svg:height="0.25cm" svg:x="11.722cm" svg:y="10.428cm" svg:viewBox="0 0 252 251" svg:d="M125 0c-69 0-125 56-125 125s56 126 125 126c71 0 127-57 127-126s-56-125-127-125z">
          <text:p/>
        </draw:path>
        <draw:path draw:style-name="gr4" draw:text-style-name="P4" draw:layer="layout" svg:width="0.177cm" svg:height="0.177cm" svg:x="16.65cm" svg:y="10.102cm" svg:viewBox="0 0 178 178" svg:d="M89 0c-49 0-89 41-89 90s40 88 89 88c48 0 89-39 89-88s-41-90-89-90z">
          <text:p/>
        </draw:path>
        <draw:path draw:style-name="gr4" draw:text-style-name="P4" draw:layer="layout" svg:width="0.177cm" svg:height="0.178cm" svg:x="11.567cm" svg:y="12.055cm" svg:viewBox="0 0 178 179" svg:d="M89 0c-49 0-89 41-89 90s40 89 89 89 89-40 89-89-40-90-89-90z">
          <text:p/>
        </draw:path>
        <draw:path draw:style-name="gr4" draw:text-style-name="P4" draw:layer="layout" svg:width="0.177cm" svg:height="0.177cm" svg:x="11.257cm" svg:y="10.827cm" svg:viewBox="0 0 178 178" svg:d="M88 0c-49 0-88 39-88 88s39 90 88 90c50 0 90-41 90-90s-40-88-90-88z">
          <text:p/>
        </draw:path>
        <draw:path draw:style-name="gr4" draw:text-style-name="P4" draw:layer="layout" svg:width="0.177cm" svg:height="0.177cm" svg:x="12.408cm" svg:y="8.602cm" svg:viewBox="0 0 178 178" svg:d="M88 0c-49 0-88 40-88 88 0 50 39 90 88 90s90-40 90-90c0-48-41-88-90-88z">
          <text:p/>
        </draw:path>
        <draw:path draw:style-name="gr4" draw:text-style-name="P4" draw:layer="layout" svg:width="0.251cm" svg:height="0.251cm" svg:x="13.886cm" svg:y="8.022cm" svg:viewBox="0 0 252 252" svg:d="M125 0c-69 0-125 56-125 126 0 69 56 126 125 126 70 0 127-57 127-126 0-70-57-126-127-126z">
          <text:p/>
        </draw:path>
        <draw:path draw:style-name="gr4" draw:text-style-name="P4" draw:layer="layout" svg:width="0.251cm" svg:height="0.251cm" svg:x="15.162cm" svg:y="13.45cm" svg:viewBox="0 0 252 252" svg:d="M126 0c-69 0-126 56-126 126s57 126 126 126 126-56 126-126-57-126-126-126z">
          <text:p/>
        </draw:path>
        <draw:path draw:style-name="gr4" draw:text-style-name="P4" draw:layer="layout" svg:width="0.177cm" svg:height="0.177cm" svg:x="13.364cm" svg:y="10.995cm" svg:viewBox="0 0 178 178" svg:d="M88 0c-49 0-88 40-88 89s39 89 88 89c50 0 90-40 90-89s-40-89-90-89z">
          <text:p/>
        </draw:path>
        <draw:polygon draw:style-name="gr5" draw:text-style-name="P2" draw:layer="layout" svg:width="9cm" svg:height="5.4cm" svg:x="10.971cm" svg:y="8.11cm" svg:viewBox="0 0 9001 5401" draw:points="9001,0 0,0 0,5401 9001,5401">
          <text:p/>
        </draw:polygon>
        <draw:line draw:style-name="gr3" draw:text-style-name="P3" draw:layer="layout" svg:x1="1.672cm" svg:y1="14.2cm" svg:x2="2.333cm" svg:y2="13.032cm">
          <text:p/>
        </draw:line>
        <draw:line draw:style-name="gr3" draw:text-style-name="P3" draw:layer="layout" svg:x1="6.105cm" svg:y1="13.087cm" svg:x2="5.781cm" svg:y2="11.922cm">
          <text:p/>
        </draw:line>
        <draw:line draw:style-name="gr3" draw:text-style-name="P3" draw:layer="layout" svg:x1="5.781cm" svg:y1="11.922cm" svg:x2="6.09cm" svg:y2="11.94cm">
          <text:p/>
        </draw:line>
        <draw:line draw:style-name="gr3" draw:text-style-name="P3" draw:layer="layout" svg:x1="6.301cm" svg:y1="13.577cm" svg:x2="7.136cm" svg:y2="12.215cm">
          <text:p/>
        </draw:line>
        <draw:line draw:style-name="gr3" draw:text-style-name="P3" draw:layer="layout" svg:x1="4.155cm" svg:y1="13.943cm" svg:x2="6.105cm" svg:y2="13.086cm">
          <text:p/>
        </draw:line>
        <draw:line draw:style-name="gr3" draw:text-style-name="P3" draw:layer="layout" svg:x1="7.135cm" svg:y1="12.216cm" svg:x2="8.138cm" svg:y2="11.083cm">
          <text:p/>
        </draw:line>
        <draw:line draw:style-name="gr3" draw:text-style-name="P3" draw:layer="layout" svg:x1="5.781cm" svg:y1="11.923cm" svg:x2="6.873cm" svg:y2="10.227cm">
          <text:p/>
        </draw:line>
        <draw:line draw:style-name="gr3" draw:text-style-name="P3" draw:layer="layout" svg:x1="9.743cm" svg:y1="10.554cm" svg:x2="7.578cm" svg:y2="8.147cm">
          <text:p/>
        </draw:line>
        <draw:line draw:style-name="gr3" draw:text-style-name="P3" draw:layer="layout" svg:x1="8.137cm" svg:y1="11.084cm" svg:x2="8.928cm" svg:y2="9.104cm">
          <text:p/>
        </draw:line>
        <draw:line draw:style-name="gr3" draw:text-style-name="P3" draw:layer="layout" svg:x1="11.331cm" svg:y1="9.817cm" svg:x2="11.092cm" svg:y2="8.78cm">
          <text:p/>
        </draw:line>
        <draw:line draw:style-name="gr3" draw:text-style-name="P3" draw:layer="layout" svg:x1="7.578cm" svg:y1="8.147cm" svg:x2="11.597cm" svg:y2="8.497cm">
          <text:p/>
        </draw:line>
        <draw:line draw:style-name="gr3" draw:text-style-name="P3" draw:layer="layout" svg:x1="8.575cm" svg:y1="13.736cm" svg:x2="11.331cm" svg:y2="9.816cm">
          <text:p/>
        </draw:line>
        <draw:line draw:style-name="gr3" draw:text-style-name="P3" draw:layer="layout" svg:x1="8.575cm" svg:y1="13.736cm" svg:x2="9.743cm" svg:y2="10.553cm">
          <text:p/>
        </draw:line>
        <draw:line draw:style-name="gr3" draw:text-style-name="P3" draw:layer="layout" svg:x1="8.928cm" svg:y1="9.105cm" svg:x2="6.614cm" svg:y2="9.033cm">
          <text:p/>
        </draw:line>
        <draw:line draw:style-name="gr3" draw:text-style-name="P3" draw:layer="layout" svg:x1="9.053cm" svg:y1="9.104cm" svg:x2="4.85cm" svg:y2="10.192cm">
          <text:p/>
        </draw:line>
        <draw:line draw:style-name="gr3" draw:text-style-name="P3" draw:layer="layout" svg:x1="6.873cm" svg:y1="10.227cm" svg:x2="3.09cm" svg:y2="10.757cm">
          <text:p/>
        </draw:line>
        <draw:line draw:style-name="gr3" draw:text-style-name="P3" draw:layer="layout" svg:x1="5.782cm" svg:y1="11.923cm" svg:x2="3.63cm" svg:y2="11.187cm">
          <text:p/>
        </draw:line>
        <draw:line draw:style-name="gr3" draw:text-style-name="P3" draw:layer="layout" svg:x1="3.091cm" svg:y1="10.757cm" svg:x2="2.256cm" svg:y2="9.925cm">
          <text:p/>
        </draw:line>
        <draw:line draw:style-name="gr3" draw:text-style-name="P3" draw:layer="layout" svg:x1="3.091cm" svg:y1="10.757cm" svg:x2="0.991cm" svg:y2="10.026cm">
          <text:p/>
        </draw:line>
        <draw:line draw:style-name="gr3" draw:text-style-name="P3" draw:layer="layout" svg:x1="4.851cm" svg:y1="10.192cm" svg:x2="1.463cm" svg:y2="8.969cm">
          <text:p/>
        </draw:line>
        <draw:line draw:style-name="gr3" draw:text-style-name="P3" draw:layer="layout" svg:x1="1.463cm" svg:y1="8.97cm" svg:x2="1.745cm" svg:y2="8.08cm">
          <text:p/>
        </draw:line>
        <draw:line draw:style-name="gr3" draw:text-style-name="P3" draw:layer="layout" svg:x1="3.091cm" svg:y1="10.757cm" svg:x2="2.745cm" svg:y2="8.159cm">
          <text:p/>
        </draw:line>
        <draw:line draw:style-name="gr3" draw:text-style-name="P3" draw:layer="layout" svg:x1="4.851cm" svg:y1="10.192cm" svg:x2="4.366cm" svg:y2="8.384cm">
          <text:p/>
        </draw:line>
        <draw:line draw:style-name="gr3" draw:text-style-name="P3" draw:layer="layout" svg:x1="6.615cm" svg:y1="9.034cm" svg:x2="3.953cm" svg:y2="8.746cm">
          <text:p/>
        </draw:line>
        <draw:line draw:style-name="gr3" draw:text-style-name="P3" draw:layer="layout" svg:x1="3.511cm" svg:y1="12.64cm" svg:x2="1.438cm" svg:y2="10.943cm">
          <text:p/>
        </draw:line>
        <draw:line draw:style-name="gr3" draw:text-style-name="P3" draw:layer="layout" svg:x1="3.631cm" svg:y1="11.187cm" svg:x2="2.074cm" svg:y2="12.399cm">
          <text:p/>
        </draw:line>
        <draw:line draw:style-name="gr3" draw:text-style-name="P3" draw:layer="layout" svg:x1="6.105cm" svg:y1="13.087cm" svg:x2="0.991cm" svg:y2="10.026cm">
          <text:p/>
        </draw:line>
        <draw:line draw:style-name="gr3" draw:text-style-name="P3" draw:layer="layout" svg:x1="1.438cm" svg:y1="10.944cm" svg:x2="2.257cm" svg:y2="9.925cm">
          <text:p/>
        </draw:line>
        <draw:line draw:style-name="gr3" draw:text-style-name="P3" draw:layer="layout" svg:x1="1.672cm" svg:y1="14.2cm" svg:x2="2.333cm" svg:y2="13.032cm">
          <text:p/>
        </draw:line>
        <draw:line draw:style-name="gr3" draw:text-style-name="P3" draw:layer="layout" svg:x1="6.873cm" svg:y1="10.227cm" svg:x2="3.63cm" svg:y2="11.188cm">
          <text:p/>
        </draw:line>
        <draw:line draw:style-name="gr3" draw:text-style-name="P3" draw:layer="layout" svg:x1="3.954cm" svg:y1="8.747cm" svg:x2="2.741cm" svg:y2="8.14cm">
          <text:p/>
        </draw:line>
        <draw:line draw:style-name="gr3" draw:text-style-name="P3" draw:layer="layout" svg:x1="4.367cm" svg:y1="8.384cm" svg:x2="3.953cm" svg:y2="8.747cm">
          <text:p/>
        </draw:line>
        <draw:line draw:style-name="gr3" draw:text-style-name="P3" draw:layer="layout" svg:x1="7.579cm" svg:y1="8.147cm" svg:x2="4.366cm" svg:y2="8.385cm">
          <text:p/>
        </draw:line>
        <draw:line draw:style-name="gr3" draw:text-style-name="P3" draw:layer="layout" svg:x1="7.579cm" svg:y1="8.147cm" svg:x2="6.614cm" svg:y2="9.034cm">
          <text:p/>
        </draw:line>
        <draw:line draw:style-name="gr3" draw:text-style-name="P3" draw:layer="layout" svg:x1="6.588cm" svg:y1="9.033cm" svg:x2="7.136cm" svg:y2="12.216cm">
          <text:p/>
        </draw:line>
        <draw:line draw:style-name="gr3" draw:text-style-name="P3" draw:layer="layout" svg:x1="4.366cm" svg:y1="8.384cm" svg:x2="6.615cm" svg:y2="9.034cm">
          <text:p/>
        </draw:line>
        <draw:line draw:style-name="gr3" draw:text-style-name="P3" draw:layer="layout" svg:x1="4.851cm" svg:y1="10.192cm" svg:x2="3.953cm" svg:y2="8.746cm">
          <text:p/>
        </draw:line>
        <draw:line draw:style-name="gr3" draw:text-style-name="P3" draw:layer="layout" svg:x1="6.873cm" svg:y1="10.228cm" svg:x2="3.585cm" svg:y2="9.335cm">
          <text:p/>
        </draw:line>
        <draw:line draw:style-name="gr3" draw:text-style-name="P3" draw:layer="layout" svg:x1="6.615cm" svg:y1="9.033cm" svg:x2="3.013cm" svg:y2="9.124cm">
          <text:p/>
        </draw:line>
        <draw:line draw:style-name="gr3" draw:text-style-name="P3" draw:layer="layout" svg:x1="3.014cm" svg:y1="9.124cm" svg:x2="2.745cm" svg:y2="8.159cm">
          <text:p/>
        </draw:line>
        <draw:line draw:style-name="gr3" draw:text-style-name="P3" draw:layer="layout" svg:x1="2.257cm" svg:y1="9.926cm" svg:x2="1.744cm" svg:y2="8.08cm">
          <text:p/>
        </draw:line>
        <draw:line draw:style-name="gr3" draw:text-style-name="P3" draw:layer="layout" svg:x1="3.014cm" svg:y1="9.124cm" svg:x2="1.463cm" svg:y2="8.969cm">
          <text:p/>
        </draw:line>
        <draw:line draw:style-name="gr3" draw:text-style-name="P3" draw:layer="layout" svg:x1="4.851cm" svg:y1="10.192cm" svg:x2="0.991cm" svg:y2="10.026cm">
          <text:p/>
        </draw:line>
        <draw:line draw:style-name="gr3" draw:text-style-name="P3" draw:layer="layout" svg:x1="3.091cm" svg:y1="10.757cm" svg:x2="2.256cm" svg:y2="9.925cm">
          <text:p/>
        </draw:line>
        <draw:line draw:style-name="gr3" draw:text-style-name="P3" draw:layer="layout" svg:x1="5.782cm" svg:y1="11.923cm" svg:x2="3.09cm" svg:y2="10.756cm">
          <text:p/>
        </draw:line>
        <draw:line draw:style-name="gr3" draw:text-style-name="P3" draw:layer="layout" svg:x1="3.51cm" svg:y1="12.64cm" svg:x2="3.631cm" svg:y2="11.187cm">
          <text:p/>
        </draw:line>
        <draw:line draw:style-name="gr3" draw:text-style-name="P3" draw:layer="layout" svg:x1="6.09cm" svg:y1="11.94cm" svg:x2="4.85cm" svg:y2="10.191cm">
          <text:p/>
        </draw:line>
        <draw:line draw:style-name="gr3" draw:text-style-name="P3" draw:layer="layout" svg:x1="8.138cm" svg:y1="11.084cm" svg:x2="6.872cm" svg:y2="10.227cm">
          <text:p/>
        </draw:line>
        <draw:line draw:style-name="gr3" draw:text-style-name="P3" draw:layer="layout" svg:x1="8.844cm" svg:y1="9.004cm" svg:x2="7.578cm" svg:y2="8.147cm">
          <text:p/>
        </draw:line>
        <draw:line draw:style-name="gr3" draw:text-style-name="P3" draw:layer="layout" svg:x1="6.872cm" svg:y1="10.228cm" svg:x2="8.928cm" svg:y2="9.104cm">
          <text:p/>
        </draw:line>
        <draw:line draw:style-name="gr3" draw:text-style-name="P3" draw:layer="layout" svg:x1="11.093cm" svg:y1="8.781cm" svg:x2="9.093cm" svg:y2="8.69cm">
          <text:p/>
        </draw:line>
        <draw:line draw:style-name="gr3" draw:text-style-name="P3" draw:layer="layout" svg:x1="9.742cm" svg:y1="10.554cm" svg:x2="11.093cm" svg:y2="8.78cm">
          <text:p/>
        </draw:line>
        <draw:line draw:style-name="gr3" draw:text-style-name="P3" draw:layer="layout" svg:x1="11.33cm" svg:y1="9.817cm" svg:x2="11.597cm" svg:y2="8.496cm">
          <text:p/>
        </draw:line>
        <draw:line draw:style-name="gr3" draw:text-style-name="P3" draw:layer="layout" svg:x1="10.973cm" svg:y1="13.677cm" svg:x2="11.331cm" svg:y2="9.816cm">
          <text:p/>
        </draw:line>
        <draw:line draw:style-name="gr3" draw:text-style-name="P3" draw:layer="layout" svg:x1="9.933cm" svg:y1="12.145cm" svg:x2="10.245cm" svg:y2="10.915cm">
          <text:p/>
        </draw:line>
        <draw:line draw:style-name="gr3" draw:text-style-name="P3" draw:layer="layout" svg:x1="3.598cm" svg:y1="12.64cm" svg:x2="5.782cm" svg:y2="11.922cm">
          <text:p/>
        </draw:line>
        <draw:line draw:style-name="gr3" draw:text-style-name="P3" draw:layer="layout" svg:x1="4.156cm" svg:y1="13.943cm" svg:x2="2.074cm" svg:y2="12.398cm">
          <text:p/>
        </draw:line>
        <draw:line draw:style-name="gr3" draw:text-style-name="P3" draw:layer="layout" svg:x1="6.105cm" svg:y1="13.087cm" svg:x2="3.51cm" svg:y2="12.639cm">
          <text:p/>
        </draw:line>
        <draw:line draw:style-name="gr3" draw:text-style-name="P3" draw:layer="layout" svg:x1="4.156cm" svg:y1="13.943cm" svg:x2="2.332cm" svg:y2="13.032cm">
          <text:p/>
        </draw:line>
        <draw:line draw:style-name="gr3" draw:text-style-name="P3" draw:layer="layout" svg:x1="2.075cm" svg:y1="12.399cm" svg:x2="1.438cm" svg:y2="10.943cm">
          <text:p/>
        </draw:line>
        <draw:line draw:style-name="gr3" draw:text-style-name="P3" draw:layer="layout" svg:x1="3.454cm" svg:y1="12.707cm" svg:x2="1.672cm" svg:y2="14.137cm">
          <text:p/>
        </draw:line>
        <draw:line draw:style-name="gr3" draw:text-style-name="P3" draw:layer="layout" svg:x1="6.302cm" svg:y1="13.576cm" svg:x2="4.155cm" svg:y2="13.943cm">
          <text:p/>
        </draw:line>
        <draw:line draw:style-name="gr3" draw:text-style-name="P3" draw:layer="layout" svg:x1="8.527cm" svg:y1="13.736cm" svg:x2="6.301cm" svg:y2="13.576cm">
          <text:p/>
        </draw:line>
        <draw:line draw:style-name="gr3" draw:text-style-name="P3" draw:layer="layout" svg:x1="6.302cm" svg:y1="13.577cm" svg:x2="6.104cm" svg:y2="13.086cm">
          <text:p/>
        </draw:line>
        <draw:line draw:style-name="gr3" draw:text-style-name="P3" draw:layer="layout" svg:x1="8.528cm" svg:y1="13.736cm" svg:x2="6.089cm" svg:y2="11.939cm">
          <text:p/>
        </draw:line>
        <draw:line draw:style-name="gr3" draw:text-style-name="P3" draw:layer="layout" svg:x1="9.934cm" svg:y1="12.144cm" svg:x2="7.135cm" svg:y2="12.216cm">
          <text:p/>
        </draw:line>
        <draw:line draw:style-name="gr3" draw:text-style-name="P3" draw:layer="layout" svg:x1="10.871cm" svg:y1="13.735cm" svg:x2="8.526cm" svg:y2="13.735cm">
          <text:p/>
        </draw:line>
        <draw:line draw:style-name="gr3" draw:text-style-name="P3" draw:layer="layout" svg:x1="9.933cm" svg:y1="12.144cm" svg:x2="10.997cm" svg:y2="13.736cm">
          <text:p/>
        </draw:line>
        <draw:line draw:style-name="gr3" draw:text-style-name="P3" draw:layer="layout" svg:x1="8.527cm" svg:y1="13.736cm" svg:x2="8.137cm" svg:y2="11.172cm">
          <text:p/>
        </draw:line>
        <draw:path draw:style-name="gr4" draw:text-style-name="P4" draw:layer="layout" svg:width="0.177cm" svg:height="0.176cm" svg:x="2.167cm" svg:y="9.837cm" svg:viewBox="0 0 178 177" svg:d="M90 0c49 0 88 39 88 88 0 50-39 89-88 89s-90-39-90-89c0-49 41-88 90-88z">
          <text:p/>
        </draw:path>
        <draw:path draw:style-name="gr4" draw:text-style-name="P4" draw:layer="layout" svg:width="0.176cm" svg:height="0.177cm" svg:x="2.925cm" svg:y="9.034cm" svg:viewBox="0 0 177 178" svg:d="M88 0c49 0 89 41 89 90s-40 88-89 88-88-39-88-88 39-90 88-90z">
          <text:p/>
        </draw:path>
        <draw:path draw:style-name="gr4" draw:text-style-name="P4" draw:layer="layout" svg:width="0.177cm" svg:height="0.176cm" svg:x="3.497cm" svg:y="9.247cm" svg:viewBox="0 0 178 177" svg:d="M88 0c50 0 90 39 90 88s-40 89-90 89c-49 0-88-40-88-89s39-88 88-88z">
          <text:p/>
        </draw:path>
        <draw:path draw:style-name="gr4" draw:text-style-name="P4" draw:layer="layout" svg:width="0.251cm" svg:height="0.251cm" svg:x="2.965cm" svg:y="10.631cm" svg:viewBox="0 0 252 252" svg:d="M125 0c70 0 127 56 127 125s-57 127-127 127c-69 0-125-58-125-127s56-125 125-125z">
          <text:p/>
        </draw:path>
        <draw:path draw:style-name="gr4" draw:text-style-name="P4" draw:layer="layout" svg:width="0.177cm" svg:height="0.176cm" svg:x="3.542cm" svg:y="11.099cm" svg:viewBox="0 0 178 177" svg:d="M89 0c49 0 89 39 89 89 0 49-40 88-89 88-50 0-89-39-89-88 0-50 39-89 89-89z">
          <text:p/>
        </draw:path>
        <draw:path draw:style-name="gr4" draw:text-style-name="P4" draw:layer="layout" svg:width="0.127cm" svg:height="0.127cm" svg:x="6.808cm" svg:y="10.164cm" svg:viewBox="0 0 128 128" svg:d="M64 0c35 0 64 28 64 64s-29 64-64 64-64-28-64-64 29-64 64-64z">
          <text:p/>
        </draw:path>
        <draw:path draw:style-name="gr4" draw:text-style-name="P4" draw:layer="layout" svg:width="0.25cm" svg:height="0.251cm" svg:x="6.489cm" svg:y="8.907cm" svg:viewBox="0 0 251 252" svg:d="M125 0c70 0 126 57 126 126s-56 126-126 126c-69 0-125-57-125-126s56-126 125-126z">
          <text:p/>
        </draw:path>
        <draw:path draw:style-name="gr4" draw:text-style-name="P4" draw:layer="layout" svg:width="0.127cm" svg:height="0.127cm" svg:x="6.025cm" svg:y="11.875cm" svg:viewBox="0 0 128 128" svg:d="M64 0c36 0 64 28 64 64 0 35-28 64-64 64-35 0-64-29-64-64 0-36 29-64 64-64z">
          <text:p/>
        </draw:path>
        <draw:path draw:style-name="gr4" draw:text-style-name="P4" draw:layer="layout" svg:width="0.177cm" svg:height="0.177cm" svg:x="5.693cm" svg:y="11.833cm" svg:viewBox="0 0 178 178" svg:d="M89 0c49 0 89 40 89 90 0 49-40 88-89 88-48 0-89-39-89-88 0-50 41-90 89-90z">
          <text:p/>
        </draw:path>
        <draw:path draw:style-name="gr4" draw:text-style-name="P4" draw:layer="layout" svg:width="0.251cm" svg:height="0.251cm" svg:x="4.241cm" svg:y="8.259cm" svg:viewBox="0 0 252 252" svg:d="M125 0c70 0 127 56 127 126 0 69-57 126-127 126-69 0-125-57-125-126 0-70 56-126 125-126z">
          <text:p/>
        </draw:path>
        <draw:path draw:style-name="gr4" draw:text-style-name="P4" draw:layer="layout" svg:width="0.251cm" svg:height="0.251cm" svg:x="2.62cm" svg:y="8.033cm" svg:viewBox="0 0 252 252" svg:d="M126 0c69 0 126 56 126 127 0 69-57 125-126 125s-126-56-126-125c0-71 57-127 126-127z">
          <text:p/>
        </draw:path>
        <draw:path draw:style-name="gr4" draw:text-style-name="P4" draw:layer="layout" svg:width="0.177cm" svg:height="0.177cm" svg:x="1.656cm" svg:y="7.992cm" svg:viewBox="0 0 178 178" svg:d="M89 0c49 0 89 40 89 89s-40 89-89 89-89-40-89-89 40-89 89-89z">
          <text:p/>
        </draw:path>
        <draw:path draw:style-name="gr4" draw:text-style-name="P4" draw:layer="layout" svg:width="0.176cm" svg:height="0.177cm" svg:x="3.865cm" svg:y="8.657cm" svg:viewBox="0 0 177 178" svg:d="M88 0c50 0 89 40 89 90 0 49-39 88-89 88-49 0-88-39-88-88 0-50 39-90 88-90z">
          <text:p/>
        </draw:path>
        <draw:path draw:style-name="gr4" draw:text-style-name="P4" draw:layer="layout" svg:width="0.176cm" svg:height="0.177cm" svg:x="3.422cm" svg:y="12.551cm" svg:viewBox="0 0 177 178" svg:d="M89 0c49 0 88 41 88 89 0 49-39 89-88 89s-89-40-89-89c0-48 40-89 89-89z">
          <text:p/>
        </draw:path>
        <draw:path draw:style-name="gr4" draw:text-style-name="P4" draw:layer="layout" svg:width="0.251cm" svg:height="0.251cm" svg:x="1.949cm" svg:y="12.273cm" svg:viewBox="0 0 252 252" svg:d="M125 0c71 0 127 56 127 126s-56 126-127 126c-69 0-125-56-125-126s56-126 125-126z">
          <text:p/>
        </draw:path>
        <draw:path draw:style-name="gr4" draw:text-style-name="P4" draw:layer="layout" svg:width="0.177cm" svg:height="0.177cm" svg:x="2.243cm" svg:y="12.943cm" svg:viewBox="0 0 178 178" svg:d="M89 0c49 0 89 40 89 89s-40 89-89 89-89-40-89-89 40-89 89-89z">
          <text:p/>
        </draw:path>
        <draw:path draw:style-name="gr4" draw:text-style-name="P4" draw:layer="layout" svg:width="0.177cm" svg:height="0.176cm" svg:x="6.015cm" svg:y="12.998cm" svg:viewBox="0 0 178 177" svg:d="M90 0c48 0 88 39 88 88 0 50-40 89-88 89-50 0-90-39-90-89 0-49 40-88 90-88z">
          <text:p/>
        </draw:path>
        <draw:path draw:style-name="gr4" draw:text-style-name="P4" draw:layer="layout" svg:width="0.127cm" svg:height="0.127cm" svg:x="7.072cm" svg:y="12.152cm" svg:viewBox="0 0 128 128" svg:d="M63 0c35 0 65 28 65 63s-30 65-65 65-63-30-63-65 28-63 63-63z">
          <text:p/>
        </draw:path>
        <draw:path draw:style-name="gr4" draw:text-style-name="P4" draw:layer="layout" svg:width="0.251cm" svg:height="0.251cm" svg:x="8.801cm" svg:y="8.979cm" svg:viewBox="0 0 252 252" svg:d="M127 0c69 0 125 56 125 125 0 71-56 127-125 127-70 0-127-56-127-127 0-69 57-125 127-125z">
          <text:p/>
        </draw:path>
        <draw:path draw:style-name="gr4" draw:text-style-name="P4" draw:layer="layout" svg:width="0.251cm" svg:height="0.25cm" svg:x="9.616cm" svg:y="10.428cm" svg:viewBox="0 0 252 251" svg:d="M127 0c69 0 125 56 125 125s-56 126-125 126c-70 0-127-57-127-126s57-125 127-125z">
          <text:p/>
        </draw:path>
        <draw:path draw:style-name="gr4" draw:text-style-name="P4" draw:layer="layout" svg:width="0.177cm" svg:height="0.177cm" svg:x="4.762cm" svg:y="10.102cm" svg:viewBox="0 0 178 178" svg:d="M89 0c49 0 89 41 89 90s-40 88-89 88-89-39-89-88 40-90 89-90z">
          <text:p/>
        </draw:path>
        <draw:path draw:style-name="gr4" draw:text-style-name="P4" draw:layer="layout" svg:width="0.177cm" svg:height="0.178cm" svg:x="9.845cm" svg:y="12.055cm" svg:viewBox="0 0 178 179" svg:d="M88 0c50 0 90 41 90 90s-40 89-90 89c-48 0-88-40-88-89s40-90 88-90z">
          <text:p/>
        </draw:path>
        <draw:path draw:style-name="gr4" draw:text-style-name="P4" draw:layer="layout" svg:width="0.176cm" svg:height="0.177cm" svg:x="10.156cm" svg:y="10.827cm" svg:viewBox="0 0 177 178" svg:d="M88 0c49 0 89 39 89 88s-40 90-89 90-88-41-88-90 39-88 88-88z">
          <text:p/>
        </draw:path>
        <draw:path draw:style-name="gr4" draw:text-style-name="P4" draw:layer="layout" svg:width="0.177cm" svg:height="0.177cm" svg:x="9.004cm" svg:y="8.602cm" svg:viewBox="0 0 178 178" svg:d="M90 0c49 0 88 40 88 88 0 50-39 90-88 90-50 0-90-40-90-90 0-48 40-88 90-88z">
          <text:p/>
        </draw:path>
        <draw:path draw:style-name="gr4" draw:text-style-name="P4" draw:layer="layout" svg:width="0.251cm" svg:height="0.251cm" svg:x="7.452cm" svg:y="8.022cm" svg:viewBox="0 0 252 252" svg:d="M126 0c70 0 126 56 126 126 0 69-56 126-126 126s-126-57-126-126c0-70 56-126 126-126z">
          <text:p/>
        </draw:path>
        <draw:path draw:style-name="gr4" draw:text-style-name="P4" draw:layer="layout" svg:width="0.251cm" svg:height="0.251cm" svg:x="6.176cm" svg:y="13.45cm" svg:viewBox="0 0 252 252" svg:d="M125 0c69 0 127 56 127 126s-58 126-127 126-125-56-125-126 56-126 125-126z">
          <text:p/>
        </draw:path>
        <draw:path draw:style-name="gr4" draw:text-style-name="P4" draw:layer="layout" svg:width="0.176cm" svg:height="0.177cm" svg:x="8.049cm" svg:y="10.995cm" svg:viewBox="0 0 177 178" svg:d="M88 0c50 0 89 40 89 89s-39 89-89 89c-49 0-88-40-88-89s39-89 88-89z">
          <text:p/>
        </draw:path>
        <draw:path draw:style-name="gr4" draw:text-style-name="P4" draw:layer="layout" svg:width="5.362cm" svg:height="1.179cm" svg:x="3.437cm" svg:y="11.126cm" svg:viewBox="0 0 5363 1180" svg:d="M506 954h-280v-727h280zM100 101h115v116h-115zM960 107h116v116h-116zM4814 142h115v115h-115zM4432 498h116v116h-116zM2834 121h115v115h-115zM2036 105h116v115h-116zM173 0l-173 174v833l173 173h386l173-173v-833l-77-77h-97v-97zM1031 0l-173 174v357l169 172h337v251h-280v-176h-226v229l173 173h385l173-173v-354l-62-60 1-1-116-114h-328v-251h280v176h225v-229l-173-174h-114v97h-177v-97zM2453 507h-279v-280h279zM1948 85v1095h226v-448h332l173-173v-379h-251v-180h-397v85zM2806 1180h225v-1067h-64v-113h-161zM3911 0h-169v63h-105l-102 239-129-302h-136v113h-64l205 478-253 589h247l130-301 129 301h247l-253-589 174-405h-76v-117h115v25zM4038 0v268h76v116h-76v796h600v-226h-374v-251h298v-225h-298v-251h374v-135h-160v-92zM4917 0h-153v1180h599v-226h-373v-884h-73z">
          <text:p/>
        </draw:path>
        <draw:frame draw:style-name="gr6" draw:text-style-name="P6" draw:layer="layout" svg:width="3.765cm" svg:height="0.987cm" svg:x="11.417cm" svg:y="8.413cm">
          <draw:text-box>
            <text:p text:style-name="P5"><text:span text:style-name="T1">camaras <text:s/></text:span></text:p>
          </draw:text-box>
        </draw:frame>
        <draw:frame draw:style-name="gr7" draw:text-style-name="P6" draw:layer="layout" svg:width="3.96cm" svg:height="0.987cm" svg:x="11.417cm" svg:y="9.084cm">
          <draw:text-box>
            <text:p text:style-name="P5"><text:span text:style-name="T1">objetivos <text:s/></text:span></text:p>
          </draw:text-box>
        </draw:frame>
        <draw:frame draw:style-name="gr8" draw:text-style-name="P6" draw:layer="layout" svg:width="2.834cm" svg:height="0.987cm" svg:x="11.417cm" svg:y="9.755cm">
          <draw:text-box>
            <text:p text:style-name="P5"><text:span text:style-name="T1">drones </text:span></text:p>
          </draw:text-box>
        </draw:frame>
        <draw:frame draw:style-name="gr9" draw:text-style-name="P6" draw:layer="layout" svg:width="4.388cm" svg:height="0.987cm" svg:x="17.005cm" svg:y="8.413cm">
          <draw:text-box>
            <text:p text:style-name="P5"><text:span text:style-name="T1">videobeam </text:span></text:p>
          </draw:text-box>
        </draw:frame>
        <draw:frame draw:style-name="gr10" draw:text-style-name="P6" draw:layer="layout" svg:width="6.445cm" svg:height="0.987cm" svg:x="15.61cm" svg:y="9.072cm">
          <draw:text-box>
            <text:p text:style-name="P5"><text:span text:style-name="T1">equipos de video</text:span></text:p>
          </draw:text-box>
        </draw:frame>
        <draw:frame draw:style-name="gr11" draw:text-style-name="P6" draw:layer="layout" svg:width="4.426cm" svg:height="0.987cm" svg:x="16.682cm" svg:y="9.755cm">
          <draw:text-box>
            <text:p text:style-name="P5"><text:span text:style-name="T1">iluminación</text:span></text:p>
          </draw:text-box>
        </draw:frame>
        <draw:path draw:style-name="gr4" draw:text-style-name="P4" draw:layer="layout" svg:width="2.186cm" svg:height="2.185cm" svg:x="5.025cm" svg:y="8.683cm" svg:viewBox="0 0 2187 2186" svg:d="M189 102c-47 2-84 40-86 86l-46-1c-5 0-41 0-46 2-13 4-9 23-9 38 0 14-4 33 13 35 8 1 40 1 48 1l41-1-1 50-49-1c-7 0-38 0-43 2-12 4-9 20-9 34 0 45 2 41 50 38l51 1v48c-13 0-33-3-44 2l-5-1c-13-2-43-3-50 6-4 7-3 47-2 56 2 18 28 12 44 12 20 1 38 2 57 1l1 49h-48c-35 0-54-5-54 17 0 26-5 54 12 57 4 1 46 1 48 1l41-1v49c-19-3-39 0-58 1-19 0-42-6-43 15-5 60 2 59 27 59 7 0 25 2 29 1l6-1 39 1v47l-7 1h-42c-8-1-39-1-45 2-10 6-7 26-7 40 0 15-3 30 13 33 5 0 43 1 48 0l39 1 1 48h-45c-6-1-40 0-45 1-14 3-12 20-12 35 0 32-8 43 54 39h49l-1 48c-19-1-37 1-57 1-17 1-40-5-44 12-1 6-1 49 1 54 5 11 37 10 51 9l4-1c11 4 32 1 46 1-2 7-2 45 0 51l-52 1c-56-4-50 2-50 37 0 39-3 38 51 37h50v49h-46c-61-4-55 4-55 35 0 34-8 45 52 40h50l-1 48c-13 1-31-2-43 1h-6c-14-2-44-4-50 7-3 6-4 46-2 54 3 17 24 13 43 13 19 1 38 3 58 2v48h-44c-9 0-22 1-31 0-19 0-12-2-24 7-2 10-4 53-1 59 5 8 14 8 25 8 9 0 24 1 31 1l45-1c-2 7-2 40-1 48-20-1-37 1-57 2-17 0-41-5-44 12-1 6-1 49 1 54 6 12 35 8 52 8h45c5 2 3 3 3 21 0 9-1 19 0 28h-5-44c-7-1-38-1-44 2-11 5-8 21-8 36 0 40-3 38 54 37h48v28l-1 21h-45c-5-1-41 0-45 1-13 3-12 19-12 34 0 14-3 33 9 38 4 2 40 2 47 1h46c-2 26 15 50 26 61 6 6 15 13 25 17 11 5 23 9 36 9l-1 42c0 3 0 43 1 46 3 16 21 12 37 12 15 0 33 4 37-10 1-4 1-44 1-47l-1-44c9 2 38 1 48 1 5 103-11 100 38 100 51 1 34 3 39-100 10 1 39 1 48-1v46c-1 2 0 41 2 45 4 14 22 10 37 10 16 0 32 3 36-10 1-3 2-42 1-46v-45h47c0 20 1 38 2 58 1 19-6 41 15 43 11 2 48 3 55-4s5-52 5-53v-44c7 2 16 1 24 1 5 0 9 0 14 0 6 0 7-1 11 2v47c-2 12-3 43 6 49 7 4 45 4 55 2 19-3 13-26 13-43 1-19 1-38 2-57l48-1-1 44c0 1 0 42 1 45 2 15 20 12 35 12 14 0 33 4 38-9 2-5 2-40 1-45v-47l37 1 12 36c0 31-3 60 12 64 7 2 50 1 55-1 11-6 10-36 8-50l-1-6c4-11 1-30 2-43l48-1v44c-1 2 0 43 1 47 3 14 23 10 38 10 17 0 33 4 35-13 1-6 2-44 1-49v-39h50v45c0 57-4 56 36 56 13 0 32 3 37-8 4-6 3-35 2-44v-49l48 1 2 39-1 9c-1 13-2 44 7 50 7 4 45 4 55 2 18-3 12-26 13-43 0-20 1-38 1-58 8 2 41 2 48 0v46c-1 1 0 41 0 43 3 15 20 12 36 12 13 0 33 4 38-9 1-3 2-41 1-45l-1-47h48c2 14-2 32 2 44-1 5-1 38 0 44 3 17 18 13 35 13 14 0 33 4 38-9 2-5 3-40 2-45l-1-6 1-40 49-1v49c-1 7-1 40 1 44 6 12 26 8 40 8 16 0 31 3 33-13 1-7 1-41 1-47l-1-40 50-1-1 43c0 2 0 44 1 46 3 16 21 12 36 12s33 4 37-10c1-4 2-44 1-47v-43h48c1 17 1 37 1 55s-4 41 12 45c7 2 50 1 55-1 10-6 9-36 8-51l-1-5c4-12 1-30 2-44 42 0 85-41 83-85h46c3 0 42 0 45-1 16-4 12-21 12-37 0-12 4-33-12-36-2-1-42-2-46-2l-44 1v-49h48c54 2 54 2 54-34 0-33 6-46-48-40l-48-1-7-1 1-45c0-1 1-2 3-2l3-1h43c13 2 44 2 50-6 4-6 4-47 3-56-4-18-26-12-45-12-20-1-38-2-58-2l1-48h48c57 3 54-1 54-37 0-33 6-41-53-37l-50-1 1-49 44 1c63 1 58 0 58-35 0-37 6-44-53-40l-5 1c-11-5-31 0-45-3v-36c0-6 0-8 2-11h48c7 1 38 1 44-2 12-5 9-23 9-38 0-14 2-31-12-34-5-1-39-2-45-1h-45l-1-49h48c7 1 40 1 44-1 14-4 11-24 11-38 0-15 2-31-12-35-4-1-40-2-45-1l-44 1c-3-5-2-17-2-24 0-9 1-19 0-27 13-1 37 2 47-2l3 1c7 0 37 0 43-2 12-4 10-19 10-35 0-14 3-31-9-36-6-3-37-3-44-1-12-5-35-2-50-2l1-49 49 1c8 0 38 1 44-2 12-5 9-24 9-37 0-14 2-32-12-35-3-1-42-2-46-1h-45l1-49 38 1c8 0 39-1 48-1 18-1 16-16 16-32 0-14 3-34-8-41-5-3-37-3-45-2h-46c-6-3-4-1-4-9v-39l41-1h9c61 5 53-6 53-41 0-16 2-31-15-33-9-1-38-1-47-1l-40 1-1-49h42c3 1 42 0 46-1 17-2 15-19 15-35 0-15 3-33-10-38-5-1-43-2-47-2l-45 1c-4-13 0-33-1-48 106-4 103 10 103-38 0-55-2-31-103-39 1-14-3-38 1-48h50c8 0 37 1 43-2 12-5 9-21 9-36 0-36 3-39-54-37h-49l1-49 40 1c9 0 36 0 46-1 18-1 16-12 16-30 0-13 3-34-6-41-7-6-34-4-44-3l-4 1c-6-4-38-2-49-2-4-36-21-62-50-76-13-5-16-5-27-8l-6-1c0-23-2-47-2-69 1-36-4-32-37-32-35 0-37-3-37 32l1 30c-1 11-2 29 0 39l-1 4c-5-6-8-3-24-3-8 0-20 0-25 0v-45c1-2 0-41-1-45-3-16-20-12-35-12-16 0-33-4-37 9-2 4-3 43-2 48v44h-49l1-39c1-8 0-38-1-47-1-17-15-15-32-15-38 0-47-8-42 52l-1 50-4-1h-44c-1-13 3-32-1-42l1-7c1-14 3-43-7-50-6-4-46-4-55-2-18 4-12 25-13 44l-2 57-47 1v-44c-1-14 1-29-1-43-2-18-13-15-30-15-46 1-47-6-43 48l-1 54c-11-1-40-3-48 1 3-17-1-50-1-69 0-36-2-34-37-34-33 0-38-4-38 30 1 20 2 54-1 72l-48-1v-49c4-58-5-52-37-52-40 0-39-4-37 53l-1 48h-50v-39c1-5 0-42 0-48-2-17-19-14-36-14-14 0-34-4-38 10-1 4-2 45-1 47v45l-48-1c-1-13 3-43-2-52 1-10 1-17 1-27s-1-18-9-21c-6-2-47-2-54-1-16 3-11 27-11 44-1 17 0 43-2 58l-48-1v-46c1-6 1-41-1-46-5-13-23-9-38-9s-32-4-35 12c-1 3-1 44-1 46l1 43c-11 0-42-2-49 1 3-15 0-40-1-57 0-17 5-41-11-45-9-2-49-2-55 2-12 6-10 36-8 50v49h-49v-44c2-8 1-46-4-52-7-8-41-6-54-5-23 1-16 22-16 42-1 20-2 39-3 59l-47 1v-48c-1-12 1-34-1-43-6-17-33-11-57-11-8 0-12 2-15 8-4 7-3 35-3 43v51l-48-1c-1-22-1-47-1-69 0-35-2-32-36-32s-38-4-38 30c0 24-1 48-1 71h-49v-49c3-59-2-52-39-52-16 0-31-4-34 11-1 4-2 41-2 46zM219 159h1750c31 0 56 25 56 56v1755c0 31-25 56-56 56h-1750c-31 0-57-25-57-56v-1755c0-31 26-56 57-56zM373 324h1442c25 0 46 21 46 46v1445c0 26-21 46-46 46h-1442c-25 0-46-20-46-46v-1445c0-25 21-46 46-46zM587 551h1014c18 0 33 15 33 33v1018c0 17-15 32-33 32h-1014c-18 0-32-15-32-32v-1018c0-18 14-33 32-33zM485 442h1219c22 0 39 17 39 39v1223c0 22-17 40-39 40h-1219c-22 0-40-18-40-40v-1223c0-22 18-39 40-39zM548 510h1092c20 0 35 16 35 35v1095c0 20-15 35-35 35h-1092c-19 0-35-15-35-35v-1095c0-19 16-35 35-35z">
          <text:p/>
        </draw:path>
        <draw:path draw:style-name="gr2" draw:text-style-name="P2" draw:layer="layout" svg:width="1.533cm" svg:height="1.536cm" svg:x="5.352cm" svg:y="9.007cm" svg:viewBox="0 0 1534 1537" svg:d="M1374 117c8 1 16 4 20 9l-52 54c-12 12-10 13-23 13-7 6-15 15-6 26 4 3 9 6 16 4 6-1 8-4 10-10 3-13 0-8 14-22l35-36c6-6 12-15 20-18 3 7 7 13 9 21 6-3 49-48 59-57 9-10 19-20 29-30l29-27c0-3-1-6-2-9-6-13-22-28-35-34-3-1-6-1-8-1-7 9-19 18-28 28l-59 59c-6 6-25 22-28 30zM114 797v-21l77-1c3 1 20 17 30 1 3-4 8-23-14-24-9 2-7 3-12 8l-38 1-43-1-1-23c-17-3-82-2-113-1v62zM1340 760c-6-2-7-9-17-8-18 1-20 27-4 30 14 4 12-5 22-6l76-1 1 22 116 1v-61h-116l-1 23zM114 902v-25l77-12c8 1 10 8 21 4 20-7 7-47-20-22-1 0-1 0-1 1-5 4-68 13-77 13l-1-22-113 17v63c28-3 84-14 114-17zM757 196c-13 6-8 28 8 28 8 0 14-5 16-11 3-12-4-13-7-20v-76c7-1 18 1 23-2v-115h-62v115l23 1c1 5 2 66 0 78 0 1 0 1-1 2zM176 676c8-1 9 0 16 1 11 15 28 15 31-2 2-9-3-15-9-17-13-5-13 4-22 4l-78-14-1-22-113-19v62c37 5 89 18 113 18l1-21c5-1 56 5 62 10zM758 1344v77h-22l-1 116h62v-116h-23v-79c2-6 9-7 8-18-3-18-30-17-31 1-1 11 6 10 7 19zM845 116h22c-1 12-10 71-14 77-4 4-9 7-9 17 1 7 7 13 15 14 8 0 14-5 15-10 4-11-3-13-4-22l10-57c3-22-1-18 18-19 6 0 5 1 9-2l19-114h-62c-3 18-7 36-9 54-2 12-11 50-10 62zM632 115l22 1c3 6 6 35 7 42 2 13 9 31 4 41-12 28 28 32 27 9 0-11-5-9-9-16l-13-75 24-1c0-10-7-49-9-61-3-18-7-37-9-55h-63c2 17 6 37 9 54 3 21 7 41 10 61zM848 1343c3 13 13 67 12 78h-22l18 116h63c-1-7-2-16-4-22-1-8-3-19-4-28-4-19-7-41-9-59l-1-6c-6-1-19 0-25-2l-11-76c-2-8 7-9 5-20-3-18-30-17-31 1-1 12 6 11 9 18zM662 1344c0 11-10 70-14 76-4 2-5 1-11 1-5 0-8 0-12-1-4 21-7 42-11 64-2 11-8 37-9 53h63l14-85c2-10 4-19 4-31h-20c-1-9 10-67 13-77 3-7 11-7 10-19-1-7-6-13-14-14-9-1-16 5-17 12-2 16 8 10 4 21zM1418 633l-1 23-76 12c-12 2-7-6-20-4-7 1-13 8-13 17 1 7 7 13 15 13 13 1 11-7 18-10l76-12 1 22c6 1 88-12 116-17v-62c-29 3-111 16-116 18zM1341 869l76 14c1 6 0 9 0 14 0 7-1 8 3 12l114 19v-63c-24-5-110-20-116-19l-1 21-76-14c-7-3-6-10-17-10-20-1-21 26-4 30 13 4 10-5 21-4zM193 952c-5 6-30 12-40 16-11 4-29 13-39 15v-25l-114 39v66c34-10 77-29 113-38l1-25c7-4 36-15 44-15 8-7 23-11 34-15 11-3 8 5 21 1 5-1 11-8 10-16-1-16-22-21-30-3zM114 576v-25c11 2 69 23 77 28l3 4c3 5 5 8 13 8 9 1 15-4 16-12 2-9-4-16-11-18-12-3-8 5-21 0l-77-27-1-24-6-1c-27-8-80-29-107-37v66c17 5 36 12 52 17 11 4 20 7 31 11 8 3 23 9 31 10zM510 115c6 3 17 1 25 2l28 76c3 11-5 8-2 19 2 7 8 12 16 12 16-1 21-24 6-29-8-6-13-26-16-37-5-13-13-29-15-42 6 0 18 2 23-1-7-20-13-41-21-62-5-13-14-37-18-53h-65c4 15 14 43 18 53 7 20 14 41 21 62zM957 116h23c0 3-22 70-27 75l-2 2h-1c-19 17-4 29 2 30 9 3 16-2 19-7 5-12-4-14-1-23 2-6 4-11 6-18 1-3 2-5 3-8 1-2 2-4 2-5 1-2 0 0 2-3l1-2c0-10 10-29 13-40l24-1 32-94c2-5 6-15 8-22h-65c-5 17-14 40-19 54-3 9-20 57-20 62zM957 1344c3 5 25 70 26 77l-26 1c3 10 7 20 10 30 4 10 7 20 11 31 6 17 13 37 19 54h65c-2-7-5-15-8-22-3-10-7-21-10-32-8-21-14-41-21-62h-24l-25-78c-5-12 5-9 0-22-5-16-32-12-30 7 1 11 9 12 13 16zM1341 970l76 30 2 25c11 1 49 16 61 20s38 14 54 18v-65c-28-10-111-40-116-39l-1 24-76-30c-6-5-5-11-14-13-19-4-25 23-10 29 12 6 11-4 24 1zM562 1344l-28 77-24 1c-8 18-14 42-22 61-5 14-14 38-18 54h65c2-7 6-16 8-23 3-9 7-21 11-30 4-12 19-53 20-63h-23l30-79c20-7 14-30-2-31-9 0-16 5-17 13-1 12 7 7 0 20zM1341 561c-13 5-8-2-20 0-30 3-1 54 18 18l79-28v24c5 0 87-28 116-39v-65c-16 5-45 16-54 19-11 4-55 16-62 21l-1 22c-5 5-66 26-76 28zM380 115l25 1c6 9 39 67 42 76 7 8 3 8 3 18 1 7 6 13 14 14 18 1 24-23 8-29-12-6-15-19-26-37l-22-41 26-2-33-61c-6-10-11-20-17-31l-12-23h-71c4 7 9 17 13 23 5 10 10 18 16 30 12 22 23 41 34 62zM113 446l1-26c7 1 31 17 39 21 9 5 34 18 38 23 4 7 4 14 14 15 19 3 26-23 9-30-13-5-8 6-22-4l-58-32c-31-19-16-4-21-37-21-11-41-22-60-32-17-9-35-20-53-29v71zM193 1064c-2 8-26 18-38 25-11 6-31 19-41 23l-1-27c-8 2-77 40-90 48-5 3-15 8-23 12v70c30-15 107-59 112-58l2-27 77-43c15-8 9-1 22-4 6-2 11-8 10-17-2-16-26-19-30-2zM1067 1342c8 4 36 63 44 77l-27 3c3 12 48 87 61 115h70c-12-26-52-94-56-105l-6-11h-23c-7-13-14-26-21-39-7-12-15-26-21-38-8-13-2-8-3-22l-2-1c-4-12-19-14-26-4-8 11-1 23 10 25zM1091 104l-6 11 26 1c0 1 0 0-2 3l-31 55c-4 7-6 16-13 19-19 6-16 27-1 30 8 2 15-2 18-8 4-11-4-9 3-22 15-22 28-55 44-76l27-1c4-10 11-22 16-32 6-11 11-20 17-31 5-8 22-38 30-53h-71c-12 24-51 92-57 104zM446 1342c-7 13-15 26-22 39-8 14-15 28-23 41h-27c-9 20-21 40-33 62-6 11-22 38-29 53h71l53-98c4-7 6-7 6-18h-22c1-6 40-74 45-79 20-6 17-27 2-30-10-3-17 3-19 9-3 12 4 7-2 21zM1341 1088c11 5 70 38 76 44l2 27c10 3 86 47 115 62v-71l-85-46c-7-4-25-15-31-16v24c-12-4-28-15-39-21-12-6-28-15-38-21-5-8-4-14-14-16-22-4-25 25-9 30 12 4 11-5 23 4zM1422 378c-7 4-4 20-5 29-12 5-25 14-38 20-13 7-25 15-38 22-15 8-7 0-20 2-8 1-14 7-13 18 2 15 25 21 32-1 6-5 71-41 77-43l1 25c1 0 88-45 116-61v-71c-16 7-43 23-51 27-10 6-20 11-31 17-9 5-20 12-30 16zM193 1182c-2 9 0 7-7 12-10 8-66 52-72 53v-24c-9 0-5 0-9 4l-105 77v78c24-19 66-49 90-67 6-5 13-9 23-17 5-31-10-20 18-43l61-45c8-11 7-6 19-9 7-1 13-8 12-16-1-18-25-19-30-3zM114 306v-27c5 1 5 3 10 6l61 48c5 3 7 4 8 10 1 19 28 18 30 0 3-19-18-16-23-18-2-1-7-5-8-7l-78-61c-3-6 5-21-6-32-8-2-69-53-86-64-6-4-15-12-22-17v78c22 18 73 55 82 62 11 7 22 21 32 22zM1190 1342c7 1 27 31 32 38l29 41h-31c2 6 17 24 22 31 7 9 16 20 23 30 4 6 6 10 11 15 4 5 21 28 29 40h78c-6-7-11-15-17-22l-69-93-25-1c-6-5-24-31-29-38-10-13-22-27-29-40-1-1-6-7-6-8-3-5 2-25-18-24-16 1-22 27 0 31zM1341 322c-10 8-5 6-17 7-8 0-14 6-15 13-2 19 25 26 30 6 2-10 10-12 17-17 11-8 52-41 61-45l1 28c5-1 52-38 61-45 12-9 20-15 31-24l24-17v-77c-25 17-87 65-100 74-14 11-16 6-16 31 0 10-2 11-8 16zM236 115c6 2 21 1 30 1l59 77c10 10 3 7 7 20 1 7 9 12 18 10 15-3 18-23 0-30-8-1-29-30-34-37-7-10-25-30-29-40h26c-1-7-25-36-33-47l-35-46c-5-6-8-11-12-16l-6-7h-77c5 8 14 18 18 23zM1251 115c-1 7-3 7-7 12l-40 51c-4 4-5 7-8 11-5 6-5 3-12 6-17 6-10 29 6 29 21-1 11-19 22-31 4-7 13-16 19-24 59-82 40-43 72-54 3-9 67-88 86-115h-77c-11 16-36 46-41 53-7 10-43 52-44 63zM315 1344l-55 73c-8 9-25-1-35 7-3 7-37 50-45 61l-34 44c-2 4-5 6-6 8h78c5-8 13-15 18-23l47-62c7-8 18-22 23-30l-28-1c1-5 24-34 30-42 2-3 3-4 5-7l7-5c2-6 14-22 18-25 24 0 21-31 2-31-9 0-15 6-16 14 0 2 3 11-9 19zM0 46l114 112c3-9 5-16 11-21 9 6 41 40 54 53 7 6 13 10 14 22 2 10 15 16 24 9 8-7 8-20-1-25-21-7-22-12-42-33-9-9-32-29-36-38 4-4 13-8 20-9l-102-103c-3-3-10-12-15-13-13 3-31 19-40 34-1 4-1 7-1 12zM1340 1215c8 3 31 23 39 29 12 9 27 20 38 30l1 31 105 79c4 3 8 5 11 8v-77l-100-76c-6-5-9-10-17-10 1 7 1 16 0 24-13-8-26-19-39-29-13-11-26-20-39-30-2-25-29-21-31-4-1 9 5 16 13 17 11 2 13-2 19 8zM193 1322c-1 9 0 8-5 14-14 15-49 46-62 62-8-3-9-11-11-20-7 1-12 9-16 14-5 5-9 8-15 14-10 9-19 19-29 28-8 9-45 43-55 56v1c0 4 0 8 1 12 9 14 25 29 38 34 7-3 24-22 30-28l88-88c-4-3-7-2-12-4-3-2-6-4-9-6l50-52c5-5 11-13 17-17 14 1 25-10 18-23-6-11-24-12-28 3zM1329 1343c7 4 26 24 35 33 8 8 29 28 33 34-6 5-13 7-22 10 9 11 19 20 29 30 10 11 20 20 30 30l44 44c4 4 9 12 17 13h1c11-6 29-20 36-34 1-3 2-7 2-11-17-18-37-37-57-57-10-10-20-19-30-30-6-6-25-26-30-28-1 8-5 15-8 20-9-4-28-25-37-34-5-5-31-28-33-36 0-8-2-13-10-15-18-6-26 15-17 25 2 3 3 3 8 4z">
          <text:p/>
        </draw:path>
        <draw:polygon draw:style-name="gr4" draw:text-style-name="P4" draw:layer="layout" svg:width="0.961cm" svg:height="0.964cm" svg:x="5.638cm" svg:y="9.293cm" svg:viewBox="0 0 962 965" draw:points="0,0 962,0 962,965 0,965">
          <text:p/>
        </draw:polygon>
        <draw:path draw:style-name="gr12" draw:text-style-name="P7" draw:layer="layout" svg:width="0.493cm" svg:height="0.399cm" svg:x="5.792cm" svg:y="9.321cm" svg:viewBox="0 0 494 400" svg:d="M0 141c107 4 207 40 282 87 10 6 18 11 27 18 22 16 44 32 65 51 4 4 7 7 11 12l70 69c6 5 17 19 24 22 9-15 15-94 15-116 1-75-14-153-41-221-6-17-13-31-20-45-3-6-2-6-8-8l-44-7c-111-13-225 16-311 77-13 9-24 18-37 28-7 6-30 26-33 33z">
          <text:p/>
        </draw:path>
        <draw:path draw:style-name="gr2" draw:text-style-name="P2" draw:layer="layout" svg:width="0.328cm" svg:height="0.552cm" svg:x="5.686cm" svg:y="9.665cm" svg:viewBox="0 0 329 553" svg:d="M329 553l-27-57c-9-21-16-40-22-62-30-97-31-200-10-298 7-35 29-113 32-136-13 3-39 15-52 21-24 11-49 26-71 40-19 12-46 34-63 48-39 31-74 77-104 118-15 23-15 18-2 52 25 62 48 90 86 135 29 35 83 77 124 97 28 14 79 38 109 42z">
          <text:p/>
        </draw:path>
        <draw:path draw:style-name="gr13" draw:text-style-name="P8" draw:layer="layout" svg:width="0.49cm" svg:height="0.425cm" svg:x="6.083cm" svg:y="9.655cm" svg:viewBox="0 0 491 426" svg:d="M0 280c6 10 61 48 75 57 24 15 55 32 85 44 62 24 136 45 212 45 7-2 40-49 46-59 13-21 27-44 37-70 31-76 43-157 31-241-1-10-3-19-5-29-1-5-4-23-8-27-5 11-32 44-40 54-76 90-171 150-284 186-48 15-100 26-149 40z">
          <text:p/>
        </draw:path>
        <draw:path draw:style-name="gr14" draw:text-style-name="P9" draw:layer="layout" svg:width="0.481cm" svg:height="0.436cm" svg:x="5.664cm" svg:y="9.467cm" svg:viewBox="0 0 482 437" svg:d="M0 308c0 28 7 109 19 129 0-1 1-1 1-1l8-13c21-32 47-65 73-92 27-29 73-64 105-85 82-52 148-67 239-91 11-3 27-9 37-11-6-11-63-49-71-55-73-48-201-90-292-89-10 15-25 28-46 61-46 72-73 155-73 247z">
          <text:p/>
        </draw:path>
        <draw:path draw:style-name="gr15" draw:text-style-name="P10" draw:layer="layout" svg:width="0.5cm" svg:height="0.399cm" svg:x="5.948cm" svg:y="9.83cm" svg:viewBox="0 0 501 400" svg:d="M52 41c-3-7-25-27-31-32-3-1 0 0-3-2l-8-7c-9 13-11 99-10 120 1 42 7 77 15 116 11 51 32 99 55 145 6 11 5 10 19 12 137 24 280-15 380-104 5-5 30-27 32-33-105-8-169-22-263-70-37-19-112-72-143-105-8-9-20-19-32-31-3-3-7-9-11-9z">
          <text:p/>
        </draw:path>
        <draw:path draw:style-name="gr16" draw:text-style-name="P11" draw:layer="layout" svg:width="0.322cm" svg:height="0.549cm" svg:x="6.23cm" svg:y="9.335cm" svg:viewBox="0 0 323 550" svg:d="M17 509l-10 41 43-14c4-1 3 0 6-4l7-1c1 0 4-2 5-2l2-1c2-1 1-1 3-2 21-2 121-68 146-93l52-51c19-24 25-28 45-58 7-10 10-9 5-23-5-18-11-34-19-51-42-94-115-166-200-211-27-15-70-33-102-39 3 10 17 36 23 53 23 64 36 113 40 185 5 137-42 239-42 258-1 1 0-1-1 2l-1 3c-1 3-1 6-2 8z">
          <text:p/>
        </draw:path>
        <draw:frame draw:style-name="gr17" draw:text-style-name="P6" draw:layer="layout" svg:width="4.269cm" svg:height="0.987cm" svg:x="16.726cm" svg:y="10.369cm">
          <draw:text-box>
            <text:p text:style-name="P5"><text:span text:style-name="T1">microfonos</text:span></text:p>
          </draw:text-box>
        </draw:frame>
        <draw:frame draw:style-name="gr18" draw:text-style-name="P12" draw:layer="layout" svg:width="6.547cm" svg:height="0.818cm" svg:x="15.136cm" svg:y="12.605cm">
          <draw:text-box>
            <text:p text:style-name="P5"><text:span text:style-name="T2">C.C. Unilago, Bogota</text:span></text:p>
          </draw:text-box>
        </draw:frame>
        <draw:frame draw:style-name="gr19" draw:text-style-name="P12" draw:layer="layout" svg:width="9.307cm" svg:height="0.818cm" svg:x="13.273cm" svg:y="12.126cm">
          <draw:text-box>
            <text:p text:style-name="P5"><text:span text:style-name="T2">Cra 15 # 78 - 77 • Local 1-167</text:span></text:p>
          </draw:text-box>
        </draw:frame>
        <draw:path draw:style-name="gr4" draw:text-style-name="P4" draw:layer="layout" svg:width="0.306cm" svg:height="0.306cm" svg:x="19.252cm" svg:y="11.63cm" svg:viewBox="0 0 307 307" svg:d="M27 153c0-3 0-5 0-8 0-2 1-5 1-7 2-16 5-28 12-42l15-24c3-2 5-5 8-8 10-10 22-19 35-25 7-4 15-7 24-9 20-5 43-5 63 0 16 4 25 9 38 16 2 1 3 2 4 3 15 10 28 25 37 40 0 1 1 2 1 3l4 8c4 10 5 11 8 23 6 26 4 59-8 82-2 4-3 7-5 10-1 2-2 3-3 5-2 4-7 10-10 13-1 1-1 1-2 2-2 3-5 6-7 8-1 1-1 1-2 2l-4 4c-21 18-50 29-78 29-15 0-25 0-39-4-5-2-10-3-14-5-7-3-12-5-18-9-4-2-3-2-7-1l-43 12c0-3 12-46 12-46 0-1-1-3-2-4s-1-2-2-4c-3-5-3-6-6-11l-5-13c-4-12-7-27-7-40zM1 153c0 26 7 50 19 73 2 3 1 2 1 4-6 19-10 39-16 58l-5 19c1 0 3-1 5-1l75-20c1 0 7 3 8 4 2 1 5 2 8 3 5 2 11 4 16 6 39 10 77 6 111-11 7-3 11-6 18-10 2-2 3-3 5-4 16-12 30-28 40-45 3-6 6-12 9-18 3-8 5-14 7-22 6-23 6-49 0-72l-4-15c-4-10-7-17-12-26-2-4-5-8-7-11-5-7-11-14-17-20-27-27-66-45-105-45-16 0-32 2-48 7-2 1-4 1-7 2l-10 4c-11 5-31 17-40 26-1 1-1 1-2 2l-10 9c-1 2-3 4-4 5-6 7-11 15-15 22-2 2-3 4-4 7-1 2-2 4-3 6-8 18-13 42-13 63z">
          <text:p/>
        </draw:path>
        <draw:path draw:style-name="gr4" draw:text-style-name="P4" draw:layer="layout" svg:width="0.156cm" svg:height="0.143cm" svg:x="19.328cm" svg:y="11.712cm" svg:viewBox="0 0 157 144" svg:d="M115 144c14 0 20-2 30-10 3-2 7-5 8-9 2-4 6-16 2-20-4-1-8-3-11-4-5-3-23-12-26-12s-5 2-6 4c-3 4-7 9-10 13-1 1-2 3-5 3s-16-7-19-8c-11-6-20-16-28-26-2-2-10-13-10-16s5-7 7-10c2-1 3-2 4-4 4-8 2-9-2-18-2-4-9-22-11-25-3-3-8-2-13-2-6 0-9 3-12 6-3 2-6 6-7 10-5 8-8 18-4 29 2 14 10 24 17 35 2 2 3 3 4 5s2 2 2 3l15 17 9 8c13 11 21 16 38 23 8 3 20 8 28 8z">
          <text:p/>
        </draw:path>
        <draw:path draw:style-name="gr4" draw:text-style-name="P4" draw:layer="layout" svg:width="0.295cm" svg:height="0.295cm" svg:x="19.267cm" svg:y="12.287cm" svg:viewBox="0 0 296 296" svg:d="M0 142v11c1 1 2 13 2 16 3 22 11 41 22 59 3 5 8 12 11 15 2 2 11 13 13 14l5 4c3 3 6 5 10 8 16 13 42 22 63 25 3 1 15 2 16 2h11c1 0 14-1 16-1 5-1 10-2 15-3 16-5 36-13 49-23 2-2 9-7 12-9 7-7 9-9 15-16 8-9 16-22 21-33 7-13 11-28 13-42 1-2 2-15 2-16v-11c0-1-1-13-2-16 0-5-1-10-2-15-3-9-6-18-11-26-4-8-8-16-13-22-1-2-8-11-10-13-1-1-1-1-2-2-1-2-3-3-4-4-5-5-5-5-9-9-8-7-24-17-33-21-13-6-26-10-41-12-3 0-15-1-16-2h-11c-2 1-27 0-57 14-17 8-31 18-41 30l-9 9c-17 20-30 48-33 73 0 3-1 15-2 16zM157 94c5 0 26-6 30-9-1-4-11-23-14-27-2-4-14-23-16-24zM108 208c5 14 14 30 22 42 1 1 7 11 8 12v-61c-3-1-12 1-16 2-2 1-11 3-13 4zM157 262c2-1 15-22 17-25 2-5 5-9 7-14 1-2 2-5 3-7s3-5 3-9c-2 0-4-1-6-2-6-2-19-5-24-4zM135 114c-4 0-13-1-18-2-6-1-11-3-16-4-2 10-4 19-5 30 1 1 3 1 5 1 6 0 35 0 37-1 1-2 1-23 0-24zM157 182c7 0 13 1 19 3 9 2 11 3 17 5 3-7 5-25 6-33-1-1-9 0-10 0-6 0-29-1-32 0 0 2 0 17 0 22 0 1 0 2 0 3zM97 158c-1 6 3 25 5 32 2-1 6-2 8-3 5-1 13-3 18-4 2 0 9-1 10-1 1-1 1 1 1-1l-1-24h-42c0 1 1 1 1 1zM106 90c3 2 27 6 32 5v-62c-1 1-7 11-9 13-3 4-6 9-8 13-3 6-13 25-15 31zM157 138c3 1 36 0 42 0 0-7-3-28-6-35-4 2-9 4-13 5-5 1-9 2-14 4-11 2-9-2-9 8 0 6 0 12 0 18zM203 77c2-2 6-5 8-6l14-14c1 0 1 0 2-1 1-2 4-5 4-6-3-2-10-10-26-18-5-2-10-4-16-6-4-2-13-4-18-5l9 13c3 4 6 9 9 13 5 9 7 13 11 22 1 2 2 6 3 8zM170 275c17-1 39-12 52-21 2-2 5-3 7-5l6-6c0-2-8-9-10-11-1-1-1-2-2-2l-19-14-3 8c-2 4-6 12-8 16-5 9-7 13-13 22zM60 243c1 1 2 2 3 3 16 12 23 17 43 24 5 2 14 5 19 5 0-1-4-5-5-6-1-3-3-5-4-7-4-5-7-9-9-14l-16-31c-2 0-7 4-9 5-2 2-5 4-8 6-3 3-12 11-14 15zM20 138h57c2 0 1 0 2-4 1-14 3-19 5-33-7-3-16-8-22-13-1-1-3-2-4-4l-12-10c-1-1-1-2-2-2-5 6-13 22-16 29-2 6-4 11-6 18-1 4-3 15-2 19zM210 197c2 1 4 2 6 3 5 4 10 7 15 12l13 12c1 1 3 4 5 5 1-2 3-5 5-7 5-8 9-16 13-25 2-6 4-12 6-19 1-4 3-17 3-21-19 0-39 0-57 0-3 0-2 0-3 7-1 14-3 20-6 33zM47 229l9-9c1-2 2-2 4-4 5-5 19-16 25-19-3-11-4-17-6-29 0-2 0-10-1-11h-58c-1 9 5 31 9 40 4 10 7 16 13 25 1 2 4 6 5 7zM209 95c6 22 6 20 8 42 0 2 0 1 2 1h57c1-4-2-18-4-22-1-7-4-14-6-20-3-7-6-12-10-18-2-2-3-5-5-7s-5-6-6-8c-3 3-5 6-8 9-4 5-8 9-13 12-6 5-9 7-15 11zM56 57c2 2 2 3 4 4 0 1 1 1 2 2s1 1 2 2c6 5 18 15 26 18 1-1 3-7 3-8 8-19 17-34 29-50 1-1 1-2 2-4-12 2-28 9-38 14-7 4-17 11-23 16-2 1-6 5-7 6z">
          <text:p/>
        </draw:path>
        <draw:frame draw:style-name="gr20" draw:text-style-name="P12" draw:layer="layout" svg:width="4.244cm" svg:height="0.818cm" svg:x="16.522cm" svg:y="11.476cm">
          <draw:text-box>
            <text:p text:style-name="P5"><text:span text:style-name="T2">314 306 3858</text:span></text:p>
          </draw:text-box>
        </draw:frame>
        <draw:path draw:style-name="gr21" draw:text-style-name="P3" draw:layer="layout" svg:width="9cm" svg:height="5.4cm" svg:x="10.971cm" svg:y="14.429cm" svg:viewBox="0 0 9001 5401" svg:d="M9001 0h-8338c-365 0-663 299-663 664v4737h8337c365 0 664-299 664-664z">
          <text:p/>
        </draw:path>
        <draw:line draw:style-name="gr21" draw:text-style-name="P3" draw:layer="layout" svg:x1="1.672cm" svg:y1="20.519cm" svg:x2="2.333cm" svg:y2="19.35cm">
          <text:p/>
        </draw:line>
        <draw:line draw:style-name="gr21" draw:text-style-name="P3" draw:layer="layout" svg:x1="6.105cm" svg:y1="19.406cm" svg:x2="5.781cm" svg:y2="18.241cm">
          <text:p/>
        </draw:line>
        <draw:line draw:style-name="gr21" draw:text-style-name="P3" draw:layer="layout" svg:x1="5.781cm" svg:y1="18.241cm" svg:x2="6.09cm" svg:y2="18.258cm">
          <text:p/>
        </draw:line>
        <draw:line draw:style-name="gr21" draw:text-style-name="P3" draw:layer="layout" svg:x1="6.301cm" svg:y1="19.895cm" svg:x2="7.136cm" svg:y2="18.534cm">
          <text:p/>
        </draw:line>
        <draw:line draw:style-name="gr21" draw:text-style-name="P3" draw:layer="layout" svg:x1="4.155cm" svg:y1="20.261cm" svg:x2="6.105cm" svg:y2="19.405cm">
          <text:p/>
        </draw:line>
        <draw:line draw:style-name="gr21" draw:text-style-name="P3" draw:layer="layout" svg:x1="7.135cm" svg:y1="18.535cm" svg:x2="8.138cm" svg:y2="17.402cm">
          <text:p/>
        </draw:line>
        <draw:line draw:style-name="gr21" draw:text-style-name="P3" draw:layer="layout" svg:x1="5.781cm" svg:y1="18.242cm" svg:x2="6.873cm" svg:y2="16.546cm">
          <text:p/>
        </draw:line>
        <draw:line draw:style-name="gr21" draw:text-style-name="P3" draw:layer="layout" svg:x1="9.743cm" svg:y1="16.873cm" svg:x2="7.578cm" svg:y2="14.466cm">
          <text:p/>
        </draw:line>
        <draw:line draw:style-name="gr21" draw:text-style-name="P3" draw:layer="layout" svg:x1="8.137cm" svg:y1="17.403cm" svg:x2="8.928cm" svg:y2="15.423cm">
          <text:p/>
        </draw:line>
        <draw:line draw:style-name="gr21" draw:text-style-name="P3" draw:layer="layout" svg:x1="11.331cm" svg:y1="16.135cm" svg:x2="11.092cm" svg:y2="15.099cm">
          <text:p/>
        </draw:line>
        <draw:line draw:style-name="gr21" draw:text-style-name="P3" draw:layer="layout" svg:x1="7.578cm" svg:y1="14.466cm" svg:x2="11.597cm" svg:y2="14.815cm">
          <text:p/>
        </draw:line>
        <draw:line draw:style-name="gr21" draw:text-style-name="P3" draw:layer="layout" svg:x1="8.575cm" svg:y1="20.055cm" svg:x2="11.331cm" svg:y2="16.134cm">
          <text:p/>
        </draw:line>
        <draw:line draw:style-name="gr21" draw:text-style-name="P3" draw:layer="layout" svg:x1="8.575cm" svg:y1="20.055cm" svg:x2="9.743cm" svg:y2="16.872cm">
          <text:p/>
        </draw:line>
        <draw:line draw:style-name="gr21" draw:text-style-name="P3" draw:layer="layout" svg:x1="8.928cm" svg:y1="15.424cm" svg:x2="6.614cm" svg:y2="15.352cm">
          <text:p/>
        </draw:line>
        <draw:line draw:style-name="gr21" draw:text-style-name="P3" draw:layer="layout" svg:x1="9.053cm" svg:y1="15.423cm" svg:x2="4.85cm" svg:y2="16.511cm">
          <text:p/>
        </draw:line>
        <draw:line draw:style-name="gr21" draw:text-style-name="P3" draw:layer="layout" svg:x1="6.873cm" svg:y1="16.546cm" svg:x2="3.09cm" svg:y2="17.076cm">
          <text:p/>
        </draw:line>
        <draw:line draw:style-name="gr21" draw:text-style-name="P3" draw:layer="layout" svg:x1="5.782cm" svg:y1="18.242cm" svg:x2="3.63cm" svg:y2="17.506cm">
          <text:p/>
        </draw:line>
        <draw:line draw:style-name="gr21" draw:text-style-name="P3" draw:layer="layout" svg:x1="3.091cm" svg:y1="17.076cm" svg:x2="2.256cm" svg:y2="16.244cm">
          <text:p/>
        </draw:line>
        <draw:line draw:style-name="gr21" draw:text-style-name="P3" draw:layer="layout" svg:x1="3.091cm" svg:y1="17.076cm" svg:x2="0.991cm" svg:y2="16.345cm">
          <text:p/>
        </draw:line>
        <draw:line draw:style-name="gr21" draw:text-style-name="P3" draw:layer="layout" svg:x1="4.851cm" svg:y1="16.511cm" svg:x2="1.463cm" svg:y2="15.287cm">
          <text:p/>
        </draw:line>
        <draw:line draw:style-name="gr21" draw:text-style-name="P3" draw:layer="layout" svg:x1="1.463cm" svg:y1="15.288cm" svg:x2="1.745cm" svg:y2="14.399cm">
          <text:p/>
        </draw:line>
        <draw:line draw:style-name="gr21" draw:text-style-name="P3" draw:layer="layout" svg:x1="3.091cm" svg:y1="17.076cm" svg:x2="2.745cm" svg:y2="14.477cm">
          <text:p/>
        </draw:line>
        <draw:line draw:style-name="gr21" draw:text-style-name="P3" draw:layer="layout" svg:x1="4.851cm" svg:y1="16.511cm" svg:x2="4.366cm" svg:y2="14.703cm">
          <text:p/>
        </draw:line>
        <draw:line draw:style-name="gr21" draw:text-style-name="P3" draw:layer="layout" svg:x1="6.615cm" svg:y1="15.353cm" svg:x2="3.953cm" svg:y2="15.064cm">
          <text:p/>
        </draw:line>
        <draw:line draw:style-name="gr21" draw:text-style-name="P3" draw:layer="layout" svg:x1="3.511cm" svg:y1="18.959cm" svg:x2="1.438cm" svg:y2="17.261cm">
          <text:p/>
        </draw:line>
        <draw:line draw:style-name="gr21" draw:text-style-name="P3" draw:layer="layout" svg:x1="3.631cm" svg:y1="17.506cm" svg:x2="2.074cm" svg:y2="18.718cm">
          <text:p/>
        </draw:line>
        <draw:line draw:style-name="gr21" draw:text-style-name="P3" draw:layer="layout" svg:x1="6.105cm" svg:y1="19.406cm" svg:x2="0.991cm" svg:y2="16.345cm">
          <text:p/>
        </draw:line>
        <draw:line draw:style-name="gr21" draw:text-style-name="P3" draw:layer="layout" svg:x1="1.438cm" svg:y1="17.262cm" svg:x2="2.257cm" svg:y2="16.244cm">
          <text:p/>
        </draw:line>
        <draw:line draw:style-name="gr21" draw:text-style-name="P3" draw:layer="layout" svg:x1="1.672cm" svg:y1="20.519cm" svg:x2="2.333cm" svg:y2="19.35cm">
          <text:p/>
        </draw:line>
        <draw:line draw:style-name="gr21" draw:text-style-name="P3" draw:layer="layout" svg:x1="6.873cm" svg:y1="16.546cm" svg:x2="3.63cm" svg:y2="17.507cm">
          <text:p/>
        </draw:line>
        <draw:line draw:style-name="gr21" draw:text-style-name="P3" draw:layer="layout" svg:x1="3.954cm" svg:y1="15.065cm" svg:x2="2.741cm" svg:y2="14.458cm">
          <text:p/>
        </draw:line>
        <draw:line draw:style-name="gr21" draw:text-style-name="P3" draw:layer="layout" svg:x1="4.367cm" svg:y1="14.703cm" svg:x2="3.953cm" svg:y2="15.065cm">
          <text:p/>
        </draw:line>
        <draw:line draw:style-name="gr21" draw:text-style-name="P3" draw:layer="layout" svg:x1="7.579cm" svg:y1="14.466cm" svg:x2="4.366cm" svg:y2="14.704cm">
          <text:p/>
        </draw:line>
        <draw:line draw:style-name="gr21" draw:text-style-name="P3" draw:layer="layout" svg:x1="7.579cm" svg:y1="14.466cm" svg:x2="6.614cm" svg:y2="15.353cm">
          <text:p/>
        </draw:line>
        <draw:line draw:style-name="gr21" draw:text-style-name="P3" draw:layer="layout" svg:x1="6.588cm" svg:y1="15.352cm" svg:x2="7.136cm" svg:y2="18.535cm">
          <text:p/>
        </draw:line>
        <draw:line draw:style-name="gr21" draw:text-style-name="P3" draw:layer="layout" svg:x1="4.366cm" svg:y1="14.703cm" svg:x2="6.615cm" svg:y2="15.353cm">
          <text:p/>
        </draw:line>
        <draw:line draw:style-name="gr21" draw:text-style-name="P3" draw:layer="layout" svg:x1="4.851cm" svg:y1="16.511cm" svg:x2="3.953cm" svg:y2="15.064cm">
          <text:p/>
        </draw:line>
        <draw:line draw:style-name="gr21" draw:text-style-name="P3" draw:layer="layout" svg:x1="6.873cm" svg:y1="16.547cm" svg:x2="3.585cm" svg:y2="15.654cm">
          <text:p/>
        </draw:line>
        <draw:line draw:style-name="gr21" draw:text-style-name="P3" draw:layer="layout" svg:x1="6.615cm" svg:y1="15.352cm" svg:x2="3.013cm" svg:y2="15.443cm">
          <text:p/>
        </draw:line>
        <draw:line draw:style-name="gr21" draw:text-style-name="P3" draw:layer="layout" svg:x1="3.014cm" svg:y1="15.443cm" svg:x2="2.745cm" svg:y2="14.477cm">
          <text:p/>
        </draw:line>
        <draw:line draw:style-name="gr21" draw:text-style-name="P3" draw:layer="layout" svg:x1="2.257cm" svg:y1="16.245cm" svg:x2="1.744cm" svg:y2="14.399cm">
          <text:p/>
        </draw:line>
        <draw:line draw:style-name="gr21" draw:text-style-name="P3" draw:layer="layout" svg:x1="3.014cm" svg:y1="15.443cm" svg:x2="1.463cm" svg:y2="15.287cm">
          <text:p/>
        </draw:line>
        <draw:line draw:style-name="gr21" draw:text-style-name="P3" draw:layer="layout" svg:x1="4.851cm" svg:y1="16.511cm" svg:x2="0.991cm" svg:y2="16.345cm">
          <text:p/>
        </draw:line>
        <draw:line draw:style-name="gr21" draw:text-style-name="P3" draw:layer="layout" svg:x1="3.091cm" svg:y1="17.076cm" svg:x2="2.256cm" svg:y2="16.244cm">
          <text:p/>
        </draw:line>
        <draw:line draw:style-name="gr21" draw:text-style-name="P3" draw:layer="layout" svg:x1="5.782cm" svg:y1="18.242cm" svg:x2="3.09cm" svg:y2="17.075cm">
          <text:p/>
        </draw:line>
        <draw:line draw:style-name="gr21" draw:text-style-name="P3" draw:layer="layout" svg:x1="3.51cm" svg:y1="18.959cm" svg:x2="3.631cm" svg:y2="17.506cm">
          <text:p/>
        </draw:line>
        <draw:line draw:style-name="gr21" draw:text-style-name="P3" draw:layer="layout" svg:x1="6.09cm" svg:y1="18.258cm" svg:x2="4.85cm" svg:y2="16.51cm">
          <text:p/>
        </draw:line>
        <draw:line draw:style-name="gr21" draw:text-style-name="P3" draw:layer="layout" svg:x1="8.138cm" svg:y1="17.403cm" svg:x2="6.872cm" svg:y2="16.546cm">
          <text:p/>
        </draw:line>
        <draw:line draw:style-name="gr21" draw:text-style-name="P3" draw:layer="layout" svg:x1="8.844cm" svg:y1="15.323cm" svg:x2="7.578cm" svg:y2="14.466cm">
          <text:p/>
        </draw:line>
        <draw:line draw:style-name="gr21" draw:text-style-name="P3" draw:layer="layout" svg:x1="6.872cm" svg:y1="16.547cm" svg:x2="8.928cm" svg:y2="15.423cm">
          <text:p/>
        </draw:line>
        <draw:line draw:style-name="gr21" draw:text-style-name="P3" draw:layer="layout" svg:x1="11.093cm" svg:y1="15.1cm" svg:x2="9.093cm" svg:y2="15.009cm">
          <text:p/>
        </draw:line>
        <draw:line draw:style-name="gr21" draw:text-style-name="P3" draw:layer="layout" svg:x1="9.742cm" svg:y1="16.873cm" svg:x2="11.093cm" svg:y2="15.099cm">
          <text:p/>
        </draw:line>
        <draw:line draw:style-name="gr21" draw:text-style-name="P3" draw:layer="layout" svg:x1="11.33cm" svg:y1="16.135cm" svg:x2="11.597cm" svg:y2="14.814cm">
          <text:p/>
        </draw:line>
        <draw:line draw:style-name="gr21" draw:text-style-name="P3" draw:layer="layout" svg:x1="10.973cm" svg:y1="19.995cm" svg:x2="11.331cm" svg:y2="16.134cm">
          <text:p/>
        </draw:line>
        <draw:line draw:style-name="gr21" draw:text-style-name="P3" draw:layer="layout" svg:x1="9.933cm" svg:y1="18.464cm" svg:x2="10.245cm" svg:y2="17.234cm">
          <text:p/>
        </draw:line>
        <draw:line draw:style-name="gr21" draw:text-style-name="P3" draw:layer="layout" svg:x1="8.137cm" svg:y1="17.403cm" svg:x2="9.743cm" svg:y2="16.872cm">
          <text:p/>
        </draw:line>
        <draw:line draw:style-name="gr21" draw:text-style-name="P3" draw:layer="layout" svg:x1="3.598cm" svg:y1="18.959cm" svg:x2="5.782cm" svg:y2="18.241cm">
          <text:p/>
        </draw:line>
        <draw:line draw:style-name="gr21" draw:text-style-name="P3" draw:layer="layout" svg:x1="4.156cm" svg:y1="20.261cm" svg:x2="2.074cm" svg:y2="18.717cm">
          <text:p/>
        </draw:line>
        <draw:line draw:style-name="gr21" draw:text-style-name="P3" draw:layer="layout" svg:x1="6.105cm" svg:y1="19.406cm" svg:x2="3.51cm" svg:y2="18.958cm">
          <text:p/>
        </draw:line>
        <draw:line draw:style-name="gr21" draw:text-style-name="P3" draw:layer="layout" svg:x1="4.156cm" svg:y1="20.261cm" svg:x2="2.332cm" svg:y2="19.35cm">
          <text:p/>
        </draw:line>
        <draw:line draw:style-name="gr21" draw:text-style-name="P3" draw:layer="layout" svg:x1="2.075cm" svg:y1="18.718cm" svg:x2="1.438cm" svg:y2="17.261cm">
          <text:p/>
        </draw:line>
        <draw:line draw:style-name="gr21" draw:text-style-name="P3" draw:layer="layout" svg:x1="3.454cm" svg:y1="19.026cm" svg:x2="1.672cm" svg:y2="20.455cm">
          <text:p/>
        </draw:line>
        <draw:line draw:style-name="gr21" draw:text-style-name="P3" draw:layer="layout" svg:x1="6.302cm" svg:y1="19.894cm" svg:x2="4.155cm" svg:y2="20.261cm">
          <text:p/>
        </draw:line>
        <draw:line draw:style-name="gr21" draw:text-style-name="P3" draw:layer="layout" svg:x1="8.527cm" svg:y1="20.055cm" svg:x2="6.301cm" svg:y2="19.894cm">
          <text:p/>
        </draw:line>
        <draw:line draw:style-name="gr21" draw:text-style-name="P3" draw:layer="layout" svg:x1="6.302cm" svg:y1="19.895cm" svg:x2="6.104cm" svg:y2="19.405cm">
          <text:p/>
        </draw:line>
        <draw:line draw:style-name="gr21" draw:text-style-name="P3" draw:layer="layout" svg:x1="8.528cm" svg:y1="20.055cm" svg:x2="6.089cm" svg:y2="18.257cm">
          <text:p/>
        </draw:line>
        <draw:line draw:style-name="gr21" draw:text-style-name="P3" draw:layer="layout" svg:x1="9.934cm" svg:y1="18.463cm" svg:x2="7.135cm" svg:y2="18.535cm">
          <text:p/>
        </draw:line>
        <draw:line draw:style-name="gr21" draw:text-style-name="P3" draw:layer="layout" svg:x1="10.871cm" svg:y1="20.054cm" svg:x2="8.526cm" svg:y2="20.054cm">
          <text:p/>
        </draw:line>
        <draw:line draw:style-name="gr21" draw:text-style-name="P3" draw:layer="layout" svg:x1="9.933cm" svg:y1="18.463cm" svg:x2="10.997cm" svg:y2="20.055cm">
          <text:p/>
        </draw:line>
        <draw:line draw:style-name="gr21" draw:text-style-name="P3" draw:layer="layout" svg:x1="8.527cm" svg:y1="20.055cm" svg:x2="8.137cm" svg:y2="17.49cm">
          <text:p/>
        </draw:line>
        <draw:path draw:style-name="gr22" draw:text-style-name="P2" draw:layer="layout" svg:width="0.177cm" svg:height="0.177cm" svg:x="2.167cm" svg:y="16.155cm" svg:viewBox="0 0 178 178" svg:d="M90 0c49 0 88 40 88 89 0 50-39 89-88 89s-90-39-90-89c0-49 41-89 90-89z">
          <text:p/>
        </draw:path>
        <draw:path draw:style-name="gr22" draw:text-style-name="P2" draw:layer="layout" svg:width="0.176cm" svg:height="0.177cm" svg:x="2.925cm" svg:y="15.353cm" svg:viewBox="0 0 177 178" svg:d="M88 0c49 0 89 40 89 90 0 48-40 88-89 88s-88-40-88-88c0-50 39-90 88-90z">
          <text:p/>
        </draw:path>
        <draw:path draw:style-name="gr22" draw:text-style-name="P2" draw:layer="layout" svg:width="0.177cm" svg:height="0.177cm" svg:x="3.497cm" svg:y="15.565cm" svg:viewBox="0 0 178 178" svg:d="M88 0c50 0 90 41 90 90s-40 88-90 88c-49 0-88-39-88-88s39-90 88-90z">
          <text:p/>
        </draw:path>
        <draw:path draw:style-name="gr22" draw:text-style-name="P2" draw:layer="layout" svg:width="0.251cm" svg:height="0.25cm" svg:x="2.965cm" svg:y="16.95cm" svg:viewBox="0 0 252 251" svg:d="M125 0c70 0 127 56 127 125 0 70-57 126-127 126-69 0-125-56-125-126 0-69 56-125 125-125z">
          <text:p/>
        </draw:path>
        <draw:path draw:style-name="gr22" draw:text-style-name="P2" draw:layer="layout" svg:width="0.177cm" svg:height="0.177cm" svg:x="3.542cm" svg:y="17.417cm" svg:viewBox="0 0 178 178" svg:d="M89 0c49 0 89 40 89 89 0 50-40 89-89 89-50 0-89-39-89-89 0-49 39-89 89-89z">
          <text:p/>
        </draw:path>
        <draw:path draw:style-name="gr22" draw:text-style-name="P2" draw:layer="layout" svg:width="0.127cm" svg:height="0.127cm" svg:x="6.808cm" svg:y="16.483cm" svg:viewBox="0 0 128 128" svg:d="M64 0c35 0 64 28 64 63 0 36-29 65-64 65s-64-29-64-65c0-35 29-63 64-63z">
          <text:p/>
        </draw:path>
        <draw:path draw:style-name="gr22" draw:text-style-name="P2" draw:layer="layout" svg:width="0.25cm" svg:height="0.251cm" svg:x="6.489cm" svg:y="15.226cm" svg:viewBox="0 0 251 252" svg:d="M125 0c70 0 126 56 126 126s-56 126-126 126c-69 0-125-56-125-126s56-126 125-126z">
          <text:p/>
        </draw:path>
        <draw:path draw:style-name="gr22" draw:text-style-name="P2" draw:layer="layout" svg:width="0.127cm" svg:height="0.127cm" svg:x="6.025cm" svg:y="18.194cm" svg:viewBox="0 0 128 128" svg:d="M64 0c36 0 64 28 64 64 0 35-28 64-64 64-35 0-64-29-64-64 0-36 29-64 64-64z">
          <text:p/>
        </draw:path>
        <draw:path draw:style-name="gr22" draw:text-style-name="P2" draw:layer="layout" svg:width="0.177cm" svg:height="0.177cm" svg:x="5.693cm" svg:y="18.152cm" svg:viewBox="0 0 178 178" svg:d="M89 0c49 0 89 40 89 90 0 48-40 88-89 88-48 0-89-40-89-88 0-50 41-90 89-90z">
          <text:p/>
        </draw:path>
        <draw:path draw:style-name="gr22" draw:text-style-name="P2" draw:layer="layout" svg:width="0.251cm" svg:height="0.25cm" svg:x="4.241cm" svg:y="14.578cm" svg:viewBox="0 0 252 251" svg:d="M125 0c70 0 127 57 127 126s-57 125-127 125c-69 0-125-56-125-125s56-126 125-126z">
          <text:p/>
        </draw:path>
        <draw:path draw:style-name="gr22" draw:text-style-name="P2" draw:layer="layout" svg:width="0.251cm" svg:height="0.251cm" svg:x="2.62cm" svg:y="14.352cm" svg:viewBox="0 0 252 252" svg:d="M126 0c69 0 126 57 126 126 0 70-57 126-126 126s-126-56-126-126c0-69 57-126 126-126z">
          <text:p/>
        </draw:path>
        <draw:path draw:style-name="gr22" draw:text-style-name="P2" draw:layer="layout" svg:width="0.177cm" svg:height="0.176cm" svg:x="1.656cm" svg:y="14.311cm" svg:viewBox="0 0 178 177" svg:d="M89 0c49 0 89 40 89 89s-40 88-89 88-89-39-89-88 40-89 89-89z">
          <text:p/>
        </draw:path>
        <draw:path draw:style-name="gr22" draw:text-style-name="P2" draw:layer="layout" svg:width="0.176cm" svg:height="0.177cm" svg:x="3.865cm" svg:y="14.976cm" svg:viewBox="0 0 177 178" svg:d="M88 0c50 0 89 40 89 89s-39 89-89 89c-49 0-88-40-88-89s39-89 88-89z">
          <text:p/>
        </draw:path>
        <draw:path draw:style-name="gr22" draw:text-style-name="P2" draw:layer="layout" svg:width="0.176cm" svg:height="0.177cm" svg:x="3.422cm" svg:y="18.87cm" svg:viewBox="0 0 177 178" svg:d="M89 0c49 0 88 39 88 89 0 49-39 89-88 89s-89-40-89-89c0-50 40-89 89-89z">
          <text:p/>
        </draw:path>
        <draw:path draw:style-name="gr22" draw:text-style-name="P2" draw:layer="layout" svg:width="0.251cm" svg:height="0.25cm" svg:x="1.949cm" svg:y="18.592cm" svg:viewBox="0 0 252 251" svg:d="M125 0c71 0 127 57 127 126s-56 125-127 125c-69 0-125-56-125-125s56-126 125-126z">
          <text:p/>
        </draw:path>
        <draw:path draw:style-name="gr22" draw:text-style-name="P2" draw:layer="layout" svg:width="0.177cm" svg:height="0.177cm" svg:x="2.243cm" svg:y="19.262cm" svg:viewBox="0 0 178 178" svg:d="M89 0c49 0 89 41 89 89 0 49-40 89-89 89s-89-40-89-89c0-48 40-89 89-89z">
          <text:p/>
        </draw:path>
        <draw:path draw:style-name="gr22" draw:text-style-name="P2" draw:layer="layout" svg:width="0.177cm" svg:height="0.177cm" svg:x="6.015cm" svg:y="19.316cm" svg:viewBox="0 0 178 178" svg:d="M90 0c48 0 88 40 88 89 0 50-40 89-88 89-50 0-90-39-90-89 0-49 40-89 90-89z">
          <text:p/>
        </draw:path>
        <draw:path draw:style-name="gr22" draw:text-style-name="P2" draw:layer="layout" svg:width="0.127cm" svg:height="0.127cm" svg:x="7.072cm" svg:y="18.47cm" svg:viewBox="0 0 128 128" svg:d="M63 0c35 0 65 30 65 65s-30 63-65 63-63-28-63-63 28-65 63-65z">
          <text:p/>
        </draw:path>
        <draw:path draw:style-name="gr22" draw:text-style-name="P2" draw:layer="layout" svg:width="0.251cm" svg:height="0.25cm" svg:x="8.801cm" svg:y="15.298cm" svg:viewBox="0 0 252 251" svg:d="M127 0c69 0 125 56 125 126 0 69-56 125-125 125-70 0-127-56-127-125 0-70 57-126 127-126z">
          <text:p/>
        </draw:path>
        <draw:path draw:style-name="gr22" draw:text-style-name="P2" draw:layer="layout" svg:width="0.251cm" svg:height="0.251cm" svg:x="9.616cm" svg:y="16.746cm" svg:viewBox="0 0 252 252" svg:d="M127 0c69 0 125 56 125 126s-56 126-125 126c-70 0-127-56-127-126s57-126 127-126z">
          <text:p/>
        </draw:path>
        <draw:path draw:style-name="gr22" draw:text-style-name="P2" draw:layer="layout" svg:width="0.177cm" svg:height="0.177cm" svg:x="4.762cm" svg:y="16.421cm" svg:viewBox="0 0 178 178" svg:d="M89 0c49 0 89 41 89 90 0 48-40 88-89 88s-89-40-89-88c0-49 40-90 89-90z">
          <text:p/>
        </draw:path>
        <draw:path draw:style-name="gr22" draw:text-style-name="P2" draw:layer="layout" svg:width="0.177cm" svg:height="0.177cm" svg:x="9.845cm" svg:y="18.374cm" svg:viewBox="0 0 178 178" svg:d="M88 0c50 0 90 41 90 90 0 48-40 88-90 88-48 0-88-40-88-88 0-49 40-90 88-90z">
          <text:p/>
        </draw:path>
        <draw:path draw:style-name="gr22" draw:text-style-name="P2" draw:layer="layout" svg:width="0.176cm" svg:height="0.177cm" svg:x="10.156cm" svg:y="17.145cm" svg:viewBox="0 0 177 178" svg:d="M88 0c49 0 89 41 89 90s-40 88-89 88-88-39-88-88 39-90 88-90z">
          <text:p/>
        </draw:path>
        <draw:path draw:style-name="gr22" draw:text-style-name="P2" draw:layer="layout" svg:width="0.177cm" svg:height="0.177cm" svg:x="9.004cm" svg:y="14.921cm" svg:viewBox="0 0 178 178" svg:d="M90 0c49 0 88 39 88 88 0 50-39 90-88 90-50 0-90-40-90-90 0-49 40-88 90-88z">
          <text:p/>
        </draw:path>
        <draw:path draw:style-name="gr22" draw:text-style-name="P2" draw:layer="layout" svg:width="0.251cm" svg:height="0.25cm" svg:x="7.452cm" svg:y="14.341cm" svg:viewBox="0 0 252 251" svg:d="M126 0c70 0 126 57 126 126s-56 125-126 125-126-56-126-125 56-126 126-126z">
          <text:p/>
        </draw:path>
        <draw:path draw:style-name="gr22" draw:text-style-name="P2" draw:layer="layout" svg:width="0.251cm" svg:height="0.251cm" svg:x="6.176cm" svg:y="19.769cm" svg:viewBox="0 0 252 252" svg:d="M125 0c69 0 127 56 127 126s-58 126-127 126-125-56-125-126 56-126 125-126z">
          <text:p/>
        </draw:path>
        <draw:path draw:style-name="gr22" draw:text-style-name="P2" draw:layer="layout" svg:width="0.176cm" svg:height="0.176cm" svg:x="8.049cm" svg:y="17.314cm" svg:viewBox="0 0 177 177" svg:d="M88 0c50 0 89 40 89 89s-39 88-89 88c-49 0-88-39-88-88s39-89 88-89z">
          <text:p/>
        </draw:path>
        <draw:path draw:style-name="gr23" draw:text-style-name="P3" draw:layer="layout" svg:width="9cm" svg:height="5.4cm" svg:x="1.618cm" svg:y="14.429cm" svg:viewBox="0 0 9001 5401" svg:d="M0 0h8338c365 0 663 299 663 664v4737h-8337c-365 0-664-299-664-664z">
          <text:p/>
        </draw:path>
        <draw:path draw:style-name="gr4" draw:text-style-name="P4" draw:layer="layout" svg:width="5.362cm" svg:height="1.18cm" svg:x="3.437cm" svg:y="17.444cm" svg:viewBox="0 0 5363 1181" svg:d="M506 955h-280v-729h280zM100 101h115v115h-115zM960 107h116v116h-116zM4814 141h115v116h-115zM4432 498h116v115h-116zM2834 121h115v115h-115zM2036 105h116v115h-116zM173 0l-173 174v834l173 173h386l173-173v-834l-77-77h-97v-97zM1031 0l-173 174v357l169 172h337v252h-280v-177h-226v230l173 173h385l173-173v-356l-62-60h1l-116-114h-328v-252h280v177h225v-229l-173-174h-114v97h-177v-97zM2453 506h-279v-280h279zM1948 84v1097h226v-450h332l173-172v-379h-251v-180h-397v84zM2806 1181h225v-1068h-64v-113h-161zM3911 0h-169v64h-105l-102 237-129-301h-136v113h-64l205 478-253 590h247l130-301 129 301h247l-253-590 174-406h-76v-115h115v23zM4038 0v268h76v115h-76v798h600v-226h-374v-252h298v-225h-298v-252h374v-135h-160v-91zM4917 0h-153v1181h599v-226h-373v-884h-73z">
          <text:p/>
        </draw:path>
        <draw:frame draw:style-name="gr24" draw:text-style-name="P6" draw:layer="layout" svg:width="7.512cm" svg:height="0.987cm" svg:x="11.427cm" svg:y="10.369cm">
          <draw:text-box>
            <text:p text:style-name="P5"><text:span text:style-name="T1">SERVICIO TÉCNICO</text:span></text:p>
          </draw:text-box>
        </draw:frame>
        <draw:frame draw:style-name="gr25" draw:text-style-name="P13" draw:layer="layout" svg:width="6.767cm" svg:height="0.623cm" svg:x="4.08cm" svg:y="18.697cm">
          <draw:text-box>
            <text:p text:style-name="P5"><text:span text:style-name="T3">EQUIPOS FOTOGRAFICOS</text:span></text:p>
          </draw:text-box>
        </draw:frame>
        <draw:frame draw:style-name="gr6" draw:text-style-name="P6" draw:layer="layout" svg:width="3.765cm" svg:height="0.987cm" svg:x="11.417cm" svg:y="14.732cm">
          <draw:text-box>
            <text:p text:style-name="P5"><text:span text:style-name="T4">camaras <text:s/></text:span></text:p>
          </draw:text-box>
        </draw:frame>
        <draw:frame draw:style-name="gr7" draw:text-style-name="P6" draw:layer="layout" svg:width="3.96cm" svg:height="0.987cm" svg:x="11.417cm" svg:y="15.403cm">
          <draw:text-box>
            <text:p text:style-name="P5"><text:span text:style-name="T4">objetivos <text:s/></text:span></text:p>
          </draw:text-box>
        </draw:frame>
        <draw:frame draw:style-name="gr8" draw:text-style-name="P6" draw:layer="layout" svg:width="2.834cm" svg:height="0.987cm" svg:x="11.417cm" svg:y="16.074cm">
          <draw:text-box>
            <text:p text:style-name="P5"><text:span text:style-name="T4">drones </text:span></text:p>
          </draw:text-box>
        </draw:frame>
        <draw:frame draw:style-name="gr9" draw:text-style-name="P6" draw:layer="layout" svg:width="4.388cm" svg:height="0.987cm" svg:x="17.005cm" svg:y="14.732cm">
          <draw:text-box>
            <text:p text:style-name="P5"><text:span text:style-name="T4">videobeam </text:span></text:p>
          </draw:text-box>
        </draw:frame>
        <draw:frame draw:style-name="gr10" draw:text-style-name="P6" draw:layer="layout" svg:width="6.445cm" svg:height="0.987cm" svg:x="15.61cm" svg:y="15.391cm">
          <draw:text-box>
            <text:p text:style-name="P5"><text:span text:style-name="T4">equipos de video</text:span></text:p>
          </draw:text-box>
        </draw:frame>
        <draw:frame draw:style-name="gr11" draw:text-style-name="P6" draw:layer="layout" svg:width="4.426cm" svg:height="0.987cm" svg:x="16.682cm" svg:y="16.073cm">
          <draw:text-box>
            <text:p text:style-name="P5"><text:span text:style-name="T4">iluminación</text:span></text:p>
          </draw:text-box>
        </draw:frame>
        <draw:path draw:style-name="gr4" draw:text-style-name="P4" draw:layer="layout" svg:width="2.186cm" svg:height="2.184cm" svg:x="5.025cm" svg:y="15.002cm" svg:viewBox="0 0 2187 2185" svg:d="M189 102c-47 2-84 39-86 85h-46c-5-1-41 0-46 1-13 5-9 24-9 39 0 14-4 33 13 34 8 1 40 2 48 1h41l-1 49h-49c-7 0-38-1-43 1-12 5-9 21-9 34 0 45 2 42 50 39h51v49c-13 0-33-3-44 2l-5-1c-13-2-43-4-50 6-4 7-3 46-2 56 2 18 28 11 44 12 20 1 38 1 57 1l1 49h-48c-35 0-54-6-54 17 0 25-5 54 12 57 4 0 46 1 48 1l41-1v48c-19-2-39 1-58 2-19 0-42-6-43 15-5 59 2 59 27 59 7 0 25 1 29 0l6-1 39 1v48l-7 1h-42c-8-1-39-1-45 2-10 6-7 25-7 39 0 15-3 31 13 33 5 1 43 2 48 1h39l1 49h-45c-6-1-40-1-45 1-14 3-12 19-12 34 0 33-8 43 54 39h49l-1 49c-19-1-37 0-57 1-17 0-40-5-44 12-1 6-1 49 1 54 5 11 37 10 51 8l4-1c11 5 32 2 46 2-2 7-2 44 0 50h-52c-56-3-50 3-50 38 0 39-3 38 51 37h50v49h-46c-61-4-55 3-55 35 0 33-8 45 52 41h50l-1 47c-13 2-31-2-43 2h-6c-14-2-44-4-50 7-3 6-4 45-2 54 3 17 24 13 43 13s38 3 58 1v48h-44c-9 1-22 1-31 1-19 0-12-2-24 6-2 10-4 54-1 60 5 8 14 8 25 8 9 0 24 1 31 0h45c-2 6-2 40-1 48-20-1-37 1-57 1-17 1-41-5-44 12-1 7-1 50 1 54 6 13 35 9 52 9h45c5 1 3 3 3 21 0 9-1 18 0 27l-5 1h-44c-7-1-38-1-44 2-11 5-8 21-8 36 0 39-3 38 54 37h48v28l-1 21-45-1c-5 0-41 0-45 1-13 4-12 20-12 35 0 14-3 33 9 38 4 2 40 1 47 1h46c-2 26 15 50 26 61 6 5 15 13 25 17 11 5 23 9 36 8l-1 43c0 3 0 43 1 46 3 16 21 12 37 12 15 0 33 4 37-10 1-4 1-45 1-47l-1-44c9 2 38 1 48 1 5 102-11 100 38 100 51 0 34 3 39-101 10 1 39 2 48 0v45c-1 3 0 42 2 46 4 14 22 10 37 10 16 0 32 3 36-11 1-2 2-41 1-45v-45h47c0 20 1 38 2 57 1 20-6 42 15 44 11 1 48 3 55-4 7-8 5-52 5-53v-44c7 1 16 1 24 1 5 0 9 0 14 0 6 0 7-1 11 1v47c-2 12-3 44 6 50 7 4 45 3 55 2 19-3 13-26 13-44 1-19 1-38 2-57h48l-1 43c0 2 0 43 1 46 2 15 20 12 35 12 14 0 33 4 38-9 2-5 2-40 1-46v-46l37 1 12 36c0 31-3 60 12 64 7 1 50 1 55-2 11-6 10-36 8-50l-1-5c4-11 1-30 2-43l48-1v44c-1 2 0 43 1 47 3 14 23 10 38 10 17 0 33 3 35-14 1-5 2-43 1-48v-39h50v45c0 57-4 56 36 56 13 0 32 3 37-8 4-6 3-35 2-44v-49l48 1 2 38-1 10c-1 13-2 44 7 50 7 4 45 3 55 2 18-3 12-26 13-44 0-19 1-38 1-57 8 2 41 1 48-1v46c-1 2 0 42 0 44 3 15 20 12 36 12 13 0 33 4 38-9 1-3 2-41 1-45l-1-47h48c2 14-2 31 2 44-1 5-1 38 0 44 3 17 18 13 35 13 14 0 33 4 38-9 2-5 3-40 2-45l-1-6 1-40 49-1v49c-1 7-1 40 1 44 6 11 26 8 40 8 16 0 31 3 33-14 1-6 1-40 1-47l-1-40h50l-1 43c0 2 0 43 1 46 3 15 21 12 36 12s33 4 37-10c1-5 2-44 1-47v-43l48-1c1 18 1 38 1 56s-4 41 12 45c7 1 50 1 55-2 10-5 9-35 8-50l-1-5c4-12 1-31 2-44 42 0 85-41 83-85h46c3 0 42-1 45-1 16-4 12-22 12-37 0-13 4-33-12-37-2 0-42-1-46-1h-44v-48h48c54 1 54 1 54-34 0-33 6-47-48-40l-48-1-7-1 1-46c0 0 1-1 3-2h3 43c13 1 44 2 50-6 4-6 4-47 3-56-4-18-26-12-45-13-20-1-38-2-58-1l1-48h48c57 3 54-1 54-37 0-33 6-41-53-38h-50l1-49h44c63 2 58 1 58-35s6-43-53-39h-5c-11-4-31 0-45-2v-36c0-6 0-8 2-13l48 2c7 0 38 0 44-3 12-5 9-24 9-38s2-31-12-34c-5-2-39-2-45-1h-45l-1-49h48c7 0 40 0 44-1 14-4 11-24 11-38 0-15 2-32-12-35-4-1-40-2-45-1h-44c-3-5-2-16-2-23 0-9 1-18 0-27 13-1 37 3 47-2l3 1c7 1 37 1 43-1 12-5 10-20 10-35s3-32-9-37c-6-3-37-3-44-1-12-4-35-1-50-2l1-48 49 1c8 0 38 0 44-2 12-6 9-24 9-38 0-13 2-31-12-35-3 0-42-1-46-1l-45 1 1-49h38c8 1 39 0 48 0 18-2 16-16 16-32 0-14 3-35-8-41-5-3-37-3-45-2h-46c-6-3-4-1-4-9v-39l41-2 9 1c61 5 53-7 53-41 0-16 2-32-15-33-9-1-38-2-47-1h-40l-1-49 42 1c3 0 42-1 46-1 17-2 15-19 15-35 0-15 3-34-10-38-5-2-43-2-47-2l-45 1c-4-13 0-33-1-49 106-4 103 11 103-37 0-56-2-31-103-39 1-14-3-38 1-49h50c8 1 37 2 43-1 12-5 9-22 9-36 0-37 3-40-54-37h-49l1-50 40 1c9 1 36 0 46 0 18-2 16-12 16-30 0-13 3-34-6-41-7-6-34-4-44-3l-4 1c-6-5-38-2-49-2-4-36-21-62-50-76-13-6-16-6-27-8l-6-2c0-22-2-46-2-68 1-36-4-33-37-33-35 0-37-2-37 33l1 29c-1 11-2 30 0 40l-1 4c-5-6-8-4-24-4-8 0-20 1-25 1v-45c1-2 0-41-1-45-3-16-20-13-35-13-16 0-33-3-37 10-2 4-3 43-2 48v44h-49l1-39c1-8 0-38-1-47-1-17-15-16-32-16-38 0-47-7-42 53l-1 50-4-1h-44c-1-13 3-32-1-43l1-6c1-14 3-43-7-50-6-4-46-4-55-2-18 4-12 24-13 44l-2 57-47 1v-44c-1-14 1-29-1-43-2-18-13-15-30-15-46 1-47-7-43 48l-1 54c-11-2-40-3-48 0 3-17-1-50-1-69 0-35-2-34-37-34-33 0-38-4-38 31 1 19 2 54-1 71h-48v-49c4-58-5-53-37-53-40 0-39-3-37 54l-1 48h-50v-39c1-6 0-43 0-49-2-16-19-14-36-14-14 0-34-3-38 11-1 4-2 45-1 47v45l-48-1c-1-13 3-43-2-52 1-10 1-17 1-27s-1-18-9-21c-6-3-47-3-54-1-16 3-11 27-11 44-1 16 0 42-2 58l-48-1v-46c1-7 1-41-1-46-5-13-23-10-38-10s-32-3-35 13c-1 3-1 43-1 45l1 44c-11 0-42-2-49 1 3-15 0-41-1-57 0-17 5-42-11-45-9-2-49-2-55 2-12 6-10 35-8 50v49h-49v-44c2-8 1-47-4-52-7-8-41-6-54-6-23 2-16 23-16 43-1 20-2 39-3 59h-47v-47c-1-12 1-34-1-43-6-17-33-11-57-11-8 0-12 1-15 8-4 7-3 34-3 43v51l-48-1c-1-22-1-47-1-69 0-35-2-33-36-33s-38-4-38 31c0 23-1 48-1 71h-49v-49c3-59-2-53-39-53-16 0-31-3-34 12-1 4-2 41-2 46zM219 159h1750c31 0 56 25 56 56v1755c0 31-25 56-56 56h-1750c-31 0-57-25-57-56v-1755c0-31 26-56 57-56zM373 324h1442c25 0 46 20 46 46v1445c0 25-21 46-46 46h-1442c-25 0-46-21-46-46v-1445c0-26 21-46 46-46zM587 551h1014c18 0 33 14 33 32v1018c0 18-15 33-33 33h-1014c-18 0-32-15-32-33v-1018c0-18 14-32 32-32zM485 441h1219c22 0 39 18 39 40v1223c0 22-17 39-39 39h-1219c-22 0-40-17-40-39v-1223c0-22 18-40 40-40zM548 509h1092c20 0 35 16 35 36v1095c0 19-15 35-35 35h-1092c-19 0-35-16-35-35v-1095c0-20 16-36 35-36z">
          <text:p/>
        </draw:path>
        <draw:path draw:style-name="gr4" draw:text-style-name="P4" draw:layer="layout" svg:width="1.533cm" svg:height="1.536cm" svg:x="5.352cm" svg:y="15.326cm" svg:viewBox="0 0 1534 1537" svg:d="M1374 117c8 0 16 4 20 8l-52 55c-12 12-10 13-23 13-7 6-15 15-6 26 4 3 9 5 16 4 6-1 8-5 10-10 3-13 0-8 14-22l35-36c6-6 12-15 20-18 3 6 7 13 9 21 6-3 49-48 59-57 9-10 19-20 29-30l29-27c0-3-1-6-2-9-6-13-22-28-35-35-3 0-6 0-8 0-7 9-19 18-28 28l-59 58c-6 7-25 22-28 31zM114 797v-21l77-1c3 1 20 17 30 1 3-4 8-24-14-24-9 2-7 3-12 8h-38l-43-1-1-22c-17-3-82-3-113-1v61zM1340 760c-6-2-7-9-17-8-18 1-20 27-4 30 14 3 12-5 22-7h76l1 22h116v-61h-116l-1 24zM114 903v-25l77-12c8 1 10 8 21 4 20-7 7-47-20-22-1 0-1 0-1 0-5 4-68 14-77 14l-1-23-113 18v63c28-3 84-14 114-17zM757 195c-13 7-8 28 8 29 8 0 14-5 16-11 3-12-4-13-7-20v-77c7 0 18 2 23-1v-115h-62v115l23 1c1 5 2 66 0 78 0 0 0 1-1 1zM176 676c8-1 9 0 16 1 11 15 28 15 31-2 2-9-3-16-9-18-13-4-13 4-22 5l-78-14-1-23-113-18v62c37 5 89 17 113 18l1-22c5 0 56 6 62 11zM758 1344v77h-22l-1 116h62v-116l-23-1v-78c2-6 9-8 8-18-3-18-30-17-31 1-1 11 6 10 7 19zM845 116h22c-1 12-10 71-14 77-4 4-9 7-9 17 1 7 7 13 15 13 8 1 14-4 15-9 4-11-3-13-4-22l10-58c3-21-1-18 18-18 6 0 5 1 9-2l19-114h-62c-3 17-7 36-9 53-2 13-11 51-10 63zM632 115l22 1c3 6 6 35 7 42 2 12 9 31 4 41-12 28 28 32 27 9 0-12-5-9-9-16l-13-75 24-1c0-11-7-49-9-62-3-17-7-36-9-54h-63c2 17 6 37 9 53 3 22 7 42 10 62zM848 1343c3 13 13 67 12 78l-22-1 18 117h63c-1-7-2-16-4-22-1-9-3-19-4-29-4-19-7-40-9-58l-1-7c-6 0-19 0-25-1l-11-76c-2-9 7-9 5-20-3-18-30-17-31 1-1 12 6 11 9 18zM662 1344c0 10-10 70-14 75-4 3-5 2-11 2-5 0-8 0-12-1-4 21-7 42-11 63-2 12-8 38-9 54h63l14-85c2-11 4-20 4-31h-20c-1-9 10-68 13-78 3-7 11-6 10-18-1-7-6-13-14-14-9-1-16 5-17 12-2 15 8 10 4 21zM1418 633l-1 23-76 12c-12 1-7-7-20-5-7 2-13 8-13 17 1 8 7 14 15 14 13 1 11-7 18-10l76-12 1 22c6 1 88-12 116-17v-62c-29 3-111 16-116 18zM1341 870l76 14c1 6 0 9 0 14 0 7-1 8 3 11l114 19v-62c-24-5-110-20-116-20l-1 22-76-14c-7-3-6-10-17-10-20-1-21 26-4 30 13 4 10-6 21-4zM193 952c-5 7-30 13-40 17-11 4-29 12-39 14v-24l-114 38v66c34-10 77-30 113-38l1-25c7-4 36-15 44-15 8-7 23-10 34-14s8 5 21 1c5-2 11-9 10-16-1-16-22-21-30-4zM114 575v-24c11 2 69 22 77 28l3 4c3 4 5 8 13 8 9 1 15-5 16-12 2-9-4-16-11-18-12-4-8 5-21 0l-77-27-1-25h-6c-27-8-80-29-107-37v65c17 5 36 13 52 18 11 4 20 7 31 11 8 2 23 9 31 9zM510 115c6 3 17 1 25 1l28 77c3 10-5 7-2 19 2 7 8 12 16 11 16 0 21-23 6-28-8-6-13-27-16-37-5-13-13-30-15-42 6 0 18 1 23-2-7-20-13-40-21-61-5-13-14-38-18-53h-65c4 15 14 43 18 53 7 20 14 41 21 62zM957 116h23c0 3-22 70-27 75l-2 1c0 1 0 1-1 1-19 17-4 28 2 30 9 2 16-2 19-8 5-12-4-13-1-22 2-6 4-12 6-18 1-3 2-6 3-9 1-1 2-3 2-5 1-1 0 1 2-2l1-2c0-11 10-30 13-41h24l32-94c2-6 6-15 8-22h-65c-5 16-14 40-19 54-3 9-20 56-20 62zM957 1344c3 5 25 69 26 77h-26c3 11 7 21 10 30 4 10 7 21 11 32 6 17 13 36 19 54h65c-2-7-5-15-8-22-3-10-7-21-10-32-8-21-14-42-21-62l-24-1-25-77c-5-13 5-9 0-22-5-16-32-12-30 7 1 10 9 12 13 16zM1341 971l76 28 2 26c11 1 49 16 61 20s38 14 54 18v-65c-28-11-111-39-116-39l-1 23-76-28c-6-5-5-11-14-13-19-4-25 23-10 29 12 6 11-4 24 1zM562 1343l-28 77-24 1c-8 19-14 43-22 62-5 14-14 37-18 54h65c2-8 6-16 8-23 3-10 7-21 11-30 4-12 19-53 20-64h-23l30-78c20-7 14-30-2-31-9-1-16 5-17 12-1 13 7 7 0 20zM1341 561c-13 5-8-2-20-1-30 4-1 55 18 19l79-29v25c5 0 87-28 116-39v-65c-16 4-45 15-54 18-11 5-55 17-62 22l-1 22c-5 4-66 26-76 28zM380 115l25 1c6 9 39 66 42 76 7 8 3 7 3 18 1 7 6 13 14 13 18 2 24-22 8-29-12-5-15-18-26-36l-22-41 26-2-33-61c-6-10-11-21-17-31l-12-23h-71c4 7 9 17 13 22 5 11 10 19 16 31 12 22 23 41 34 62zM113 446l1-26c7 1 31 16 39 21 9 5 34 18 38 23 4 7 4 13 14 15 19 2 26-24 9-30-13-5-8 5-22-4l-58-33c-31-18-16-3-21-36-21-11-41-22-60-33-17-8-35-20-53-28v71zM193 1064c-2 8-26 18-38 25-11 6-31 19-41 22l-1-26c-8 2-77 40-90 48-5 2-15 8-23 11v71c30-16 107-59 112-58l2-27 77-43c15-8 9-1 22-5 6-1 11-7 10-16-2-16-26-20-30-2zM1067 1342c8 4 36 63 44 77l-27 3c3 12 48 87 61 115h70c-12-26-52-94-56-106l-6-10-23-1c-7-12-14-25-21-38-7-12-15-26-21-39-8-12-2-7-3-22h-2c-4-12-19-14-26-4-8 11-1 22 10 25zM1091 104l-6 11 26 1-2 3-31 55c-4 7-6 16-13 19-19 6-16 27-1 30 8 2 15-2 18-9 4-10-4-8 3-21 15-22 28-55 44-77h27c4-11 11-23 16-32 6-12 11-20 17-31 5-8 22-38 30-53h-71c-12 24-51 92-57 104zM446 1342c-7 13-15 26-22 39-8 14-15 27-23 40h-27c-9 21-21 41-33 62-6 11-22 38-29 54h71l53-98c4-7 6-8 6-19l-22 1c1-6 40-74 45-79 20-6 17-28 2-31-10-2-17 3-19 10-3 11 4 7-2 21zM1341 1088c11 5 70 38 76 44l2 27c10 3 86 47 115 61v-70l-85-46c-7-4-25-16-31-16v24c-12-4-28-15-39-21-12-6-28-15-38-22-5-7-4-14-14-15-22-4-25 24-9 30 12 4 11-5 23 4zM1422 378c-7 3-4 19-5 29-12 5-25 13-38 20s-25 15-38 21c-15 8-7 1-20 3-8 1-14 7-13 18 2 14 25 21 32-2 6-5 71-40 77-43l1 26c1 0 88-45 116-62v-70c-16 7-43 23-51 27-10 6-20 11-31 17-9 4-20 12-30 16zM193 1181c-2 10 0 7-7 13-10 8-66 52-72 53v-24c-9-1-5 0-9 3l-105 78v77c24-18 66-48 90-66 6-5 13-9 23-17 5-31-10-21 18-43l61-45c8-11 7-6 19-9 7-1 13-8 12-16-1-19-25-19-30-4zM114 306v-27c5 1 5 3 10 6l61 48c5 3 7 4 8 9 1 20 28 19 30 1 3-19-18-17-23-19-2-1-7-4-8-6l-78-61c-3-7 5-21-6-32-8-3-69-53-86-65-6-3-15-11-22-16v78c22 18 73 55 82 61 11 8 22 22 32 23zM1190 1341c7 2 27 32 32 39l29 40-31 1c2 5 17 24 22 30 7 10 16 21 23 31 4 6 6 9 11 15 4 5 21 27 29 40h78c-6-8-11-15-17-23l-69-92-25-1c-6-5-24-31-29-39-10-12-22-27-29-39-1-1-6-7-6-8-3-6 2-25-18-24-16 1-22 26 0 30zM1341 322c-10 8-5 6-17 6-8 1-14 6-15 14-2 18 25 26 30 6 2-10 10-12 17-17 11-9 52-41 61-45l1 28c5-2 52-38 61-45 12-9 20-15 31-24l24-17v-77c-25 17-87 64-100 74-14 11-16 6-16 30 0 11-2 12-8 17zM236 115c6 2 21 1 30 1l59 77c10 10 3 7 7 20 1 6 9 12 18 10 15-3 18-24 0-31-8 0-29-29-34-36-7-10-25-30-29-40h26c-1-7-25-36-33-47l-35-46c-5-6-8-11-12-16l-6-7h-77c5 8 14 18 18 23zM1251 115c-1 6-3 7-7 11l-40 51c-4 4-5 8-8 11-5 6-5 4-12 6-17 7-10 30 6 30 21-1 11-19 22-31 4-7 13-16 19-24 59-82 40-43 72-54 3-9 67-88 86-115h-77c-11 15-36 46-41 53-7 9-43 52-44 63zM315 1344l-55 73c-8 9-25-1-35 7-3 7-37 50-45 61l-34 44c-2 3-5 6-6 8h78c5-8 13-16 18-24l47-61c7-9 18-22 23-30l-28-1c1-5 24-35 30-42 2-3 3-5 5-7l7-6c2-6 14-21 18-24 24-1 21-31 2-31-9 0-15 6-16 14 0 2 3 11-9 19zM0 45l114 113c3-9 5-17 11-21 9 6 41 40 54 52 7 7 13 10 14 22 2 11 15 17 24 9 8-6 8-19-1-25-21-6-22-11-42-32-9-9-32-30-36-38 4-4 13-8 20-9l-102-103c-3-3-10-13-15-13-13 3-31 19-40 34-1 3-1 7-1 11zM1340 1215c8 3 31 22 39 29 12 9 27 19 38 30l1 30 105 79c4 4 8 6 11 9v-78l-100-75c-6-5-9-10-17-11 1 8 1 17 0 25-13-8-26-20-39-30s-26-19-39-30c-2-24-29-20-31-4-1 10 5 17 13 18 11 1 13-2 19 8zM193 1322c-1 9 0 8-5 13-14 16-49 46-62 63-8-4-9-12-11-20-7 1-12 8-16 13-5 5-9 9-15 14-10 10-19 19-29 29-8 8-45 43-55 56v1c0 4 0 8 1 12 9 14 25 29 38 33 7-3 24-21 30-27l88-88c-4-3-7-2-12-4-3-2-6-4-9-6l50-52c5-5 11-13 17-17 14 0 25-10 18-23-6-12-24-12-28 3zM1329 1343c7 3 26 24 35 33 8 7 29 28 33 34-6 5-13 7-22 10 9 10 19 20 29 30 10 11 20 19 30 29l44 44c4 5 9 13 17 14l1-1c11-5 29-19 36-33 1-4 2-7 2-11-17-19-37-37-57-57-10-10-20-20-30-30-6-6-25-26-30-29-1 8-5 16-8 21-9-5-28-26-37-34-5-5-31-28-33-36 0-8-2-13-10-16-18-5-26 15-17 26 2 2 3 3 8 4z">
          <text:p/>
        </draw:path>
        <draw:polygon draw:style-name="gr4" draw:text-style-name="P4" draw:layer="layout" svg:width="0.961cm" svg:height="0.964cm" svg:x="5.638cm" svg:y="15.612cm" svg:viewBox="0 0 962 965" draw:points="0,0 962,0 962,965 0,965">
          <text:p/>
        </draw:polygon>
        <draw:path draw:style-name="gr4" draw:text-style-name="P4" draw:layer="layout" svg:width="0.493cm" svg:height="0.399cm" svg:x="5.792cm" svg:y="15.64cm" svg:viewBox="0 0 494 400" svg:d="M0 141c107 3 207 39 282 87 10 6 18 11 27 18 22 16 44 32 65 51 4 3 7 7 11 12l70 69c6 5 17 18 24 22 9-16 15-94 15-117 1-75-14-152-41-221-6-16-13-30-20-45-3-5-2-5-8-7l-44-7c-111-13-225 15-311 76-13 9-24 18-37 28-7 6-30 27-33 34z">
          <text:p/>
        </draw:path>
        <draw:path draw:style-name="gr4" draw:text-style-name="P4" draw:layer="layout" svg:width="0.328cm" svg:height="0.552cm" svg:x="5.686cm" svg:y="15.984cm" svg:viewBox="0 0 329 553" svg:d="M329 553l-27-57c-9-20-16-40-22-62-30-96-31-201-10-298 7-35 29-113 32-136-13 3-39 15-52 21-24 11-49 25-71 39-19 13-46 34-63 48-39 32-74 77-104 119-15 23-15 18-2 52 25 62 48 91 86 136 29 35 83 76 124 97 28 14 79 37 109 41z">
          <text:p/>
        </draw:path>
        <draw:path draw:style-name="gr4" draw:text-style-name="P4" draw:layer="layout" svg:width="0.49cm" svg:height="0.424cm" svg:x="6.083cm" svg:y="15.974cm" svg:viewBox="0 0 491 425" svg:d="M0 280c6 10 61 47 75 56 24 16 55 33 85 44 62 25 136 45 212 45 7-2 40-48 46-58 13-22 27-45 37-70 31-76 43-157 31-241-1-10-3-19-5-29-1-6-4-23-8-27-5 10-32 44-40 54-76 89-171 149-284 185-48 16-100 27-149 41z">
          <text:p/>
        </draw:path>
        <draw:path draw:style-name="gr4" draw:text-style-name="P4" draw:layer="layout" svg:width="0.481cm" svg:height="0.435cm" svg:x="5.664cm" svg:y="15.786cm" svg:viewBox="0 0 482 436" svg:d="M0 308c0 28 7 109 19 128 0 0 1-1 1 0l8-13c21-33 47-65 73-92 27-28 73-63 105-84 82-52 148-67 239-91 11-3 27-9 37-11-6-11-63-49-71-56-73-49-201-91-292-89-10 15-25 28-46 60-46 73-73 157-73 248z">
          <text:p/>
        </draw:path>
        <draw:path draw:style-name="gr4" draw:text-style-name="P4" draw:layer="layout" svg:width="0.5cm" svg:height="0.4cm" svg:x="5.948cm" svg:y="16.148cm" svg:viewBox="0 0 501 401" svg:d="M52 42c-3-6-25-26-31-32-3-2 0 0-3-2l-8-8c-9 14-11 100-10 122 1 41 7 77 15 116 11 51 32 99 55 143 6 12 5 10 19 13 137 25 280-16 380-103 5-5 30-27 32-33-105-8-169-22-263-70-37-19-112-72-143-106-8-9-20-18-32-31-3-2-7-8-11-9z">
          <text:p/>
        </draw:path>
        <draw:path draw:style-name="gr4" draw:text-style-name="P4" draw:layer="layout" svg:width="0.322cm" svg:height="0.549cm" svg:x="6.23cm" svg:y="15.654cm" svg:viewBox="0 0 323 550" svg:d="M17 508l-10 42 43-16c4-1 3 1 6-3l7-1c1-1 4-2 5-2l2-1c2-2 1-1 3-2 21-2 121-68 146-93l52-52c19-24 25-27 45-57 7-10 10-9 5-23-5-18-11-33-19-50-42-94-115-166-200-212-27-14-70-32-102-38 3 9 17 36 23 53 23 64 36 113 40 184 5 137-42 239-42 257-1 2 0 0-1 3l-1 3c-1 3-1 6-2 8z">
          <text:p/>
        </draw:path>
        <draw:frame draw:style-name="gr17" draw:text-style-name="P6" draw:layer="layout" svg:width="4.269cm" svg:height="0.987cm" svg:x="16.726cm" svg:y="16.688cm">
          <draw:text-box>
            <text:p text:style-name="P5"><text:span text:style-name="T4">microfonos</text:span></text:p>
          </draw:text-box>
        </draw:frame>
        <draw:frame draw:style-name="gr18" draw:text-style-name="P12" draw:layer="layout" svg:width="6.547cm" svg:height="0.818cm" svg:x="15.136cm" svg:y="18.924cm">
          <draw:text-box>
            <text:p text:style-name="P5"><text:span text:style-name="T5">C.C. Unilago, Bogota</text:span></text:p>
          </draw:text-box>
        </draw:frame>
        <draw:frame draw:style-name="gr19" draw:text-style-name="P12" draw:layer="layout" svg:width="9.307cm" svg:height="0.818cm" svg:x="13.273cm" svg:y="18.445cm">
          <draw:text-box>
            <text:p text:style-name="P5"><text:span text:style-name="T5">Cra 15 # 78 - 77 • Local 1-167</text:span></text:p>
          </draw:text-box>
        </draw:frame>
        <draw:path draw:style-name="gr2" draw:text-style-name="P2" draw:layer="layout" svg:width="0.306cm" svg:height="0.306cm" svg:x="19.252cm" svg:y="17.949cm" svg:viewBox="0 0 307 307" svg:d="M27 151c0-2 0-4 0-7 0-2 1-5 1-7 2-16 5-27 12-41l15-24c3-3 5-5 8-8 10-10 22-19 35-26 7-3 15-6 24-8 20-5 43-5 63 0 16 4 25 8 38 16 2 1 3 2 4 3 15 10 28 25 37 40 0 1 1 2 1 3l4 7c4 10 5 12 8 23 6 26 4 58-8 83-2 3-3 7-5 10-1 2-2 3-3 5-2 4-7 10-10 13-1 1-1 1-2 2-2 3-5 6-7 8-1 1-1 1-2 2l-4 3c-21 18-50 30-78 30-15 0-25 0-39-5-5-1-10-2-14-4-7-3-12-6-18-9-4-2-3-2-7-1l-43 12c0-3 12-46 12-46 0-1-1-3-2-4s-1-2-2-4c-3-5-3-6-6-11l-5-14c-4-12-7-28-7-41zM1 151c0 27 7 52 19 75 2 3 1 2 1 4-6 18-10 39-16 58l-5 19c1 0 3-1 5-1l75-20c1 0 7 3 8 4 2 1 5 2 8 3 5 2 11 4 16 6 39 10 77 6 111-11 7-4 11-6 18-11 2-1 3-2 5-4 16-11 30-27 40-44 3-6 6-12 9-19s5-14 7-22c6-23 6-49 0-72l-4-15c-4-9-7-16-12-25-2-4-5-8-7-11-5-7-11-15-17-21-27-27-66-44-105-44-16 0-32 2-48 6-2 1-4 2-7 3l-10 4c-11 4-31 17-40 25-1 1-1 2-2 3l-10 9c-1 2-3 3-4 5-6 7-11 14-15 22-2 2-3 4-4 6-1 3-2 4-3 7-8 18-13 41-13 61z">
          <text:p/>
        </draw:path>
        <draw:path draw:style-name="gr2" draw:text-style-name="P2" draw:layer="layout" svg:width="0.156cm" svg:height="0.143cm" svg:x="19.328cm" svg:y="18.03cm" svg:viewBox="0 0 157 144" svg:d="M115 144c14 0 20-1 30-9 3-2 7-6 8-9 2-4 6-16 2-20-4-2-8-3-11-5-5-2-23-11-26-11s-5 2-6 4c-3 4-7 8-10 12-1 2-2 4-5 4s-16-7-19-9c-11-6-20-14-28-24-2-3-10-13-10-18 0-2 5-6 7-9 2-2 3-3 4-5 4-7 2-8-2-17-2-5-9-22-11-25-3-3-8-3-13-3-6 0-9 3-12 6s-6 7-7 10c-5 9-8 19-4 30 2 15 10 25 17 36 2 1 3 3 4 5 1 0 2 1 2 2l15 16 9 9c13 10 21 16 38 23 8 3 20 7 28 7z">
          <text:p/>
        </draw:path>
        <draw:path draw:style-name="gr2" draw:text-style-name="P2" draw:layer="layout" svg:width="0.295cm" svg:height="0.295cm" svg:x="19.267cm" svg:y="18.606cm" svg:viewBox="0 0 296 296" svg:d="M0 143v11c1 1 2 13 2 16 3 21 11 40 22 58 3 5 8 11 11 15 2 2 11 12 13 14l5 4c3 3 6 5 10 8 16 12 42 22 63 25 3 1 15 1 16 2h11c1-1 14-1 16-2 5 0 10-1 15-3 16-4 36-12 49-22 2-2 9-7 12-10 7-6 9-8 15-16 8-8 16-21 21-32 7-12 11-27 13-41 1-2 2-15 2-16v-11c0-1-1-14-2-16 0-5-1-10-2-15-3-9-6-18-11-26-4-8-8-16-13-23-1-3-8-11-10-13-1-1-1-1-2-2-1-2-3-3-4-5-5-4-5-5-9-8-8-7-24-17-33-21-13-6-26-10-41-12-3-1-15-1-16-2h-11c-2 1-27 0-57 14-17 8-31 18-41 29l-9 10c-17 21-30 48-33 74 0 3-1 15-2 16zM157 95c5 0 26-6 30-9-1-4-11-25-14-28-2-4-14-23-16-25zM108 208c5 14 14 30 22 41 1 2 7 12 8 12v-60c-3 0-12 2-16 3-2 0-11 3-13 4zM157 261c2-1 15-21 17-24 2-5 5-10 7-14 1-2 2-5 3-7 1-3 3-5 3-8-2-1-4-2-6-2-6-2-19-5-24-5zM135 114c-4 1-13-1-18-1-6-1-11-3-16-4-2 9-4 19-5 30 1 1 3 0 5 0 6 0 35 1 37 0 1-2 1-23 0-24zM157 183c7 0 13 1 19 2 9 2 11 4 17 5 3-6 5-24 6-32-1-1-9 0-10 0-6 0-29-1-32 0 0 2 0 17 0 22 0 1 0 2 0 3zM97 159c-1 6 3 25 5 31 2 0 6-2 8-2 5-2 13-4 18-4 2 0 9-1 10-1 1-1 1 0 1-1l-1-24h-42c0 1 1 0 1 1zM106 91c3 2 27 6 32 5v-63c-1 0-7 10-9 12-3 4-6 10-8 14-3 6-13 25-15 32zM157 139c3 1 36 0 42 0 0-7-3-28-6-35-4 2-9 3-13 5-5 1-9 2-14 3-11 3-9-1-9 9 0 6 0 12 0 18zM203 77c2-1 6-4 8-5l14-15c1 0 1-1 2-1 1-2 4-5 4-7-3-1-10-9-26-17-5-3-10-4-16-6-4-2-13-5-18-5l9 13c3 4 6 8 9 13 5 9 7 13 11 23 1 2 2 6 3 7zM170 275c17-1 39-12 52-21 2-2 5-4 7-5l6-6c0-2-8-9-10-12-1 0-1-1-2-1l-19-14-3 8c-2 4-6 12-8 16-5 9-7 13-13 22zM60 243c1 1 2 2 3 3 16 12 23 17 43 24 5 2 14 5 19 5 0-1-4-5-5-6-1-3-3-5-4-7-4-5-7-10-9-15l-16-31c-2 1-7 4-9 6s-5 4-8 6c-3 3-12 11-14 15zM20 139h57c2 0 1 0 2-4 1-15 3-20 5-33-7-3-16-9-22-13-1-1-3-3-4-4l-12-10c-1-1-1-2-2-2-5 5-13 21-16 29-2 6-4 11-6 17-1 4-3 16-2 20zM210 198c2 1 4 2 6 3 5 3 10 7 15 11l13 12c1 1 3 4 5 5 1-2 3-5 5-8 5-7 9-15 13-24 2-6 4-11 6-18 1-4 3-17 3-21-19 0-39 0-57 0-3 0-2-1-3 7-1 13-3 20-6 33zM47 229l9-9c1-2 2-2 4-4 5-5 19-15 25-18-3-11-4-17-6-29 0-2 0-10-1-11h-58c-1 9 5 31 9 40s7 15 13 24c1 1 4 6 5 7zM209 95c6 23 6 20 8 43 0 1 0 1 2 1h57c1-4-2-19-4-23-1-7-4-14-6-20-3-6-6-11-10-17-2-3-3-5-5-8-2-2-5-6-6-8-3 4-5 7-8 10-4 4-8 8-13 12-6 5-9 6-15 10zM56 57c2 1 2 3 4 4 0 1 1 1 2 2 1 2 1 2 2 3 6 5 18 15 26 18 1-1 3-7 3-8 8-20 17-35 29-51 1-2 1-3 2-4-12 1-28 8-38 14-7 3-17 10-23 16-2 1-6 4-7 6z">
          <text:p/>
        </draw:path>
        <draw:frame draw:style-name="gr20" draw:text-style-name="P12" draw:layer="layout" svg:width="4.244cm" svg:height="0.818cm" svg:x="16.522cm" svg:y="17.795cm">
          <draw:text-box>
            <text:p text:style-name="P5"><text:span text:style-name="T5">314 306 3858</text:span></text:p>
          </draw:text-box>
        </draw:frame>
        <draw:frame draw:style-name="gr24" draw:text-style-name="P6" draw:layer="layout" svg:width="7.512cm" svg:height="0.987cm" svg:x="11.427cm" svg:y="16.688cm">
          <draw:text-box>
            <text:p text:style-name="P5"><text:span text:style-name="T4">SERVICIO TÉCNICO</text:span></text:p>
          </draw:text-box>
        </draw:frame>
      </draw:page>
      <draw:page draw:name="page2" draw:style-name="dp1" draw:master-page-name="master-page3">
        <draw:custom-shape draw:style-name="gr26" draw:text-style-name="P14" draw:layer="layout" svg:width="6.033cm" svg:height="4.784cm" draw:transform="skewX (0.00401425727958696) rotate (0.00401425727958696) translate (3.757cm 8.84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.463cm" svg:y1="8.97cm" svg:x2="1.745cm" svg:y2="8.08cm">
          <text:p/>
        </draw:line>
        <draw:path draw:style-name="gr4" draw:text-style-name="P4" draw:layer="layout" svg:width="0.177cm" svg:height="0.177cm" svg:x="1.656cm" svg:y="7.992cm" svg:viewBox="0 0 178 178" svg:d="M89 0c49 0 89 40 89 89s-40 89-89 89-89-40-89-89 40-89 89-89z">
          <text:p/>
        </draw:path>
        <draw:path draw:style-name="gr27" draw:text-style-name="P4" draw:layer="layout" svg:width="5.362cm" svg:height="1.179cm" svg:x="4.109cm" svg:y="11.899cm" svg:viewBox="0 0 5363 1180" svg:d="M506 954h-280v-727h280zM100 101h115v116h-115zM960 107h116v116h-116zM4814 142h115v115h-115zM4432 498h116v116h-116zM2834 121h115v115h-115zM2036 105h116v115h-116zM173 0l-173 174v833l173 173h386l173-173v-833l-77-77h-97v-97zM1031 0l-173 174v357l169 172h337v251h-280v-176h-226v229l173 173h385l173-173v-354l-62-60 1-1-116-114h-328v-251h280v176h225v-229l-173-174h-114v97h-177v-97zM2453 507h-279v-280h279zM1948 85v1095h226v-448h332l173-173v-379h-251v-180h-397v85zM2806 1180h225v-1067h-64v-113h-161zM3911 0h-169v63h-105l-102 239-129-302h-136v113h-64l205 478-253 589h247l130-301 129 301h247l-253-589 174-405h-76v-117h115v25zM4038 0v268h76v116h-76v796h600v-226h-374v-251h298v-225h-298v-251h374v-135h-160v-92zM4917 0h-153v1180h599v-226h-373v-884h-73z">
          <text:p/>
        </draw:path>
        <draw:path draw:style-name="gr4" draw:text-style-name="P4" draw:layer="layout" svg:width="2.186cm" svg:height="2.185cm" svg:x="5.662cm" svg:y="9.17cm" svg:viewBox="0 0 2187 2186" svg:d="M189 102c-47 2-84 40-86 86l-46-1c-5 0-41 0-46 2-13 4-9 23-9 38 0 14-4 33 13 35 8 1 40 1 48 1l41-1-1 50-49-1c-7 0-38 0-43 2-12 4-9 20-9 34 0 45 2 41 50 38l51 1v48c-13 0-33-3-44 2l-5-1c-13-2-43-3-50 6-4 7-3 47-2 56 2 18 28 12 44 12 20 1 38 2 57 1l1 49h-48c-35 0-54-5-54 17 0 26-5 54 12 57 4 1 46 1 48 1l41-1v49c-19-3-39 0-58 1-19 0-42-6-43 15-5 60 2 59 27 59 7 0 25 2 29 1l6-1 39 1v47l-7 1h-42c-8-1-39-1-45 2-10 6-7 26-7 40 0 15-3 30 13 33 5 0 43 1 48 0l39 1 1 48h-45c-6-1-40 0-45 1-14 3-12 20-12 35 0 32-8 43 54 39h49l-1 48c-19-1-37 1-57 1-17 1-40-5-44 12-1 6-1 49 1 54 5 11 37 10 51 9l4-1c11 4 32 1 46 1-2 7-2 45 0 51l-52 1c-56-4-50 2-50 37 0 39-3 38 51 37h50v49h-46c-61-4-55 4-55 35 0 34-8 45 52 40h50l-1 48c-13 1-31-2-43 1h-6c-14-2-44-4-50 7-3 6-4 46-2 54 3 17 24 13 43 13 19 1 38 3 58 2v48h-44c-9 0-22 1-31 0-19 0-12-2-24 7-2 10-4 53-1 59 5 8 14 8 25 8 9 0 24 1 31 1l45-1c-2 7-2 40-1 48-20-1-37 1-57 2-17 0-41-5-44 12-1 6-1 49 1 54 6 12 35 8 52 8h45c5 2 3 3 3 21 0 9-1 19 0 28h-5-44c-7-1-38-1-44 2-11 5-8 21-8 36 0 40-3 38 54 37h48v28l-1 21h-45c-5-1-41 0-45 1-13 3-12 19-12 34 0 14-3 33 9 38 4 2 40 2 47 1h46c-2 26 15 50 26 61 6 6 15 13 25 17 11 5 23 9 36 9l-1 42c0 3 0 43 1 46 3 16 21 12 37 12 15 0 33 4 37-10 1-4 1-44 1-47l-1-44c9 2 38 1 48 1 5 103-11 100 38 100 51 1 34 3 39-100 10 1 39 1 48-1v46c-1 2 0 41 2 45 4 14 22 10 37 10 16 0 32 3 36-10 1-3 2-42 1-46v-45h47c0 20 1 38 2 58 1 19-6 41 15 43 11 2 48 3 55-4s5-52 5-53v-44c7 2 16 1 24 1 5 0 9 0 14 0 6 0 7-1 11 2v47c-2 12-3 43 6 49 7 4 45 4 55 2 19-3 13-26 13-43 1-19 1-38 2-57l48-1-1 44c0 1 0 42 1 45 2 15 20 12 35 12 14 0 33 4 38-9 2-5 2-40 1-45v-47l37 1 12 36c0 31-3 60 12 64 7 2 50 1 55-1 11-6 10-36 8-50l-1-6c4-11 1-30 2-43l48-1v44c-1 2 0 43 1 47 3 14 23 10 38 10 17 0 33 4 35-13 1-6 2-44 1-49v-39h50v45c0 57-4 56 36 56 13 0 32 3 37-8 4-6 3-35 2-44v-49l48 1 2 39-1 9c-1 13-2 44 7 50 7 4 45 4 55 2 18-3 12-26 13-43 0-20 1-38 1-58 8 2 41 2 48 0v46c-1 1 0 41 0 43 3 15 20 12 36 12 13 0 33 4 38-9 1-3 2-41 1-45l-1-47h48c2 14-2 32 2 44-1 5-1 38 0 44 3 17 18 13 35 13 14 0 33 4 38-9 2-5 3-40 2-45l-1-6 1-40 49-1v49c-1 7-1 40 1 44 6 12 26 8 40 8 16 0 31 3 33-13 1-7 1-41 1-47l-1-40 50-1-1 43c0 2 0 44 1 46 3 16 21 12 36 12s33 4 37-10c1-4 2-44 1-47v-43h48c1 17 1 37 1 55s-4 41 12 45c7 2 50 1 55-1 10-6 9-36 8-51l-1-5c4-12 1-30 2-44 42 0 85-41 83-85h46c3 0 42 0 45-1 16-4 12-21 12-37 0-12 4-33-12-36-2-1-42-2-46-2l-44 1v-49h48c54 2 54 2 54-34 0-33 6-46-48-40l-48-1-7-1 1-45c0-1 1-2 3-2l3-1h43c13 2 44 2 50-6 4-6 4-47 3-56-4-18-26-12-45-12-20-1-38-2-58-2l1-48h48c57 3 54-1 54-37 0-33 6-41-53-37l-50-1 1-49 44 1c63 1 58 0 58-35 0-37 6-44-53-40l-5 1c-11-5-31 0-45-3v-36c0-6 0-8 2-11h48c7 1 38 1 44-2 12-5 9-23 9-38 0-14 2-31-12-34-5-1-39-2-45-1h-45l-1-49h48c7 1 40 1 44-1 14-4 11-24 11-38 0-15 2-31-12-35-4-1-40-2-45-1l-44 1c-3-5-2-17-2-24 0-9 1-19 0-27 13-1 37 2 47-2l3 1c7 0 37 0 43-2 12-4 10-19 10-35 0-14 3-31-9-36-6-3-37-3-44-1-12-5-35-2-50-2l1-49 49 1c8 0 38 1 44-2 12-5 9-24 9-37 0-14 2-32-12-35-3-1-42-2-46-1h-45l1-49 38 1c8 0 39-1 48-1 18-1 16-16 16-32 0-14 3-34-8-41-5-3-37-3-45-2h-46c-6-3-4-1-4-9v-39l41-1h9c61 5 53-6 53-41 0-16 2-31-15-33-9-1-38-1-47-1l-40 1-1-49h42c3 1 42 0 46-1 17-2 15-19 15-35 0-15 3-33-10-38-5-1-43-2-47-2l-45 1c-4-13 0-33-1-48 106-4 103 10 103-38 0-55-2-31-103-39 1-14-3-38 1-48h50c8 0 37 1 43-2 12-5 9-21 9-36 0-36 3-39-54-37h-49l1-49 40 1c9 0 36 0 46-1 18-1 16-12 16-30 0-13 3-34-6-41-7-6-34-4-44-3l-4 1c-6-4-38-2-49-2-4-36-21-62-50-76-13-5-16-5-27-8l-6-1c0-23-2-47-2-69 1-36-4-32-37-32-35 0-37-3-37 32l1 30c-1 11-2 29 0 39l-1 4c-5-6-8-3-24-3-8 0-20 0-25 0v-45c1-2 0-41-1-45-3-16-20-12-35-12-16 0-33-4-37 9-2 4-3 43-2 48v44h-49l1-39c1-8 0-38-1-47-1-17-15-15-32-15-38 0-47-8-42 52l-1 50-4-1h-44c-1-13 3-32-1-42l1-7c1-14 3-43-7-50-6-4-46-4-55-2-18 4-12 25-13 44l-2 57-47 1v-44c-1-14 1-29-1-43-2-18-13-15-30-15-46 1-47-6-43 48l-1 54c-11-1-40-3-48 1 3-17-1-50-1-69 0-36-2-34-37-34-33 0-38-4-38 30 1 20 2 54-1 72l-48-1v-49c4-58-5-52-37-52-40 0-39-4-37 53l-1 48h-50v-39c1-5 0-42 0-48-2-17-19-14-36-14-14 0-34-4-38 10-1 4-2 45-1 47v45l-48-1c-1-13 3-43-2-52 1-10 1-17 1-27s-1-18-9-21c-6-2-47-2-54-1-16 3-11 27-11 44-1 17 0 43-2 58l-48-1v-46c1-6 1-41-1-46-5-13-23-9-38-9s-32-4-35 12c-1 3-1 44-1 46l1 43c-11 0-42-2-49 1 3-15 0-40-1-57 0-17 5-41-11-45-9-2-49-2-55 2-12 6-10 36-8 50v49h-49v-44c2-8 1-46-4-52-7-8-41-6-54-5-23 1-16 22-16 42-1 20-2 39-3 59l-47 1v-48c-1-12 1-34-1-43-6-17-33-11-57-11-8 0-12 2-15 8-4 7-3 35-3 43v51l-48-1c-1-22-1-47-1-69 0-35-2-32-36-32s-38-4-38 30c0 24-1 48-1 71h-49v-49c3-59-2-52-39-52-16 0-31-4-34 11-1 4-2 41-2 46zM219 159h1750c31 0 56 25 56 56v1755c0 31-25 56-56 56h-1750c-31 0-57-25-57-56v-1755c0-31 26-56 57-56zM373 324h1442c25 0 46 21 46 46v1445c0 26-21 46-46 46h-1442c-25 0-46-20-46-46v-1445c0-25 21-46 46-46zM587 551h1014c18 0 33 15 33 33v1018c0 17-15 32-33 32h-1014c-18 0-32-15-32-32v-1018c0-18 14-33 32-33zM485 442h1219c22 0 39 17 39 39v1223c0 22-17 40-39 40h-1219c-22 0-40-18-40-40v-1223c0-22 18-39 40-39zM548 510h1092c20 0 35 16 35 35v1095c0 20-15 35-35 35h-1092c-19 0-35-15-35-35v-1095c0-19 16-35 35-35z">
          <text:p/>
        </draw:path>
        <draw:path draw:style-name="gr2" draw:text-style-name="P2" draw:layer="layout" svg:width="1.533cm" svg:height="1.536cm" svg:x="5.98cm" svg:y="9.487cm" svg:viewBox="0 0 1534 1537" svg:d="M1374 117c8 1 16 4 20 9l-52 54c-12 12-10 13-23 13-7 6-15 15-6 26 4 3 9 6 16 4 6-1 8-4 10-10 3-13 0-8 14-22l35-36c6-6 12-15 20-18 3 7 7 13 9 21 6-3 49-48 59-57 9-10 19-20 29-30l29-27c0-3-1-6-2-9-6-13-22-28-35-34-3-1-6-1-8-1-7 9-19 18-28 28l-59 59c-6 6-25 22-28 30zM114 797v-21l77-1c3 1 20 17 30 1 3-4 8-23-14-24-9 2-7 3-12 8l-38 1-43-1-1-23c-17-3-82-2-113-1v62zM1340 760c-6-2-7-9-17-8-18 1-20 27-4 30 14 4 12-5 22-6l76-1 1 22 116 1v-61h-116l-1 23zM114 902v-25l77-12c8 1 10 8 21 4 20-7 7-47-20-22-1 0-1 0-1 1-5 4-68 13-77 13l-1-22-113 17v63c28-3 84-14 114-17zM757 196c-13 6-8 28 8 28 8 0 14-5 16-11 3-12-4-13-7-20v-76c7-1 18 1 23-2v-115h-62v115l23 1c1 5 2 66 0 78 0 1 0 1-1 2zM176 676c8-1 9 0 16 1 11 15 28 15 31-2 2-9-3-15-9-17-13-5-13 4-22 4l-78-14-1-22-113-19v62c37 5 89 18 113 18l1-21c5-1 56 5 62 10zM758 1344v77h-22l-1 116h62v-116h-23v-79c2-6 9-7 8-18-3-18-30-17-31 1-1 11 6 10 7 19zM845 116h22c-1 12-10 71-14 77-4 4-9 7-9 17 1 7 7 13 15 14 8 0 14-5 15-10 4-11-3-13-4-22l10-57c3-22-1-18 18-19 6 0 5 1 9-2l19-114h-62c-3 18-7 36-9 54-2 12-11 50-10 62zM632 115l22 1c3 6 6 35 7 42 2 13 9 31 4 41-12 28 28 32 27 9 0-11-5-9-9-16l-13-75 24-1c0-10-7-49-9-61-3-18-7-37-9-55h-63c2 17 6 37 9 54 3 21 7 41 10 61zM848 1343c3 13 13 67 12 78h-22l18 116h63c-1-7-2-16-4-22-1-8-3-19-4-28-4-19-7-41-9-59l-1-6c-6-1-19 0-25-2l-11-76c-2-8 7-9 5-20-3-18-30-17-31 1-1 12 6 11 9 18zM662 1344c0 11-10 70-14 76-4 2-5 1-11 1-5 0-8 0-12-1-4 21-7 42-11 64-2 11-8 37-9 53h63l14-85c2-10 4-19 4-31h-20c-1-9 10-67 13-77 3-7 11-7 10-19-1-7-6-13-14-14-9-1-16 5-17 12-2 16 8 10 4 21zM1418 633l-1 23-76 12c-12 2-7-6-20-4-7 1-13 8-13 17 1 7 7 13 15 13 13 1 11-7 18-10l76-12 1 22c6 1 88-12 116-17v-62c-29 3-111 16-116 18zM1341 869l76 14c1 6 0 9 0 14 0 7-1 8 3 12l114 19v-63c-24-5-110-20-116-19l-1 21-76-14c-7-3-6-10-17-10-20-1-21 26-4 30 13 4 10-5 21-4zM193 952c-5 6-30 12-40 16-11 4-29 13-39 15v-25l-114 39v66c34-10 77-29 113-38l1-25c7-4 36-15 44-15 8-7 23-11 34-15 11-3 8 5 21 1 5-1 11-8 10-16-1-16-22-21-30-3zM114 576v-25c11 2 69 23 77 28l3 4c3 5 5 8 13 8 9 1 15-4 16-12 2-9-4-16-11-18-12-3-8 5-21 0l-77-27-1-24-6-1c-27-8-80-29-107-37v66c17 5 36 12 52 17 11 4 20 7 31 11 8 3 23 9 31 10zM510 115c6 3 17 1 25 2l28 76c3 11-5 8-2 19 2 7 8 12 16 12 16-1 21-24 6-29-8-6-13-26-16-37-5-13-13-29-15-42 6 0 18 2 23-1-7-20-13-41-21-62-5-13-14-37-18-53h-65c4 15 14 43 18 53 7 20 14 41 21 62zM957 116h23c0 3-22 70-27 75l-2 2h-1c-19 17-4 29 2 30 9 3 16-2 19-7 5-12-4-14-1-23 2-6 4-11 6-18 1-3 2-5 3-8 1-2 2-4 2-5 1-2 0 0 2-3l1-2c0-10 10-29 13-40l24-1 32-94c2-5 6-15 8-22h-65c-5 17-14 40-19 54-3 9-20 57-20 62zM957 1344c3 5 25 70 26 77l-26 1c3 10 7 20 10 30 4 10 7 20 11 31 6 17 13 37 19 54h65c-2-7-5-15-8-22-3-10-7-21-10-32-8-21-14-41-21-62h-24l-25-78c-5-12 5-9 0-22-5-16-32-12-30 7 1 11 9 12 13 16zM1341 970l76 30 2 25c11 1 49 16 61 20s38 14 54 18v-65c-28-10-111-40-116-39l-1 24-76-30c-6-5-5-11-14-13-19-4-25 23-10 29 12 6 11-4 24 1zM562 1344l-28 77-24 1c-8 18-14 42-22 61-5 14-14 38-18 54h65c2-7 6-16 8-23 3-9 7-21 11-30 4-12 19-53 20-63h-23l30-79c20-7 14-30-2-31-9 0-16 5-17 13-1 12 7 7 0 20zM1341 561c-13 5-8-2-20 0-30 3-1 54 18 18l79-28v24c5 0 87-28 116-39v-65c-16 5-45 16-54 19-11 4-55 16-62 21l-1 22c-5 5-66 26-76 28zM380 115l25 1c6 9 39 67 42 76 7 8 3 8 3 18 1 7 6 13 14 14 18 1 24-23 8-29-12-6-15-19-26-37l-22-41 26-2-33-61c-6-10-11-20-17-31l-12-23h-71c4 7 9 17 13 23 5 10 10 18 16 30 12 22 23 41 34 62zM113 446l1-26c7 1 31 17 39 21 9 5 34 18 38 23 4 7 4 14 14 15 19 3 26-23 9-30-13-5-8 6-22-4l-58-32c-31-19-16-4-21-37-21-11-41-22-60-32-17-9-35-20-53-29v71zM193 1064c-2 8-26 18-38 25-11 6-31 19-41 23l-1-27c-8 2-77 40-90 48-5 3-15 8-23 12v70c30-15 107-59 112-58l2-27 77-43c15-8 9-1 22-4 6-2 11-8 10-17-2-16-26-19-30-2zM1067 1342c8 4 36 63 44 77l-27 3c3 12 48 87 61 115h70c-12-26-52-94-56-105l-6-11h-23c-7-13-14-26-21-39-7-12-15-26-21-38-8-13-2-8-3-22l-2-1c-4-12-19-14-26-4-8 11-1 23 10 25zM1091 104l-6 11 26 1c0 1 0 0-2 3l-31 55c-4 7-6 16-13 19-19 6-16 27-1 30 8 2 15-2 18-8 4-11-4-9 3-22 15-22 28-55 44-76l27-1c4-10 11-22 16-32 6-11 11-20 17-31 5-8 22-38 30-53h-71c-12 24-51 92-57 104zM446 1342c-7 13-15 26-22 39-8 14-15 28-23 41h-27c-9 20-21 40-33 62-6 11-22 38-29 53h71l53-98c4-7 6-7 6-18h-22c1-6 40-74 45-79 20-6 17-27 2-30-10-3-17 3-19 9-3 12 4 7-2 21zM1341 1088c11 5 70 38 76 44l2 27c10 3 86 47 115 62v-71l-85-46c-7-4-25-15-31-16v24c-12-4-28-15-39-21-12-6-28-15-38-21-5-8-4-14-14-16-22-4-25 25-9 30 12 4 11-5 23 4zM1422 378c-7 4-4 20-5 29-12 5-25 14-38 20-13 7-25 15-38 22-15 8-7 0-20 2-8 1-14 7-13 18 2 15 25 21 32-1 6-5 71-41 77-43l1 25c1 0 88-45 116-61v-71c-16 7-43 23-51 27-10 6-20 11-31 17-9 5-20 12-30 16zM193 1182c-2 9 0 7-7 12-10 8-66 52-72 53v-24c-9 0-5 0-9 4l-105 77v78c24-19 66-49 90-67 6-5 13-9 23-17 5-31-10-20 18-43l61-45c8-11 7-6 19-9 7-1 13-8 12-16-1-18-25-19-30-3zM114 306v-27c5 1 5 3 10 6l61 48c5 3 7 4 8 10 1 19 28 18 30 0 3-19-18-16-23-18-2-1-7-5-8-7l-78-61c-3-6 5-21-6-32-8-2-69-53-86-64-6-4-15-12-22-17v78c22 18 73 55 82 62 11 7 22 21 32 22zM1190 1342c7 1 27 31 32 38l29 41h-31c2 6 17 24 22 31 7 9 16 20 23 30 4 6 6 10 11 15 4 5 21 28 29 40h78c-6-7-11-15-17-22l-69-93-25-1c-6-5-24-31-29-38-10-13-22-27-29-40-1-1-6-7-6-8-3-5 2-25-18-24-16 1-22 27 0 31zM1341 322c-10 8-5 6-17 7-8 0-14 6-15 13-2 19 25 26 30 6 2-10 10-12 17-17 11-8 52-41 61-45l1 28c5-1 52-38 61-45 12-9 20-15 31-24l24-17v-77c-25 17-87 65-100 74-14 11-16 6-16 31 0 10-2 11-8 16zM236 115c6 2 21 1 30 1l59 77c10 10 3 7 7 20 1 7 9 12 18 10 15-3 18-23 0-30-8-1-29-30-34-37-7-10-25-30-29-40h26c-1-7-25-36-33-47l-35-46c-5-6-8-11-12-16l-6-7h-77c5 8 14 18 18 23zM1251 115c-1 7-3 7-7 12l-40 51c-4 4-5 7-8 11-5 6-5 3-12 6-17 6-10 29 6 29 21-1 11-19 22-31 4-7 13-16 19-24 59-82 40-43 72-54 3-9 67-88 86-115h-77c-11 16-36 46-41 53-7 10-43 52-44 63zM315 1344l-55 73c-8 9-25-1-35 7-3 7-37 50-45 61l-34 44c-2 4-5 6-6 8h78c5-8 13-15 18-23l47-62c7-8 18-22 23-30l-28-1c1-5 24-34 30-42 2-3 3-4 5-7l7-5c2-6 14-22 18-25 24 0 21-31 2-31-9 0-15 6-16 14 0 2 3 11-9 19zM0 46l114 112c3-9 5-16 11-21 9 6 41 40 54 53 7 6 13 10 14 22 2 10 15 16 24 9 8-7 8-20-1-25-21-7-22-12-42-33-9-9-32-29-36-38 4-4 13-8 20-9l-102-103c-3-3-10-12-15-13-13 3-31 19-40 34-1 4-1 7-1 12zM1340 1215c8 3 31 23 39 29 12 9 27 20 38 30l1 31 105 79c4 3 8 5 11 8v-77l-100-76c-6-5-9-10-17-10 1 7 1 16 0 24-13-8-26-19-39-29-13-11-26-20-39-30-2-25-29-21-31-4-1 9 5 16 13 17 11 2 13-2 19 8zM193 1322c-1 9 0 8-5 14-14 15-49 46-62 62-8-3-9-11-11-20-7 1-12 9-16 14-5 5-9 8-15 14-10 9-19 19-29 28-8 9-45 43-55 56v1c0 4 0 8 1 12 9 14 25 29 38 34 7-3 24-22 30-28l88-88c-4-3-7-2-12-4-3-2-6-4-9-6l50-52c5-5 11-13 17-17 14 1 25-10 18-23-6-11-24-12-28 3zM1329 1343c7 4 26 24 35 33 8 8 29 28 33 34-6 5-13 7-22 10 9 11 19 20 29 30 10 11 20 20 30 30l44 44c4 4 9 12 17 13h1c11-6 29-20 36-34 1-3 2-7 2-11-17-18-37-37-57-57-10-10-20-19-30-30-6-6-25-26-30-28-1 8-5 15-8 20-9-4-28-25-37-34-5-5-31-28-33-36 0-8-2-13-10-15-18-6-26 15-17 25 2 3 3 3 8 4z">
          <text:p/>
        </draw:path>
        <draw:polygon draw:style-name="gr4" draw:text-style-name="P4" draw:layer="layout" svg:width="0.961cm" svg:height="0.964cm" svg:x="6.275cm" svg:y="9.78cm" svg:viewBox="0 0 962 965" draw:points="0,0 962,0 962,965 0,965">
          <text:p/>
        </draw:polygon>
        <draw:path draw:style-name="gr12" draw:text-style-name="P7" draw:layer="layout" svg:width="0.493cm" svg:height="0.399cm" svg:x="6.416cm" svg:y="9.798cm" svg:viewBox="0 0 494 400" svg:d="M0 141c107 4 207 40 282 87 10 6 18 11 27 18 22 16 44 32 65 51 4 4 7 7 11 12l70 69c6 5 17 19 24 22 9-15 15-94 15-116 1-75-14-153-41-221-6-17-13-31-20-45-3-6-2-6-8-8l-44-7c-111-13-225 16-311 77-13 9-24 18-37 28-7 6-30 26-33 33z">
          <text:p/>
        </draw:path>
        <draw:path draw:style-name="gr2" draw:text-style-name="P2" draw:layer="layout" svg:width="0.328cm" svg:height="0.552cm" svg:x="6.31cm" svg:y="10.142cm" svg:viewBox="0 0 329 553" svg:d="M329 553l-27-57c-9-21-16-40-22-62-30-97-31-200-10-298 7-35 29-113 32-136-13 3-39 15-52 21-24 11-49 26-71 40-19 12-46 34-63 48-39 31-74 77-104 118-15 23-15 18-2 52 25 62 48 90 86 135 29 35 83 77 124 97 28 14 79 38 109 42z">
          <text:p/>
        </draw:path>
        <draw:path draw:style-name="gr13" draw:text-style-name="P8" draw:layer="layout" svg:width="0.49cm" svg:height="0.425cm" svg:x="6.707cm" svg:y="10.132cm" svg:viewBox="0 0 491 426" svg:d="M0 280c6 10 61 48 75 57 24 15 55 32 85 44 62 24 136 45 212 45 7-2 40-49 46-59 13-21 27-44 37-70 31-76 43-157 31-241-1-10-3-19-5-29-1-5-4-23-8-27-5 11-32 44-40 54-76 90-171 150-284 186-48 15-100 26-149 40z">
          <text:p/>
        </draw:path>
        <draw:path draw:style-name="gr14" draw:text-style-name="P9" draw:layer="layout" svg:width="0.481cm" svg:height="0.436cm" svg:x="6.288cm" svg:y="9.944cm" svg:viewBox="0 0 482 437" svg:d="M0 308c0 28 7 109 19 129 0-1 1-1 1-1l8-13c21-32 47-65 73-92 27-29 73-64 105-85 82-52 148-67 239-91 11-3 27-9 37-11-6-11-63-49-71-55-73-48-201-90-292-89-10 15-25 28-46 61-46 72-73 155-73 247z">
          <text:p/>
        </draw:path>
        <draw:path draw:style-name="gr15" draw:text-style-name="P10" draw:layer="layout" svg:width="0.5cm" svg:height="0.399cm" svg:x="6.581cm" svg:y="10.314cm" svg:viewBox="0 0 501 400" svg:d="M52 41c-3-7-25-27-31-32-3-1 0 0-3-2l-8-7c-9 13-11 99-10 120 1 42 7 77 15 116 11 51 32 99 55 145 6 11 5 10 19 12 137 24 280-15 380-104 5-5 30-27 32-33-105-8-169-22-263-70-37-19-112-72-143-105-8-9-20-19-32-31-3-3-7-9-11-9z">
          <text:p/>
        </draw:path>
        <draw:path draw:style-name="gr16" draw:text-style-name="P11" draw:layer="layout" svg:width="0.322cm" svg:height="0.549cm" svg:x="6.854cm" svg:y="9.812cm" svg:viewBox="0 0 323 550" svg:d="M17 509l-10 41 43-14c4-1 3 0 6-4l7-1c1 0 4-2 5-2l2-1c2-1 1-1 3-2 21-2 121-68 146-93l52-51c19-24 25-28 45-58 7-10 10-9 5-23-5-18-11-34-19-51-42-94-115-166-200-211-27-15-70-33-102-39 3 10 17 36 23 53 23 64 36 113 40 185 5 137-42 239-42 258-1 1 0-1-1 2l-1 3c-1 3-1 6-2 8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BebasNeue" svg:font-family="BebasNeue" style:font-pitch="variable"/>
    <style:font-face style:name="BebasNeue1" svg:font-family="BebasNeu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7.9cm" fo:margin-bottom="1cm" fo:margin-left="0.9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0.3$Windows_X86_64 LibreOffice_project/c21113d003cd3efa8c53188764377a8272d9d6de</meta:generator>
    <dc:date>2023-05-31T22:14:55.578000000</dc:date>
    <meta:editing-duration>PT1H46M11S</meta:editing-duration>
    <meta:editing-cycles>1</meta:editing-cycles>
    <meta:document-statistic meta:object-count="357"/>
  </office:meta>
</office:document-meta>
</file>